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3.00pt" fo:font-weight="bold" fo:font-family="'Liberation Serif'" style:font-family-asian="'Liberation Serif'" style:font-family-complex="'Liberation Serif'" fo:background-color="transparent" style:use-window-font-color="true"/>
    </style:style>
    <style:style style:name="T7" style:family="text">
      <style:text-properties fo:font-size="13.00pt" fo:font-weight="bold" fo:font-family="Calibri" style:font-family-asian="Calibri" style:font-family-complex="Calibri" fo:background-color="transparent" style:use-window-font-color="true"/>
    </style:style>
    <style:style style:name="T8" style:family="text">
      <style:text-properties fo:font-size="13.00pt" fo:font-weight="bold"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20.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1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Liberation Serif'" style:font-family-asian="'Liberation Serif'" style:font-family-complex="'Liberation Serif'"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Liberation Serif'" style:font-family-asian="'Liberation Serif'" style:font-family-complex="'Liberation Serif'"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bold"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Liberation Serif'" style:font-family-asian="'Liberation Serif'" style:font-family-complex="'Liberation Serif'"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Liberation Serif'" style:font-family-asian="'Liberation Serif'" style:font-family-complex="'Liberation Serif'"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Liberation Serif'" style:font-family-asian="'Liberation Serif'" style:font-family-complex="'Liberation Serif'"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bold" fo:font-family="'Liberation Serif'" style:font-family-asian="'Liberation Serif'" style:font-family-complex="'Liberation Serif'"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Liberation Serif'" style:font-family-asian="'Liberation Serif'" style:font-family-complex="'Liberation Serif'"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bold" fo:font-family="'Liberation Serif'" style:font-family-asian="'Liberation Serif'" style:font-family-complex="'Liberation Serif'"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bold" fo:font-family="'Liberation Serif'" style:font-family-asian="'Liberation Serif'" style:font-family-complex="'Liberation Serif'"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bold" fo:font-family="'Liberation Serif'" style:font-family-asian="'Liberation Serif'" style:font-family-complex="'Liberation Serif'"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bold" fo:font-family="'Liberation Serif'" style:font-family-asian="'Liberation Serif'" style:font-family-complex="'Liberation Serif'" fo:background-color="transparent" style:use-window-font-color="true"/>
    </style:style>
    <style:style style:name="T63" style:family="text">
      <style:text-properties fo:font-size="12.00pt" fo:font-weight="normal" fo:font-family="'Liberation Serif'" style:font-family-asian="'Liberation Serif'" style:font-family-complex="'Liberation Serif'"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bold" fo:font-family="'Liberation Serif'" style:font-family-asian="'Liberation Serif'" style:font-family-complex="'Liberation Serif'"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bold" fo:font-family="'Liberation Serif'" style:font-family-asian="'Liberation Serif'" style:font-family-complex="'Liberation Serif'"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bold" fo:font-family="'Liberation Serif'" style:font-family-asian="'Liberation Serif'" style:font-family-complex="'Liberation Serif'"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bold"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3.00pt" fo:font-weight="bold" fo:font-family="'Liberation Serif'" style:font-family-asian="'Liberation Serif'" style:font-family-complex="'Liberation Serif'"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3.00pt" fo:font-weight="bold" fo:font-family="'Liberation Serif'" style:font-family-asian="'Liberation Serif'" style:font-family-complex="'Liberation Serif'"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3.00pt" fo:font-weight="bold"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3.00pt" fo:font-weight="bold" fo:font-family="'Liberation Serif'" style:font-family-asian="'Liberation Serif'" style:font-family-complex="'Liberation Serif'"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3.00pt" fo:font-weight="bold" fo:font-family="'Liberation Serif'" style:font-family-asian="'Liberation Serif'" style:font-family-complex="'Liberation Serif'"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bold" fo:font-family="'Liberation Serif'" style:font-family-asian="'Liberation Serif'" style:font-family-complex="'Liberation Serif'"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bold" fo:font-family="'Liberation Serif'" style:font-family-asian="'Liberation Serif'" style:font-family-complex="'Liberation Serif'" fo:background-color="#ffff00" style:use-window-font-color="true"/>
    </style:style>
    <style:style style:name="T96" style:family="text">
      <style:text-properties fo:font-size="12.00pt" fo:font-weight="normal" fo:font-family="'Liberation Serif'" style:font-family-asian="'Liberation Serif'" style:font-family-complex="'Liberation Serif'" fo:background-color="#ffff00" style:use-window-font-color="true"/>
    </style:style>
    <style:style style:name="T97" style:family="text">
      <style:text-properties fo:font-size="12.00pt" fo:font-weight="bold" fo:font-family="'Liberation Serif'" style:font-family-asian="'Liberation Serif'" style:font-family-complex="'Liberation Serif'" fo:background-color="#ffff00" style:use-window-font-color="true"/>
    </style:style>
    <style:style style:name="T98" style:family="text">
      <style:text-properties fo:font-size="12.00pt" fo:font-weight="normal" fo:font-family="'Liberation Serif'" style:font-family-asian="'Liberation Serif'" style:font-family-complex="'Liberation Serif'" fo:background-color="#ffff00" style:use-window-font-color="true"/>
    </style:style>
    <style:style style:name="T99" style:family="text">
      <style:text-properties fo:font-size="13.00pt" fo:font-weight="bold" fo:font-family="'Liberation Serif'" style:font-family-asian="'Liberation Serif'" style:font-family-complex="'Liberation Serif'" fo:background-color="#ffff00" style:use-window-font-color="true"/>
    </style:style>
    <style:style style:name="T100" style:family="text">
      <style:text-properties fo:font-size="12.00pt" fo:font-weight="normal" fo:font-family="'Liberation Serif'" style:font-family-asian="'Liberation Serif'" style:font-family-complex="'Liberation Serif'" fo:background-color="#ffff00"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3.00pt" fo:font-weight="bold" fo:font-family="'Liberation Serif'" style:font-family-asian="'Liberation Serif'" style:font-family-complex="'Liberation Serif'" fo:background-color="#ffff00" style:use-window-font-color="true"/>
    </style:style>
    <style:style style:name="T103" style:family="text">
      <style:text-properties fo:font-size="12.00pt" fo:font-weight="normal" fo:font-family="'Liberation Serif'" style:font-family-asian="'Liberation Serif'" style:font-family-complex="'Liberation Serif'" fo:background-color="#ffff00" style:use-window-font-color="true"/>
    </style:style>
    <style:style style:name="T104" style:family="text">
      <style:text-properties fo:font-size="13.00pt" fo:font-weight="bold" fo:font-family="'Liberation Serif'" style:font-family-asian="'Liberation Serif'" style:font-family-complex="'Liberation Serif'"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5.00pt" fo:font-weight="bold" fo:font-family="'Liberation Serif'" style:font-family-asian="'Liberation Serif'" style:font-family-complex="'Liberation Serif'" fo:background-color="transparent" style:use-window-font-color="true"/>
    </style:style>
    <style:style style:name="T108" style:family="text">
      <style:text-properties fo:font-size="13.00pt" fo:font-weight="bold" fo:font-family="'Liberation Serif'" style:font-family-asian="'Liberation Serif'" style:font-family-complex="'Liberation Serif'"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bold" fo:font-family="'Liberation Serif'" style:font-family-asian="'Liberation Serif'" style:font-family-complex="'Liberation Serif'"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2.00pt" fo:font-weight="bold" fo:font-family="'Liberation Serif'" style:font-family-asian="'Liberation Serif'" style:font-family-complex="'Liberation Serif'"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2.00pt" fo:font-weight="bold" fo:font-family="'Liberation Serif'" style:font-family-asian="'Liberation Serif'" style:font-family-complex="'Liberation Serif'"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2.00pt" fo:font-weight="bold" fo:font-family="'Liberation Serif'" style:font-family-asian="'Liberation Serif'" style:font-family-complex="'Liberation Serif'" fo:background-color="transparent" style:use-window-font-color="tru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2.00pt" fo:font-weight="bold" fo:font-family="'Liberation Serif'" style:font-family-asian="'Liberation Serif'" style:font-family-complex="'Liberation Serif'"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2.00pt" fo:font-weight="bold" fo:font-family="'Liberation Serif'" style:font-family-asian="'Liberation Serif'" style:font-family-complex="'Liberation Serif'" fo:background-color="transparent" style:use-window-font-color="true"/>
    </style:style>
    <style:style style:name="T121" style:family="text">
      <style:text-properties fo:font-size="12.00pt" fo:font-weight="normal" fo:font-family="'Liberation Serif'" style:font-family-asian="'Liberation Serif'" style:font-family-complex="'Liberation Serif'"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bold" fo:font-family="'Liberation Serif'" style:font-family-asian="'Liberation Serif'" style:font-family-complex="'Liberation Serif'" fo:background-color="transparent" style:use-window-font-color="true"/>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2.00pt" fo:font-weight="bold" fo:font-family="'Liberation Serif'" style:font-family-asian="'Liberation Serif'" style:font-family-complex="'Liberation Serif'"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bold" fo:font-family="'Liberation Serif'" style:font-family-asian="'Liberation Serif'" style:font-family-complex="'Liberation Serif'" fo:background-color="transparent" style:use-window-font-color="true"/>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2.00pt" fo:font-weight="bold" fo:font-family="'Liberation Serif'" style:font-family-asian="'Liberation Serif'" style:font-family-complex="'Liberation Serif'" fo:background-color="transparent" style:use-window-font-color="true"/>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2.00pt" fo:font-weight="bold" fo:font-family="'Liberation Serif'" style:font-family-asian="'Liberation Serif'" style:font-family-complex="'Liberation Serif'"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2.00pt" fo:font-weight="bold" fo:font-family="'Liberation Serif'" style:font-family-asian="'Liberation Serif'" style:font-family-complex="'Liberation Serif'" fo:background-color="transparent" style:use-window-font-color="true"/>
    </style:style>
    <style:style style:name="T136" style:family="text">
      <style:text-properties fo:font-size="12.00pt" fo:font-weight="normal" fo:font-family="'Liberation Serif'" style:font-family-asian="'Liberation Serif'" style:font-family-complex="'Liberation Serif'" fo:background-color="transparent" style:use-window-font-color="true"/>
    </style:style>
    <style:style style:name="T137" style:family="text">
      <style:text-properties fo:font-size="12.00pt" fo:font-weight="bold" fo:font-family="'Liberation Serif'" style:font-family-asian="'Liberation Serif'" style:font-family-complex="'Liberation Serif'" fo:background-color="transparent" style:use-window-font-color="true"/>
    </style:style>
    <style:style style:name="T138" style:family="text">
      <style:text-properties fo:font-size="12.00pt" fo:font-weight="normal" fo:font-family="'Liberation Serif'" style:font-family-asian="'Liberation Serif'" style:font-family-complex="'Liberation Serif'"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40" style:family="text">
      <style:text-properties fo:font-size="12.00pt" fo:font-weight="normal" fo:font-family="'Liberation Serif'" style:font-family-asian="'Liberation Serif'" style:font-family-complex="'Liberation Serif'"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bold" fo:font-family="'Liberation Serif'" style:font-family-asian="'Liberation Serif'" style:font-family-complex="'Liberation Serif'" fo:background-color="transparent" style:use-window-font-color="true"/>
    </style:style>
    <style:style style:name="T143" style:family="text">
      <style:text-properties fo:font-size="12.00pt" fo:font-weight="normal" fo:font-family="'Liberation Serif'" style:font-family-asian="'Liberation Serif'" style:font-family-complex="'Liberation Serif'" fo:background-color="transparent" style:use-window-font-color="true"/>
    </style:style>
    <style:style style:name="T144" style:family="text">
      <style:text-properties fo:font-size="12.00pt" fo:font-weight="bold" fo:font-family="'Liberation Serif'" style:font-family-asian="'Liberation Serif'" style:font-family-complex="'Liberation Serif'"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2.00pt" fo:font-weight="bold" fo:font-family="'Liberation Serif'" style:font-family-asian="'Liberation Serif'" style:font-family-complex="'Liberation Serif'" fo:background-color="transparent" style:use-window-font-color="true"/>
    </style:style>
    <style:style style:name="T147" style:family="text">
      <style:text-properties fo:font-size="12.00pt" fo:font-weight="normal" fo:font-family="'Liberation Serif'" style:font-family-asian="'Liberation Serif'" style:font-family-complex="'Liberation Serif'" fo:background-color="transparent" style:use-window-font-color="true"/>
    </style:style>
    <style:style style:name="T148" style:family="text">
      <style:text-properties fo:font-size="12.00pt" fo:font-weight="bold" fo:font-family="'Liberation Serif'" style:font-family-asian="'Liberation Serif'" style:font-family-complex="'Liberation Serif'" fo:background-color="transparent" style:use-window-font-color="true"/>
    </style:style>
    <style:style style:name="T149" style:family="text">
      <style:text-properties fo:font-size="12.00pt" fo:font-weight="normal" fo:font-family="'Liberation Serif'" style:font-family-asian="'Liberation Serif'" style:font-family-complex="'Liberation Serif'" fo:background-color="transparent" style:use-window-font-color="true"/>
    </style:style>
    <style:style style:name="T150" style:family="text">
      <style:text-properties fo:font-size="12.00pt" fo:font-weight="bold" fo:font-family="'Liberation Serif'" style:font-family-asian="'Liberation Serif'" style:font-family-complex="'Liberation Serif'"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2.00pt" fo:font-weight="bold" fo:font-family="'Liberation Serif'" style:font-family-asian="'Liberation Serif'" style:font-family-complex="'Liberation Serif'" fo:background-color="transparent" style:use-window-font-color="true"/>
    </style:style>
    <style:style style:name="T153"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54" style:family="text">
      <style:text-properties fo:font-size="12.00pt" fo:font-weight="normal" fo:font-family="'Liberation Serif'" style:font-family-asian="'Liberation Serif'" style:font-family-complex="'Liberation Serif'"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bold" fo:font-family="'Liberation Serif'" style:font-family-asian="'Liberation Serif'" style:font-family-complex="'Liberation Serif'" fo:background-color="transparent" style:use-window-font-color="true"/>
    </style:style>
    <style:style style:name="T157" style:family="text">
      <style:text-properties fo:font-size="12.00pt" fo:font-weight="normal" fo:font-family="'Liberation Serif'" style:font-family-asian="'Liberation Serif'" style:font-family-complex="'Liberation Serif'" fo:background-color="transparent" style:use-window-font-color="true"/>
    </style:style>
    <style:style style:name="T158" style:family="text">
      <style:text-properties fo:font-size="12.00pt" fo:font-weight="bold" fo:font-family="'Liberation Serif'" style:font-family-asian="'Liberation Serif'" style:font-family-complex="'Liberation Serif'" fo:background-color="transparent" style:use-window-font-color="true"/>
    </style:style>
    <style:style style:name="T159" style:family="text">
      <style:text-properties fo:font-size="12.00pt" fo:font-weight="normal" fo:font-family="'Liberation Serif'" style:font-family-asian="'Liberation Serif'" style:font-family-complex="'Liberation Serif'" fo:background-color="transparent" style:use-window-font-color="true"/>
    </style:style>
    <style:style style:name="T160" style:family="text">
      <style:text-properties fo:font-size="12.00pt" fo:font-weight="bold" fo:font-family="'Liberation Serif'" style:font-family-asian="'Liberation Serif'" style:font-family-complex="'Liberation Serif'" fo:background-color="transparent" style:use-window-font-color="true"/>
    </style:style>
    <style:style style:name="T161" style:family="text">
      <style:text-properties fo:font-size="12.00pt" fo:font-weight="normal" fo:font-family="'Liberation Serif'" style:font-family-asian="'Liberation Serif'" style:font-family-complex="'Liberation Serif'" fo:background-color="transparent" style:use-window-font-color="true"/>
    </style:style>
    <style:style style:name="T162" style:family="text">
      <style:text-properties fo:font-size="12.00pt" fo:font-weight="bold" fo:font-family="'Liberation Serif'" style:font-family-asian="'Liberation Serif'" style:font-family-complex="'Liberation Serif'" fo:background-color="transparent" style:use-window-font-color="true"/>
    </style:style>
    <style:style style:name="T163" style:family="text">
      <style:text-properties fo:font-size="12.00pt" fo:font-weight="normal" fo:font-family="'Liberation Serif'" style:font-family-asian="'Liberation Serif'" style:font-family-complex="'Liberation Serif'" fo:background-color="transparent" style:use-window-font-color="true"/>
    </style:style>
    <style:style style:name="T164" style:family="text">
      <style:text-properties fo:font-size="12.00pt" fo:font-weight="bold" fo:font-family="'Liberation Serif'" style:font-family-asian="'Liberation Serif'" style:font-family-complex="'Liberation Serif'" fo:background-color="transparent" style:use-window-font-color="true"/>
    </style:style>
    <style:style style:name="T165" style:family="text">
      <style:text-properties fo:font-size="12.00pt" fo:font-weight="normal" fo:font-family="'Liberation Serif'" style:font-family-asian="'Liberation Serif'" style:font-family-complex="'Liberation Serif'" fo:background-color="transparent" style:use-window-font-color="true"/>
    </style:style>
    <style:style style:name="T166" style:family="text">
      <style:text-properties fo:font-size="12.00pt" fo:font-weight="bold" fo:font-family="'Liberation Serif'" style:font-family-asian="'Liberation Serif'" style:font-family-complex="'Liberation Serif'" fo:background-color="transparent" style:use-window-font-color="true"/>
    </style:style>
    <style:style style:name="T16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68" style:family="text">
      <style:text-properties fo:font-size="12.00pt" fo:font-weight="normal" fo:font-family="'Liberation Serif'" style:font-family-asian="'Liberation Serif'" style:font-family-complex="'Liberation Serif'"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2.00pt" fo:font-weight="bold" fo:font-family="'Liberation Serif'" style:font-family-asian="'Liberation Serif'" style:font-family-complex="'Liberation Serif'" fo:background-color="transparent" style:use-window-font-color="true"/>
    </style:style>
    <style:style style:name="T171" style:family="text">
      <style:text-properties fo:font-size="10.50pt" fo:font-weight="normal" fo:font-family="'Liberation Serif'" style:font-family-asian="'Liberation Serif'" style:font-family-complex="'Liberation Serif'" fo:background-color="transparent" fo:color="#000000"/>
    </style:style>
    <style:style style:name="T172" style:family="text">
      <style:text-properties fo:font-size="10.50pt" fo:font-weight="bold" fo:font-family="'Liberation Serif'" style:font-family-asian="'Liberation Serif'" style:font-family-complex="'Liberation Serif'" fo:background-color="transparent" fo:color="#000000" fo:font-style="italic"/>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0.50pt" fo:font-weight="normal" fo:font-family="'Liberation Serif'" style:font-family-asian="'Liberation Serif'" style:font-family-complex="'Liberation Serif'" fo:background-color="#1f1f1f" fo:color="#c586c0"/>
    </style:style>
    <style:style style:name="T175" style:family="text">
      <style:text-properties fo:font-size="10.50pt" fo:font-weight="normal" fo:font-family="'Liberation Serif'" style:font-family-asian="'Liberation Serif'" style:font-family-complex="'Liberation Serif'" fo:background-color="#1f1f1f" fo:color="#569cd6"/>
    </style:style>
    <style:style style:name="T176" style:family="text">
      <style:text-properties fo:font-size="10.50pt" fo:font-weight="normal" fo:font-family="'Liberation Serif'" style:font-family-asian="'Liberation Serif'" style:font-family-complex="'Liberation Serif'" fo:background-color="#1f1f1f" fo:color="#cccccc"/>
    </style:style>
    <style:style style:name="T177" style:family="text">
      <style:text-properties fo:font-size="10.50pt" fo:font-weight="normal" fo:font-family="'Liberation Serif'" style:font-family-asian="'Liberation Serif'" style:font-family-complex="'Liberation Serif'" fo:background-color="#1f1f1f" fo:color="#9cdcfe"/>
    </style:style>
    <style:style style:name="T178" style:family="text">
      <style:text-properties fo:font-size="10.50pt" fo:font-weight="normal" fo:font-family="'Liberation Serif'" style:font-family-asian="'Liberation Serif'" style:font-family-complex="'Liberation Serif'" fo:background-color="#1f1f1f" fo:color="#cccccc"/>
    </style:style>
    <style:style style:name="T179" style:family="text">
      <style:text-properties fo:font-size="10.50pt" fo:font-weight="normal" fo:font-family="'Liberation Serif'" style:font-family-asian="'Liberation Serif'" style:font-family-complex="'Liberation Serif'" fo:background-color="#1f1f1f" fo:color="#569cd6"/>
    </style:style>
    <style:style style:name="T180" style:family="text">
      <style:text-properties fo:font-size="10.50pt" fo:font-weight="normal" fo:font-family="'Liberation Serif'" style:font-family-asian="'Liberation Serif'" style:font-family-complex="'Liberation Serif'" fo:background-color="#1f1f1f" fo:color="#ce9178"/>
    </style:style>
    <style:style style:name="T181" style:family="text">
      <style:text-properties fo:font-size="10.50pt" fo:font-weight="normal" fo:font-family="'Liberation Serif'" style:font-family-asian="'Liberation Serif'" style:font-family-complex="'Liberation Serif'" fo:background-color="#1f1f1f" fo:color="#569cd6"/>
    </style:style>
    <style:style style:name="T182" style:family="text">
      <style:text-properties fo:font-size="10.50pt" fo:font-weight="normal" fo:font-family="'Liberation Serif'" style:font-family-asian="'Liberation Serif'" style:font-family-complex="'Liberation Serif'" fo:background-color="#1f1f1f" fo:color="#ce9178"/>
    </style:style>
    <style:style style:name="T183" style:family="text">
      <style:text-properties fo:font-size="10.50pt" fo:font-weight="normal" fo:font-family="'Liberation Serif'" style:font-family-asian="'Liberation Serif'" style:font-family-complex="'Liberation Serif'" fo:background-color="#1f1f1f" fo:color="#cccccc"/>
    </style:style>
    <style:style style:name="T184" style:family="text">
      <style:text-properties fo:font-size="10.50pt" fo:font-weight="normal" fo:font-family="'Liberation Serif'" style:font-family-asian="'Liberation Serif'" style:font-family-complex="'Liberation Serif'" fo:background-color="#1f1f1f" fo:color="#569cd6"/>
    </style:style>
    <style:style style:name="T185" style:family="text">
      <style:text-properties fo:font-size="10.50pt" fo:font-weight="normal" fo:font-family="'Liberation Serif'" style:font-family-asian="'Liberation Serif'" style:font-family-complex="'Liberation Serif'" fo:background-color="#1f1f1f" fo:color="#9cdcfe"/>
    </style:style>
    <style:style style:name="T186" style:family="text">
      <style:text-properties fo:font-size="10.50pt" fo:font-weight="normal" fo:font-family="'Liberation Serif'" style:font-family-asian="'Liberation Serif'" style:font-family-complex="'Liberation Serif'" fo:background-color="#1f1f1f" fo:color="#cccccc"/>
    </style:style>
    <style:style style:name="T187" style:family="text">
      <style:text-properties fo:font-size="10.50pt" fo:font-weight="normal" fo:font-family="'Liberation Serif'" style:font-family-asian="'Liberation Serif'" style:font-family-complex="'Liberation Serif'" fo:background-color="#1f1f1f" fo:color="#4ec9b0"/>
    </style:style>
    <style:style style:name="T188" style:family="text">
      <style:text-properties fo:font-size="10.50pt" fo:font-weight="normal" fo:font-family="'Liberation Serif'" style:font-family-asian="'Liberation Serif'" style:font-family-complex="'Liberation Serif'" fo:background-color="#1f1f1f" fo:color="#cccccc"/>
    </style:style>
    <style:style style:name="T189" style:family="text">
      <style:text-properties fo:font-size="10.50pt" fo:font-weight="normal" fo:font-family="'Liberation Serif'" style:font-family-asian="'Liberation Serif'" style:font-family-complex="'Liberation Serif'" fo:background-color="#1f1f1f" fo:color="#569cd6"/>
    </style:style>
    <style:style style:name="T190" style:family="text">
      <style:text-properties fo:font-size="10.50pt" fo:font-weight="normal" fo:font-family="'Liberation Serif'" style:font-family-asian="'Liberation Serif'" style:font-family-complex="'Liberation Serif'" fo:background-color="#1f1f1f" fo:color="#cccccc"/>
    </style:style>
    <style:style style:name="T191" style:family="text">
      <style:text-properties fo:font-size="10.50pt" fo:font-weight="normal" fo:font-family="'Liberation Serif'" style:font-family-asian="'Liberation Serif'" style:font-family-complex="'Liberation Serif'" fo:background-color="#1f1f1f" fo:color="#9cdcfe"/>
    </style:style>
    <style:style style:name="T192" style:family="text">
      <style:text-properties fo:font-size="10.50pt" fo:font-weight="normal" fo:font-family="'Liberation Serif'" style:font-family-asian="'Liberation Serif'" style:font-family-complex="'Liberation Serif'" fo:background-color="#1f1f1f" fo:color="#cccccc"/>
    </style:style>
    <style:style style:name="T193" style:family="text">
      <style:text-properties fo:font-size="10.50pt" fo:font-weight="normal" fo:font-family="'Liberation Serif'" style:font-family-asian="'Liberation Serif'" style:font-family-complex="'Liberation Serif'" fo:background-color="#1f1f1f" fo:color="#569cd6"/>
    </style:style>
    <style:style style:name="T194" style:family="text">
      <style:text-properties fo:font-size="10.50pt" fo:font-weight="normal" fo:font-family="'Liberation Serif'" style:font-family-asian="'Liberation Serif'" style:font-family-complex="'Liberation Serif'" fo:background-color="#1f1f1f" fo:color="#ce9178"/>
    </style:style>
    <style:style style:name="T195" style:family="text">
      <style:text-properties fo:font-size="10.50pt" fo:font-weight="normal" fo:font-family="'Liberation Serif'" style:font-family-asian="'Liberation Serif'" style:font-family-complex="'Liberation Serif'" fo:background-color="#1f1f1f" fo:color="#569cd6"/>
    </style:style>
    <style:style style:name="T196" style:family="text">
      <style:text-properties fo:font-size="10.50pt" fo:font-weight="normal" fo:font-family="'Liberation Serif'" style:font-family-asian="'Liberation Serif'" style:font-family-complex="'Liberation Serif'" fo:background-color="#1f1f1f" fo:color="#ce9178"/>
    </style:style>
    <style:style style:name="T197" style:family="text">
      <style:text-properties fo:font-size="10.50pt" fo:font-weight="normal" fo:font-family="'Liberation Serif'" style:font-family-asian="'Liberation Serif'" style:font-family-complex="'Liberation Serif'" fo:background-color="#1f1f1f" fo:color="#569cd6"/>
    </style:style>
    <style:style style:name="T198" style:family="text">
      <style:text-properties fo:font-size="10.50pt" fo:font-weight="normal" fo:font-family="'Liberation Serif'" style:font-family-asian="'Liberation Serif'" style:font-family-complex="'Liberation Serif'" fo:background-color="#1f1f1f" fo:color="#ce9178"/>
    </style:style>
    <style:style style:name="T199" style:family="text">
      <style:text-properties fo:font-size="10.50pt" fo:font-weight="normal" fo:font-family="'Liberation Serif'" style:font-family-asian="'Liberation Serif'" style:font-family-complex="'Liberation Serif'" fo:background-color="#1f1f1f" fo:color="#cccccc"/>
    </style:style>
    <style:style style:name="T200" style:family="text">
      <style:text-properties fo:font-size="10.50pt" fo:font-weight="normal" fo:font-family="'Liberation Serif'" style:font-family-asian="'Liberation Serif'" style:font-family-complex="'Liberation Serif'" fo:background-color="#1f1f1f" fo:color="#569cd6"/>
    </style:style>
    <style:style style:name="T201" style:family="text">
      <style:text-properties fo:font-size="10.50pt" fo:font-weight="normal" fo:font-family="'Liberation Serif'" style:font-family-asian="'Liberation Serif'" style:font-family-complex="'Liberation Serif'" fo:background-color="#1f1f1f" fo:color="#cccccc"/>
    </style:style>
    <style:style style:name="T202" style:family="text">
      <style:text-properties fo:font-size="10.50pt" fo:font-weight="normal" fo:font-family="'Liberation Serif'" style:font-family-asian="'Liberation Serif'" style:font-family-complex="'Liberation Serif'" fo:background-color="#1f1f1f" fo:color="#ce9178"/>
    </style:style>
    <style:style style:name="T203" style:family="text">
      <style:text-properties fo:font-size="10.50pt" fo:font-weight="normal" fo:font-family="'Liberation Serif'" style:font-family-asian="'Liberation Serif'" style:font-family-complex="'Liberation Serif'" fo:background-color="#1f1f1f" fo:color="#cccccc"/>
    </style:style>
    <style:style style:name="T204" style:family="text">
      <style:text-properties fo:font-size="10.50pt" fo:font-weight="normal" fo:font-family="'Liberation Serif'" style:font-family-asian="'Liberation Serif'" style:font-family-complex="'Liberation Serif'" fo:background-color="#1f1f1f" fo:color="#569cd6"/>
    </style:style>
    <style:style style:name="T205" style:family="text">
      <style:text-properties fo:font-size="10.50pt" fo:font-weight="normal" fo:font-family="'Liberation Serif'" style:font-family-asian="'Liberation Serif'" style:font-family-complex="'Liberation Serif'" fo:background-color="#1f1f1f" fo:color="#cccccc"/>
    </style:style>
    <style:style style:name="T206" style:family="text">
      <style:text-properties fo:font-size="10.50pt" fo:font-weight="normal" fo:font-family="'Liberation Serif'" style:font-family-asian="'Liberation Serif'" style:font-family-complex="'Liberation Serif'" fo:background-color="#1f1f1f" fo:color="#9cdcfe"/>
    </style:style>
    <style:style style:name="T207" style:family="text">
      <style:text-properties fo:font-size="10.50pt" fo:font-weight="normal" fo:font-family="'Liberation Serif'" style:font-family-asian="'Liberation Serif'" style:font-family-complex="'Liberation Serif'" fo:background-color="#1f1f1f" fo:color="#cccccc"/>
    </style:style>
    <style:style style:name="T208" style:family="text">
      <style:text-properties fo:font-size="10.50pt" fo:font-weight="normal" fo:font-family="'Liberation Serif'" style:font-family-asian="'Liberation Serif'" style:font-family-complex="'Liberation Serif'" fo:background-color="#1f1f1f" fo:color="#569cd6"/>
    </style:style>
    <style:style style:name="T209" style:family="text">
      <style:text-properties fo:font-size="10.50pt" fo:font-weight="normal" fo:font-family="'Liberation Serif'" style:font-family-asian="'Liberation Serif'" style:font-family-complex="'Liberation Serif'" fo:background-color="#1f1f1f" fo:color="#ce9178"/>
    </style:style>
    <style:style style:name="T210" style:family="text">
      <style:text-properties fo:font-size="10.50pt" fo:font-weight="normal" fo:font-family="'Liberation Serif'" style:font-family-asian="'Liberation Serif'" style:font-family-complex="'Liberation Serif'" fo:background-color="#1f1f1f" fo:color="#569cd6"/>
    </style:style>
    <style:style style:name="T211" style:family="text">
      <style:text-properties fo:font-size="10.50pt" fo:font-weight="normal" fo:font-family="'Liberation Serif'" style:font-family-asian="'Liberation Serif'" style:font-family-complex="'Liberation Serif'" fo:background-color="#1f1f1f" fo:color="#ce9178"/>
    </style:style>
    <style:style style:name="T212" style:family="text">
      <style:text-properties fo:font-size="10.50pt" fo:font-weight="normal" fo:font-family="'Liberation Serif'" style:font-family-asian="'Liberation Serif'" style:font-family-complex="'Liberation Serif'" fo:background-color="#1f1f1f" fo:color="#cccccc"/>
    </style:style>
    <style:style style:name="T213" style:family="text">
      <style:text-properties fo:font-size="10.50pt" fo:font-weight="normal" fo:font-family="'Liberation Serif'" style:font-family-asian="'Liberation Serif'" style:font-family-complex="'Liberation Serif'" fo:background-color="#1f1f1f" fo:color="#ce9178"/>
    </style:style>
    <style:style style:name="T214" style:family="text">
      <style:text-properties fo:font-size="10.50pt" fo:font-weight="normal" fo:font-family="'Liberation Serif'" style:font-family-asian="'Liberation Serif'" style:font-family-complex="'Liberation Serif'" fo:background-color="#1f1f1f" fo:color="#cccccc"/>
    </style:style>
    <style:style style:name="T215" style:family="text">
      <style:text-properties fo:font-size="10.50pt" fo:font-weight="normal" fo:font-family="'Liberation Serif'" style:font-family-asian="'Liberation Serif'" style:font-family-complex="'Liberation Serif'" fo:background-color="#1f1f1f" fo:color="#ce9178"/>
    </style:style>
    <style:style style:name="T216" style:family="text">
      <style:text-properties fo:font-size="10.50pt" fo:font-weight="normal" fo:font-family="'Liberation Serif'" style:font-family-asian="'Liberation Serif'" style:font-family-complex="'Liberation Serif'" fo:background-color="#1f1f1f" fo:color="#569cd6"/>
    </style:style>
    <style:style style:name="T217" style:family="text">
      <style:text-properties fo:font-size="10.50pt" fo:font-weight="normal" fo:font-family="'Liberation Serif'" style:font-family-asian="'Liberation Serif'" style:font-family-complex="'Liberation Serif'" fo:background-color="#1f1f1f" fo:color="#9cdcfe"/>
    </style:style>
    <style:style style:name="T218" style:family="text">
      <style:text-properties fo:font-size="10.50pt" fo:font-weight="normal" fo:font-family="'Liberation Serif'" style:font-family-asian="'Liberation Serif'" style:font-family-complex="'Liberation Serif'" fo:background-color="#1f1f1f" fo:color="#cccccc"/>
    </style:style>
    <style:style style:name="T219" style:family="text">
      <style:text-properties fo:font-size="10.50pt" fo:font-weight="normal" fo:font-family="'Liberation Serif'" style:font-family-asian="'Liberation Serif'" style:font-family-complex="'Liberation Serif'" fo:background-color="#1f1f1f" fo:color="#4ec9b0"/>
    </style:style>
    <style:style style:name="T220" style:family="text">
      <style:text-properties fo:font-size="10.50pt" fo:font-weight="normal" fo:font-family="'Liberation Serif'" style:font-family-asian="'Liberation Serif'" style:font-family-complex="'Liberation Serif'" fo:background-color="#1f1f1f" fo:color="#569cd6"/>
    </style:style>
    <style:style style:name="T221" style:family="text">
      <style:text-properties fo:font-size="10.50pt" fo:font-weight="normal" fo:font-family="'Liberation Serif'" style:font-family-asian="'Liberation Serif'" style:font-family-complex="'Liberation Serif'" fo:background-color="#1f1f1f" fo:color="#9cdcfe"/>
    </style:style>
    <style:style style:name="T222" style:family="text">
      <style:text-properties fo:font-size="10.50pt" fo:font-weight="normal" fo:font-family="'Liberation Serif'" style:font-family-asian="'Liberation Serif'" style:font-family-complex="'Liberation Serif'" fo:background-color="#1f1f1f" fo:color="#cccccc"/>
    </style:style>
    <style:style style:name="T223" style:family="text">
      <style:text-properties fo:font-size="10.50pt" fo:font-weight="normal" fo:font-family="'Liberation Serif'" style:font-family-asian="'Liberation Serif'" style:font-family-complex="'Liberation Serif'" fo:background-color="#1f1f1f" fo:color="#4ec9b0"/>
    </style:style>
    <style:style style:name="T224" style:family="text">
      <style:text-properties fo:font-size="10.50pt" fo:font-weight="normal" fo:font-family="'Liberation Serif'" style:font-family-asian="'Liberation Serif'" style:font-family-complex="'Liberation Serif'" fo:background-color="#1f1f1f" fo:color="#569cd6"/>
    </style:style>
    <style:style style:name="T225" style:family="text">
      <style:text-properties fo:font-size="10.50pt" fo:font-weight="normal" fo:font-family="'Liberation Serif'" style:font-family-asian="'Liberation Serif'" style:font-family-complex="'Liberation Serif'" fo:background-color="#1f1f1f" fo:color="#ce9178"/>
    </style:style>
    <style:style style:name="T226" style:family="text">
      <style:text-properties fo:font-size="10.50pt" fo:font-weight="normal" fo:font-family="'Liberation Serif'" style:font-family-asian="'Liberation Serif'" style:font-family-complex="'Liberation Serif'" fo:background-color="#1f1f1f" fo:color="#cccccc"/>
    </style:style>
    <style:style style:name="T227" style:family="text">
      <style:text-properties fo:font-size="10.50pt" fo:font-weight="normal" fo:font-family="'Liberation Serif'" style:font-family-asian="'Liberation Serif'" style:font-family-complex="'Liberation Serif'" fo:background-color="#1f1f1f" fo:color="#569cd6"/>
    </style:style>
    <style:style style:name="T228" style:family="text">
      <style:text-properties fo:font-size="10.50pt" fo:font-weight="normal" fo:font-family="'Liberation Serif'" style:font-family-asian="'Liberation Serif'" style:font-family-complex="'Liberation Serif'" fo:background-color="#1f1f1f" fo:color="#cccccc"/>
    </style:style>
    <style:style style:name="T229" style:family="text">
      <style:text-properties fo:font-size="10.50pt" fo:font-weight="normal" fo:font-family="'Liberation Serif'" style:font-family-asian="'Liberation Serif'" style:font-family-complex="'Liberation Serif'" fo:background-color="#1f1f1f" fo:color="#ce9178"/>
    </style:style>
    <style:style style:name="T230" style:family="text">
      <style:text-properties fo:font-size="10.50pt" fo:font-weight="normal" fo:font-family="'Liberation Serif'" style:font-family-asian="'Liberation Serif'" style:font-family-complex="'Liberation Serif'" fo:background-color="#1f1f1f" fo:color="#cccccc"/>
    </style:style>
    <style:style style:name="T231" style:family="text">
      <style:text-properties fo:font-size="10.50pt" fo:font-weight="normal" fo:font-family="'Liberation Serif'" style:font-family-asian="'Liberation Serif'" style:font-family-complex="'Liberation Serif'" fo:background-color="#1f1f1f" fo:color="#569cd6"/>
    </style:style>
    <style:style style:name="T232" style:family="text">
      <style:text-properties fo:font-size="10.50pt" fo:font-weight="normal" fo:font-family="'Liberation Serif'" style:font-family-asian="'Liberation Serif'" style:font-family-complex="'Liberation Serif'" fo:background-color="#1f1f1f" fo:color="#cccccc"/>
    </style:style>
    <style:style style:name="T233" style:family="text">
      <style:text-properties fo:font-size="10.50pt" fo:font-weight="normal" fo:font-family="'Liberation Serif'" style:font-family-asian="'Liberation Serif'" style:font-family-complex="'Liberation Serif'" fo:background-color="#1f1f1f" fo:color="#9cdcfe"/>
    </style:style>
    <style:style style:name="T234" style:family="text">
      <style:text-properties fo:font-size="10.50pt" fo:font-weight="normal" fo:font-family="'Liberation Serif'" style:font-family-asian="'Liberation Serif'" style:font-family-complex="'Liberation Serif'" fo:background-color="#1f1f1f" fo:color="#cccccc"/>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0.50pt" fo:font-weight="normal" fo:font-family="'Liberation Serif'" style:font-family-asian="'Liberation Serif'" style:font-family-complex="'Liberation Serif'" fo:background-color="#1f1f1f" fo:color="#569cd6"/>
    </style:style>
    <style:style style:name="T237" style:family="text">
      <style:text-properties fo:font-size="10.50pt" fo:font-weight="normal" fo:font-family="'Liberation Serif'" style:font-family-asian="'Liberation Serif'" style:font-family-complex="'Liberation Serif'" fo:background-color="#1f1f1f" fo:color="#9cdcfe"/>
    </style:style>
    <style:style style:name="T238" style:family="text">
      <style:text-properties fo:font-size="10.50pt" fo:font-weight="normal" fo:font-family="'Liberation Serif'" style:font-family-asian="'Liberation Serif'" style:font-family-complex="'Liberation Serif'" fo:background-color="#1f1f1f" fo:color="#cccccc"/>
    </style:style>
    <style:style style:name="T239" style:family="text">
      <style:text-properties fo:font-size="10.50pt" fo:font-weight="normal" fo:font-family="'Liberation Serif'" style:font-family-asian="'Liberation Serif'" style:font-family-complex="'Liberation Serif'" fo:background-color="#1f1f1f" fo:color="#4ec9b0"/>
    </style:style>
    <style:style style:name="T240" style:family="text">
      <style:text-properties fo:font-size="10.50pt" fo:font-weight="normal" fo:font-family="'Liberation Serif'" style:font-family-asian="'Liberation Serif'" style:font-family-complex="'Liberation Serif'" fo:background-color="#1f1f1f" fo:color="#ce9178"/>
    </style:style>
    <style:style style:name="T241" style:family="text">
      <style:text-properties fo:font-size="10.50pt" fo:font-weight="normal" fo:font-family="'Liberation Serif'" style:font-family-asian="'Liberation Serif'" style:font-family-complex="'Liberation Serif'" fo:background-color="#1f1f1f" fo:color="#cccccc"/>
    </style:style>
    <style:style style:name="T242" style:family="text">
      <style:text-properties fo:font-size="10.50pt" fo:font-weight="normal" fo:font-family="'Liberation Serif'" style:font-family-asian="'Liberation Serif'" style:font-family-complex="'Liberation Serif'" fo:background-color="#1f1f1f" fo:color="#ce9178"/>
    </style:style>
    <style:style style:name="T243" style:family="text">
      <style:text-properties fo:font-size="10.50pt" fo:font-weight="normal" fo:font-family="'Liberation Serif'" style:font-family-asian="'Liberation Serif'" style:font-family-complex="'Liberation Serif'" fo:background-color="#1f1f1f" fo:color="#cccccc"/>
    </style:style>
    <style:style style:name="T244" style:family="text">
      <style:text-properties fo:font-size="10.50pt" fo:font-weight="normal" fo:font-family="'Liberation Serif'" style:font-family-asian="'Liberation Serif'" style:font-family-complex="'Liberation Serif'" fo:background-color="#1f1f1f" fo:color="#569cd6"/>
    </style:style>
    <style:style style:name="T245" style:family="text">
      <style:text-properties fo:font-size="10.50pt" fo:font-weight="normal" fo:font-family="'Liberation Serif'" style:font-family-asian="'Liberation Serif'" style:font-family-complex="'Liberation Serif'" fo:background-color="#1f1f1f" fo:color="#cccccc"/>
    </style:style>
    <style:style style:name="T246" style:family="text">
      <style:text-properties fo:font-size="10.50pt" fo:font-weight="normal" fo:font-family="'Liberation Serif'" style:font-family-asian="'Liberation Serif'" style:font-family-complex="'Liberation Serif'" fo:background-color="#1f1f1f" fo:color="#9cdcfe"/>
    </style:style>
    <style:style style:name="T247" style:family="text">
      <style:text-properties fo:font-size="10.50pt" fo:font-weight="normal" fo:font-family="'Liberation Serif'" style:font-family-asian="'Liberation Serif'" style:font-family-complex="'Liberation Serif'" fo:background-color="#1f1f1f" fo:color="#cccccc"/>
    </style:style>
    <style:style style:name="T248" style:family="text">
      <style:text-properties fo:font-size="10.50pt" fo:font-weight="normal" fo:font-family="'Liberation Serif'" style:font-family-asian="'Liberation Serif'" style:font-family-complex="'Liberation Serif'" fo:background-color="#1f1f1f" fo:color="#569cd6"/>
    </style:style>
    <style:style style:name="T249" style:family="text">
      <style:text-properties fo:font-size="10.50pt" fo:font-weight="normal" fo:font-family="'Liberation Serif'" style:font-family-asian="'Liberation Serif'" style:font-family-complex="'Liberation Serif'" fo:background-color="#1f1f1f" fo:color="#9cdcfe"/>
    </style:style>
    <style:style style:name="T250" style:family="text">
      <style:text-properties fo:font-size="10.50pt" fo:font-weight="normal" fo:font-family="'Liberation Serif'" style:font-family-asian="'Liberation Serif'" style:font-family-complex="'Liberation Serif'" fo:background-color="#1f1f1f" fo:color="#cccccc"/>
    </style:style>
    <style:style style:name="T251" style:family="text">
      <style:text-properties fo:font-size="10.50pt" fo:font-weight="normal" fo:font-family="'Liberation Serif'" style:font-family-asian="'Liberation Serif'" style:font-family-complex="'Liberation Serif'" fo:background-color="#1f1f1f" fo:color="#4ec9b0"/>
    </style:style>
    <style:style style:name="T252" style:family="text">
      <style:text-properties fo:font-size="10.50pt" fo:font-weight="normal" fo:font-family="'Liberation Serif'" style:font-family-asian="'Liberation Serif'" style:font-family-complex="'Liberation Serif'" fo:background-color="#1f1f1f" fo:color="#ce9178"/>
    </style:style>
    <style:style style:name="T253" style:family="text">
      <style:text-properties fo:font-size="10.50pt" fo:font-weight="normal" fo:font-family="'Liberation Serif'" style:font-family-asian="'Liberation Serif'" style:font-family-complex="'Liberation Serif'" fo:background-color="#1f1f1f" fo:color="#cccccc"/>
    </style:style>
    <style:style style:name="T254" style:family="text">
      <style:text-properties fo:font-size="10.50pt" fo:font-weight="normal" fo:font-family="'Liberation Serif'" style:font-family-asian="'Liberation Serif'" style:font-family-complex="'Liberation Serif'" fo:background-color="#1f1f1f" fo:color="#ce9178"/>
    </style:style>
    <style:style style:name="T255" style:family="text">
      <style:text-properties fo:font-size="10.50pt" fo:font-weight="normal" fo:font-family="'Liberation Serif'" style:font-family-asian="'Liberation Serif'" style:font-family-complex="'Liberation Serif'" fo:background-color="#1f1f1f" fo:color="#cccccc"/>
    </style:style>
    <style:style style:name="T256" style:family="text">
      <style:text-properties fo:font-size="10.50pt" fo:font-weight="normal" fo:font-family="'Liberation Serif'" style:font-family-asian="'Liberation Serif'" style:font-family-complex="'Liberation Serif'" fo:background-color="#1f1f1f" fo:color="#569cd6"/>
    </style:style>
    <style:style style:name="T257" style:family="text">
      <style:text-properties fo:font-size="10.50pt" fo:font-weight="normal" fo:font-family="'Liberation Serif'" style:font-family-asian="'Liberation Serif'" style:font-family-complex="'Liberation Serif'" fo:background-color="#1f1f1f" fo:color="#cccccc"/>
    </style:style>
    <style:style style:name="T258" style:family="text">
      <style:text-properties fo:font-size="10.50pt" fo:font-weight="normal" fo:font-family="'Liberation Serif'" style:font-family-asian="'Liberation Serif'" style:font-family-complex="'Liberation Serif'" fo:background-color="#1f1f1f" fo:color="#9cdcfe"/>
    </style:style>
    <style:style style:name="T259" style:family="text">
      <style:text-properties fo:font-size="10.50pt" fo:font-weight="normal" fo:font-family="'Liberation Serif'" style:font-family-asian="'Liberation Serif'" style:font-family-complex="'Liberation Serif'" fo:background-color="#1f1f1f" fo:color="#cccccc"/>
    </style:style>
    <style:style style:name="T260" style:family="text">
      <style:text-properties fo:font-size="10.50pt" fo:font-weight="normal" fo:font-family="'Liberation Serif'" style:font-family-asian="'Liberation Serif'" style:font-family-complex="'Liberation Serif'" fo:background-color="#1f1f1f" fo:color="#569cd6"/>
    </style:style>
    <style:style style:name="T261" style:family="text">
      <style:text-properties fo:font-size="10.50pt" fo:font-weight="normal" fo:font-family="'Liberation Serif'" style:font-family-asian="'Liberation Serif'" style:font-family-complex="'Liberation Serif'" fo:background-color="#1f1f1f" fo:color="#9cdcfe"/>
    </style:style>
    <style:style style:name="T262" style:family="text">
      <style:text-properties fo:font-size="10.50pt" fo:font-weight="normal" fo:font-family="'Liberation Serif'" style:font-family-asian="'Liberation Serif'" style:font-family-complex="'Liberation Serif'" fo:background-color="#1f1f1f" fo:color="#cccccc"/>
    </style:style>
    <style:style style:name="T263" style:family="text">
      <style:text-properties fo:font-size="10.50pt" fo:font-weight="normal" fo:font-family="'Liberation Serif'" style:font-family-asian="'Liberation Serif'" style:font-family-complex="'Liberation Serif'" fo:background-color="#1f1f1f" fo:color="#4ec9b0"/>
    </style:style>
    <style:style style:name="T264" style:family="text">
      <style:text-properties fo:font-size="10.50pt" fo:font-weight="normal" fo:font-family="'Liberation Serif'" style:font-family-asian="'Liberation Serif'" style:font-family-complex="'Liberation Serif'" fo:background-color="#1f1f1f" fo:color="#ce9178"/>
    </style:style>
    <style:style style:name="T265" style:family="text">
      <style:text-properties fo:font-size="10.50pt" fo:font-weight="normal" fo:font-family="'Liberation Serif'" style:font-family-asian="'Liberation Serif'" style:font-family-complex="'Liberation Serif'" fo:background-color="#1f1f1f" fo:color="#cccccc"/>
    </style:style>
    <style:style style:name="T266" style:family="text">
      <style:text-properties fo:font-size="10.50pt" fo:font-weight="normal" fo:font-family="'Liberation Serif'" style:font-family-asian="'Liberation Serif'" style:font-family-complex="'Liberation Serif'" fo:background-color="#1f1f1f" fo:color="#569cd6"/>
    </style:style>
    <style:style style:name="T267" style:family="text">
      <style:text-properties fo:font-size="10.50pt" fo:font-weight="normal" fo:font-family="'Liberation Serif'" style:font-family-asian="'Liberation Serif'" style:font-family-complex="'Liberation Serif'" fo:background-color="#1f1f1f" fo:color="#cccccc"/>
    </style:style>
    <style:style style:name="T268" style:family="text">
      <style:text-properties fo:font-size="10.50pt" fo:font-weight="normal" fo:font-family="'Liberation Serif'" style:font-family-asian="'Liberation Serif'" style:font-family-complex="'Liberation Serif'" fo:background-color="#1f1f1f" fo:color="#9cdcfe"/>
    </style:style>
    <style:style style:name="T269" style:family="text">
      <style:text-properties fo:font-size="10.50pt" fo:font-weight="normal" fo:font-family="'Liberation Serif'" style:font-family-asian="'Liberation Serif'" style:font-family-complex="'Liberation Serif'" fo:background-color="#1f1f1f" fo:color="#cccccc"/>
    </style:style>
    <style:style style:name="T270" style:family="text">
      <style:text-properties fo:font-size="10.50pt" fo:font-weight="normal" fo:font-family="'Liberation Serif'" style:font-family-asian="'Liberation Serif'" style:font-family-complex="'Liberation Serif'" fo:background-color="#1f1f1f" fo:color="#569cd6"/>
    </style:style>
    <style:style style:name="T271" style:family="text">
      <style:text-properties fo:font-size="10.50pt" fo:font-weight="normal" fo:font-family="'Liberation Serif'" style:font-family-asian="'Liberation Serif'" style:font-family-complex="'Liberation Serif'" fo:background-color="#1f1f1f" fo:color="#9cdcfe"/>
    </style:style>
    <style:style style:name="T272" style:family="text">
      <style:text-properties fo:font-size="10.50pt" fo:font-weight="normal" fo:font-family="'Liberation Serif'" style:font-family-asian="'Liberation Serif'" style:font-family-complex="'Liberation Serif'" fo:background-color="#1f1f1f" fo:color="#cccccc"/>
    </style:style>
    <style:style style:name="T273" style:family="text">
      <style:text-properties fo:font-size="10.50pt" fo:font-weight="normal" fo:font-family="'Liberation Serif'" style:font-family-asian="'Liberation Serif'" style:font-family-complex="'Liberation Serif'" fo:background-color="#1f1f1f" fo:color="#4ec9b0"/>
    </style:style>
    <style:style style:name="T274" style:family="text">
      <style:text-properties fo:font-size="10.50pt" fo:font-weight="normal" fo:font-family="'Liberation Serif'" style:font-family-asian="'Liberation Serif'" style:font-family-complex="'Liberation Serif'" fo:background-color="#1f1f1f" fo:color="#ce9178"/>
    </style:style>
    <style:style style:name="T275" style:family="text">
      <style:text-properties fo:font-size="10.50pt" fo:font-weight="normal" fo:font-family="'Liberation Serif'" style:font-family-asian="'Liberation Serif'" style:font-family-complex="'Liberation Serif'" fo:background-color="#1f1f1f" fo:color="#cccccc"/>
    </style:style>
    <style:style style:name="T276" style:family="text">
      <style:text-properties fo:font-size="10.50pt" fo:font-weight="normal" fo:font-family="'Liberation Serif'" style:font-family-asian="'Liberation Serif'" style:font-family-complex="'Liberation Serif'" fo:background-color="#1f1f1f" fo:color="#569cd6"/>
    </style:style>
    <style:style style:name="T277" style:family="text">
      <style:text-properties fo:font-size="10.50pt" fo:font-weight="normal" fo:font-family="'Liberation Serif'" style:font-family-asian="'Liberation Serif'" style:font-family-complex="'Liberation Serif'" fo:background-color="#1f1f1f" fo:color="#cccccc"/>
    </style:style>
    <style:style style:name="T278" style:family="text">
      <style:text-properties fo:font-size="10.50pt" fo:font-weight="normal" fo:font-family="'Liberation Serif'" style:font-family-asian="'Liberation Serif'" style:font-family-complex="'Liberation Serif'" fo:background-color="#1f1f1f" fo:color="#ce9178"/>
    </style:style>
    <style:style style:name="T279" style:family="text">
      <style:text-properties fo:font-size="10.50pt" fo:font-weight="normal" fo:font-family="'Liberation Serif'" style:font-family-asian="'Liberation Serif'" style:font-family-complex="'Liberation Serif'" fo:background-color="#1f1f1f" fo:color="#cccccc"/>
    </style:style>
    <style:style style:name="T280" style:family="text">
      <style:text-properties fo:font-size="10.50pt" fo:font-weight="normal" fo:font-family="'Liberation Serif'" style:font-family-asian="'Liberation Serif'" style:font-family-complex="'Liberation Serif'" fo:background-color="#1f1f1f" fo:color="#569cd6"/>
    </style:style>
    <style:style style:name="T281" style:family="text">
      <style:text-properties fo:font-size="10.50pt" fo:font-weight="normal" fo:font-family="'Liberation Serif'" style:font-family-asian="'Liberation Serif'" style:font-family-complex="'Liberation Serif'" fo:background-color="#1f1f1f" fo:color="#cccccc"/>
    </style:style>
    <style:style style:name="T282" style:family="text">
      <style:text-properties fo:font-size="10.50pt" fo:font-weight="normal" fo:font-family="'Liberation Serif'" style:font-family-asian="'Liberation Serif'" style:font-family-complex="'Liberation Serif'" fo:background-color="#1f1f1f" fo:color="#9cdcfe"/>
    </style:style>
    <style:style style:name="T283" style:family="text">
      <style:text-properties fo:font-size="10.50pt" fo:font-weight="normal" fo:font-family="'Liberation Serif'" style:font-family-asian="'Liberation Serif'" style:font-family-complex="'Liberation Serif'" fo:background-color="#1f1f1f" fo:color="#cccccc"/>
    </style:style>
    <style:style style:name="T284" style:family="text">
      <style:text-properties fo:font-size="10.50pt" fo:font-weight="normal" fo:font-family="'Liberation Serif'" style:font-family-asian="'Liberation Serif'" style:font-family-complex="'Liberation Serif'" fo:background-color="#1f1f1f" fo:color="#569cd6"/>
    </style:style>
    <style:style style:name="T285" style:family="text">
      <style:text-properties fo:font-size="10.50pt" fo:font-weight="normal" fo:font-family="'Liberation Serif'" style:font-family-asian="'Liberation Serif'" style:font-family-complex="'Liberation Serif'" fo:background-color="#1f1f1f" fo:color="#9cdcfe"/>
    </style:style>
    <style:style style:name="T286" style:family="text">
      <style:text-properties fo:font-size="10.50pt" fo:font-weight="normal" fo:font-family="'Liberation Serif'" style:font-family-asian="'Liberation Serif'" style:font-family-complex="'Liberation Serif'" fo:background-color="#1f1f1f" fo:color="#cccccc"/>
    </style:style>
    <style:style style:name="T287" style:family="text">
      <style:text-properties fo:font-size="10.50pt" fo:font-weight="normal" fo:font-family="'Liberation Serif'" style:font-family-asian="'Liberation Serif'" style:font-family-complex="'Liberation Serif'" fo:background-color="#1f1f1f" fo:color="#4ec9b0"/>
    </style:style>
    <style:style style:name="T288" style:family="text">
      <style:text-properties fo:font-size="10.50pt" fo:font-weight="normal" fo:font-family="'Liberation Serif'" style:font-family-asian="'Liberation Serif'" style:font-family-complex="'Liberation Serif'" fo:background-color="#1f1f1f" fo:color="#569cd6"/>
    </style:style>
    <style:style style:name="T289" style:family="text">
      <style:text-properties fo:font-size="10.50pt" fo:font-weight="normal" fo:font-family="'Liberation Serif'" style:font-family-asian="'Liberation Serif'" style:font-family-complex="'Liberation Serif'" fo:background-color="#1f1f1f" fo:color="#ce9178"/>
    </style:style>
    <style:style style:name="T290" style:family="text">
      <style:text-properties fo:font-size="10.50pt" fo:font-weight="normal" fo:font-family="'Liberation Serif'" style:font-family-asian="'Liberation Serif'" style:font-family-complex="'Liberation Serif'" fo:background-color="#1f1f1f" fo:color="#cccccc"/>
    </style:style>
    <style:style style:name="T291" style:family="text">
      <style:text-properties fo:font-size="10.50pt" fo:font-weight="normal" fo:font-family="'Liberation Serif'" style:font-family-asian="'Liberation Serif'" style:font-family-complex="'Liberation Serif'" fo:background-color="#1f1f1f" fo:color="#ce9178"/>
    </style:style>
    <style:style style:name="T292" style:family="text">
      <style:text-properties fo:font-size="10.50pt" fo:font-weight="normal" fo:font-family="'Liberation Serif'" style:font-family-asian="'Liberation Serif'" style:font-family-complex="'Liberation Serif'" fo:background-color="#1f1f1f" fo:color="#cccccc"/>
    </style:style>
    <style:style style:name="T293" style:family="text">
      <style:text-properties fo:font-size="10.50pt" fo:font-weight="normal" fo:font-family="'Liberation Serif'" style:font-family-asian="'Liberation Serif'" style:font-family-complex="'Liberation Serif'" fo:background-color="#1f1f1f" fo:color="#569cd6"/>
    </style:style>
    <style:style style:name="T294" style:family="text">
      <style:text-properties fo:font-size="10.50pt" fo:font-weight="normal" fo:font-family="'Liberation Serif'" style:font-family-asian="'Liberation Serif'" style:font-family-complex="'Liberation Serif'" fo:background-color="#1f1f1f" fo:color="#cccccc"/>
    </style:style>
    <style:style style:name="T295" style:family="text">
      <style:text-properties fo:font-size="10.50pt" fo:font-weight="normal" fo:font-family="'Liberation Serif'" style:font-family-asian="'Liberation Serif'" style:font-family-complex="'Liberation Serif'" fo:background-color="#1f1f1f" fo:color="#9cdcfe"/>
    </style:style>
    <style:style style:name="T296" style:family="text">
      <style:text-properties fo:font-size="10.50pt" fo:font-weight="normal" fo:font-family="'Liberation Serif'" style:font-family-asian="'Liberation Serif'" style:font-family-complex="'Liberation Serif'" fo:background-color="#1f1f1f" fo:color="#cccccc"/>
    </style:style>
    <style:style style:name="T297" style:family="text">
      <style:text-properties fo:font-size="10.50pt" fo:font-weight="normal" fo:font-family="'Liberation Serif'" style:font-family-asian="'Liberation Serif'" style:font-family-complex="'Liberation Serif'" fo:background-color="#1f1f1f" fo:color="#569cd6"/>
    </style:style>
    <style:style style:name="T298" style:family="text">
      <style:text-properties fo:font-size="10.50pt" fo:font-weight="normal" fo:font-family="'Liberation Serif'" style:font-family-asian="'Liberation Serif'" style:font-family-complex="'Liberation Serif'" fo:background-color="#1f1f1f" fo:color="#9cdcfe"/>
    </style:style>
    <style:style style:name="T299" style:family="text">
      <style:text-properties fo:font-size="10.50pt" fo:font-weight="normal" fo:font-family="'Liberation Serif'" style:font-family-asian="'Liberation Serif'" style:font-family-complex="'Liberation Serif'" fo:background-color="#1f1f1f" fo:color="#cccccc"/>
    </style:style>
    <style:style style:name="T300" style:family="text">
      <style:text-properties fo:font-size="10.50pt" fo:font-weight="normal" fo:font-family="'Liberation Serif'" style:font-family-asian="'Liberation Serif'" style:font-family-complex="'Liberation Serif'" fo:background-color="#1f1f1f" fo:color="#4ec9b0"/>
    </style:style>
    <style:style style:name="T301" style:family="text">
      <style:text-properties fo:font-size="10.50pt" fo:font-weight="normal" fo:font-family="'Liberation Serif'" style:font-family-asian="'Liberation Serif'" style:font-family-complex="'Liberation Serif'" fo:background-color="#1f1f1f" fo:color="#569cd6"/>
    </style:style>
    <style:style style:name="T302" style:family="text">
      <style:text-properties fo:font-size="10.50pt" fo:font-weight="normal" fo:font-family="'Liberation Serif'" style:font-family-asian="'Liberation Serif'" style:font-family-complex="'Liberation Serif'" fo:background-color="#1f1f1f" fo:color="#ce9178"/>
    </style:style>
    <style:style style:name="T303" style:family="text">
      <style:text-properties fo:font-size="10.50pt" fo:font-weight="normal" fo:font-family="'Liberation Serif'" style:font-family-asian="'Liberation Serif'" style:font-family-complex="'Liberation Serif'" fo:background-color="#1f1f1f" fo:color="#cccccc"/>
    </style:style>
    <style:style style:name="T304" style:family="text">
      <style:text-properties fo:font-size="10.50pt" fo:font-weight="normal" fo:font-family="'Liberation Serif'" style:font-family-asian="'Liberation Serif'" style:font-family-complex="'Liberation Serif'" fo:background-color="#1f1f1f" fo:color="#569cd6"/>
    </style:style>
    <style:style style:name="T305" style:family="text">
      <style:text-properties fo:font-size="10.50pt" fo:font-weight="normal" fo:font-family="'Liberation Serif'" style:font-family-asian="'Liberation Serif'" style:font-family-complex="'Liberation Serif'" fo:background-color="#1f1f1f" fo:color="#cccccc"/>
    </style:style>
    <style:style style:name="T306" style:family="text">
      <style:text-properties fo:font-size="10.50pt" fo:font-weight="normal" fo:font-family="'Liberation Serif'" style:font-family-asian="'Liberation Serif'" style:font-family-complex="'Liberation Serif'" fo:background-color="#1f1f1f" fo:color="#9cdcfe"/>
    </style:style>
    <style:style style:name="T307" style:family="text">
      <style:text-properties fo:font-size="10.50pt" fo:font-weight="normal" fo:font-family="'Liberation Serif'" style:font-family-asian="'Liberation Serif'" style:font-family-complex="'Liberation Serif'" fo:background-color="#1f1f1f" fo:color="#cccccc"/>
    </style:style>
    <style:style style:name="T308" style:family="text">
      <style:text-properties fo:font-size="10.50pt" fo:font-weight="normal" fo:font-family="'Liberation Serif'" style:font-family-asian="'Liberation Serif'" style:font-family-complex="'Liberation Serif'" fo:background-color="#1f1f1f" fo:color="#569cd6"/>
    </style:style>
    <style:style style:name="T309" style:family="text">
      <style:text-properties fo:font-size="10.50pt" fo:font-weight="normal" fo:font-family="'Liberation Serif'" style:font-family-asian="'Liberation Serif'" style:font-family-complex="'Liberation Serif'" fo:background-color="#1f1f1f" fo:color="#9cdcfe"/>
    </style:style>
    <style:style style:name="T310" style:family="text">
      <style:text-properties fo:font-size="10.50pt" fo:font-weight="normal" fo:font-family="'Liberation Serif'" style:font-family-asian="'Liberation Serif'" style:font-family-complex="'Liberation Serif'" fo:background-color="#1f1f1f" fo:color="#cccccc"/>
    </style:style>
    <style:style style:name="T311" style:family="text">
      <style:text-properties fo:font-size="10.50pt" fo:font-weight="normal" fo:font-family="'Liberation Serif'" style:font-family-asian="'Liberation Serif'" style:font-family-complex="'Liberation Serif'" fo:background-color="#1f1f1f" fo:color="#4ec9b0"/>
    </style:style>
    <style:style style:name="T312" style:family="text">
      <style:text-properties fo:font-size="10.50pt" fo:font-weight="normal" fo:font-family="'Liberation Serif'" style:font-family-asian="'Liberation Serif'" style:font-family-complex="'Liberation Serif'" fo:background-color="#1f1f1f" fo:color="#569cd6"/>
    </style:style>
    <style:style style:name="T313" style:family="text">
      <style:text-properties fo:font-size="10.50pt" fo:font-weight="normal" fo:font-family="'Liberation Serif'" style:font-family-asian="'Liberation Serif'" style:font-family-complex="'Liberation Serif'" fo:background-color="#1f1f1f" fo:color="#ce9178"/>
    </style:style>
    <style:style style:name="T314" style:family="text">
      <style:text-properties fo:font-size="10.50pt" fo:font-weight="normal" fo:font-family="'Liberation Serif'" style:font-family-asian="'Liberation Serif'" style:font-family-complex="'Liberation Serif'" fo:background-color="#1f1f1f" fo:color="#cccccc"/>
    </style:style>
    <style:style style:name="T315" style:family="text">
      <style:text-properties fo:font-size="10.50pt" fo:font-weight="normal" fo:font-family="'Liberation Serif'" style:font-family-asian="'Liberation Serif'" style:font-family-complex="'Liberation Serif'" fo:background-color="#1f1f1f" fo:color="#ce9178"/>
    </style:style>
    <style:style style:name="T316" style:family="text">
      <style:text-properties fo:font-size="10.50pt" fo:font-weight="normal" fo:font-family="'Liberation Serif'" style:font-family-asian="'Liberation Serif'" style:font-family-complex="'Liberation Serif'" fo:background-color="#1f1f1f" fo:color="#cccccc"/>
    </style:style>
    <style:style style:name="T317" style:family="text">
      <style:text-properties fo:font-size="10.50pt" fo:font-weight="normal" fo:font-family="'Liberation Serif'" style:font-family-asian="'Liberation Serif'" style:font-family-complex="'Liberation Serif'" fo:background-color="#1f1f1f" fo:color="#c586c0"/>
    </style:style>
    <style:style style:name="T318" style:family="text">
      <style:text-properties fo:font-size="10.50pt" fo:font-weight="normal" fo:font-family="'Liberation Serif'" style:font-family-asian="'Liberation Serif'" style:font-family-complex="'Liberation Serif'" fo:background-color="#1f1f1f" fo:color="#cccccc"/>
    </style:style>
    <style:style style:name="T319" style:family="text">
      <style:text-properties fo:font-size="10.50pt" fo:font-weight="normal" fo:font-family="'Liberation Serif'" style:font-family-asian="'Liberation Serif'" style:font-family-complex="'Liberation Serif'" fo:background-color="#1f1f1f" fo:color="#9cdcfe"/>
    </style:style>
    <style:style style:name="T320" style:family="text">
      <style:text-properties fo:font-size="10.50pt" fo:font-weight="normal" fo:font-family="'Liberation Serif'" style:font-family-asian="'Liberation Serif'" style:font-family-complex="'Liberation Serif'" fo:background-color="#1f1f1f" fo:color="#ce9178"/>
    </style:style>
    <style:style style:name="T321" style:family="text">
      <style:text-properties fo:font-size="10.50pt" fo:font-weight="normal" fo:font-family="'Liberation Serif'" style:font-family-asian="'Liberation Serif'" style:font-family-complex="'Liberation Serif'" fo:background-color="#1f1f1f" fo:color="#cccccc"/>
    </style:style>
    <style:style style:name="T322" style:family="text">
      <style:text-properties fo:font-size="10.50pt" fo:font-weight="normal" fo:font-family="'Liberation Serif'" style:font-family-asian="'Liberation Serif'" style:font-family-complex="'Liberation Serif'" fo:background-color="#1f1f1f" fo:color="#c586c0"/>
    </style:style>
    <style:style style:name="T323" style:family="text">
      <style:text-properties fo:font-size="10.50pt" fo:font-weight="normal" fo:font-family="'Liberation Serif'" style:font-family-asian="'Liberation Serif'" style:font-family-complex="'Liberation Serif'" fo:background-color="#1f1f1f" fo:color="#cccccc"/>
    </style:style>
    <style:style style:name="T324" style:family="text">
      <style:text-properties fo:font-size="10.50pt" fo:font-weight="normal" fo:font-family="'Liberation Serif'" style:font-family-asian="'Liberation Serif'" style:font-family-complex="'Liberation Serif'" fo:background-color="#1f1f1f" fo:color="#9cdcfe"/>
    </style:style>
    <style:style style:name="T325" style:family="text">
      <style:text-properties fo:font-size="10.50pt" fo:font-weight="normal" fo:font-family="'Liberation Serif'" style:font-family-asian="'Liberation Serif'" style:font-family-complex="'Liberation Serif'" fo:background-color="#1f1f1f" fo:color="#ce9178"/>
    </style:style>
    <style:style style:name="T326" style:family="text">
      <style:text-properties fo:font-size="10.50pt" fo:font-weight="normal" fo:font-family="'Liberation Serif'" style:font-family-asian="'Liberation Serif'" style:font-family-complex="'Liberation Serif'" fo:background-color="#1f1f1f" fo:color="#cccccc"/>
    </style:style>
    <style:style style:name="T327" style:family="text">
      <style:text-properties fo:font-size="10.50pt" fo:font-weight="normal" fo:font-family="'Liberation Serif'" style:font-family-asian="'Liberation Serif'" style:font-family-complex="'Liberation Serif'" fo:background-color="#1f1f1f" fo:color="#c586c0"/>
    </style:style>
    <style:style style:name="T328" style:family="text">
      <style:text-properties fo:font-size="10.50pt" fo:font-weight="normal" fo:font-family="'Liberation Serif'" style:font-family-asian="'Liberation Serif'" style:font-family-complex="'Liberation Serif'" fo:background-color="#1f1f1f" fo:color="#cccccc"/>
    </style:style>
    <style:style style:name="T329" style:family="text">
      <style:text-properties fo:font-size="10.50pt" fo:font-weight="normal" fo:font-family="'Liberation Serif'" style:font-family-asian="'Liberation Serif'" style:font-family-complex="'Liberation Serif'" fo:background-color="#1f1f1f" fo:color="#9cdcfe"/>
    </style:style>
    <style:style style:name="T330" style:family="text">
      <style:text-properties fo:font-size="10.50pt" fo:font-weight="normal" fo:font-family="'Liberation Serif'" style:font-family-asian="'Liberation Serif'" style:font-family-complex="'Liberation Serif'" fo:background-color="#1f1f1f" fo:color="#cccccc"/>
    </style:style>
    <style:style style:name="T331" style:family="text">
      <style:text-properties fo:font-size="10.50pt" fo:font-weight="normal" fo:font-family="'Liberation Serif'" style:font-family-asian="'Liberation Serif'" style:font-family-complex="'Liberation Serif'" fo:background-color="#1f1f1f" fo:color="#c586c0"/>
    </style:style>
    <style:style style:name="T332" style:family="text">
      <style:text-properties fo:font-size="10.50pt" fo:font-weight="normal" fo:font-family="'Liberation Serif'" style:font-family-asian="'Liberation Serif'" style:font-family-complex="'Liberation Serif'" fo:background-color="#1f1f1f" fo:color="#cccccc"/>
    </style:style>
    <style:style style:name="T333" style:family="text">
      <style:text-properties fo:font-size="10.50pt" fo:font-weight="normal" fo:font-family="'Liberation Serif'" style:font-family-asian="'Liberation Serif'" style:font-family-complex="'Liberation Serif'" fo:background-color="#1f1f1f" fo:color="#9cdcfe"/>
    </style:style>
    <style:style style:name="T334" style:family="text">
      <style:text-properties fo:font-size="10.50pt" fo:font-weight="normal" fo:font-family="'Liberation Serif'" style:font-family-asian="'Liberation Serif'" style:font-family-complex="'Liberation Serif'" fo:background-color="#1f1f1f" fo:color="#cccccc"/>
    </style:style>
    <style:style style:name="T335" style:family="text">
      <style:text-properties fo:font-size="10.50pt" fo:font-weight="normal" fo:font-family="'Liberation Serif'" style:font-family-asian="'Liberation Serif'" style:font-family-complex="'Liberation Serif'" fo:background-color="#1f1f1f" fo:color="#9cdcfe"/>
    </style:style>
    <style:style style:name="T336" style:family="text">
      <style:text-properties fo:font-size="10.50pt" fo:font-weight="normal" fo:font-family="'Liberation Serif'" style:font-family-asian="'Liberation Serif'" style:font-family-complex="'Liberation Serif'" fo:background-color="#1f1f1f" fo:color="#cccccc"/>
    </style:style>
    <style:style style:name="T337" style:family="text">
      <style:text-properties fo:font-size="10.50pt" fo:font-weight="normal" fo:font-family="'Liberation Serif'" style:font-family-asian="'Liberation Serif'" style:font-family-complex="'Liberation Serif'" fo:background-color="#1f1f1f" fo:color="#9cdcfe"/>
    </style:style>
    <style:style style:name="T338" style:family="text">
      <style:text-properties fo:font-size="10.50pt" fo:font-weight="normal" fo:font-family="'Liberation Serif'" style:font-family-asian="'Liberation Serif'" style:font-family-complex="'Liberation Serif'" fo:background-color="#1f1f1f" fo:color="#cccccc"/>
    </style:style>
    <style:style style:name="T339" style:family="text">
      <style:text-properties fo:font-size="10.50pt" fo:font-weight="normal" fo:font-family="'Liberation Serif'" style:font-family-asian="'Liberation Serif'" style:font-family-complex="'Liberation Serif'" fo:background-color="#1f1f1f" fo:color="#9cdcfe"/>
    </style:style>
    <style:style style:name="T340" style:family="text">
      <style:text-properties fo:font-size="10.50pt" fo:font-weight="normal" fo:font-family="'Liberation Serif'" style:font-family-asian="'Liberation Serif'" style:font-family-complex="'Liberation Serif'" fo:background-color="#1f1f1f" fo:color="#cccccc"/>
    </style:style>
    <style:style style:name="T341" style:family="text">
      <style:text-properties fo:font-size="10.50pt" fo:font-weight="normal" fo:font-family="'Liberation Serif'" style:font-family-asian="'Liberation Serif'" style:font-family-complex="'Liberation Serif'" fo:background-color="#1f1f1f" fo:color="#c586c0"/>
    </style:style>
    <style:style style:name="T342" style:family="text">
      <style:text-properties fo:font-size="10.50pt" fo:font-weight="normal" fo:font-family="'Liberation Serif'" style:font-family-asian="'Liberation Serif'" style:font-family-complex="'Liberation Serif'" fo:background-color="#1f1f1f" fo:color="#cccccc"/>
    </style:style>
    <style:style style:name="T343" style:family="text">
      <style:text-properties fo:font-size="10.50pt" fo:font-weight="normal" fo:font-family="'Liberation Serif'" style:font-family-asian="'Liberation Serif'" style:font-family-complex="'Liberation Serif'" fo:background-color="#1f1f1f" fo:color="#9cdcfe"/>
    </style:style>
    <style:style style:name="T344" style:family="text">
      <style:text-properties fo:font-size="10.50pt" fo:font-weight="normal" fo:font-family="'Liberation Serif'" style:font-family-asian="'Liberation Serif'" style:font-family-complex="'Liberation Serif'" fo:background-color="#1f1f1f" fo:color="#cccccc"/>
    </style:style>
    <style:style style:name="T345" style:family="text">
      <style:text-properties fo:font-size="10.50pt" fo:font-weight="normal" fo:font-family="'Liberation Serif'" style:font-family-asian="'Liberation Serif'" style:font-family-complex="'Liberation Serif'" fo:background-color="#1f1f1f" fo:color="#c586c0"/>
    </style:style>
    <style:style style:name="T346" style:family="text">
      <style:text-properties fo:font-size="10.50pt" fo:font-weight="normal" fo:font-family="'Liberation Serif'" style:font-family-asian="'Liberation Serif'" style:font-family-complex="'Liberation Serif'" fo:background-color="#1f1f1f" fo:color="#cccccc"/>
    </style:style>
    <style:style style:name="T347" style:family="text">
      <style:text-properties fo:font-size="10.50pt" fo:font-weight="normal" fo:font-family="'Liberation Serif'" style:font-family-asian="'Liberation Serif'" style:font-family-complex="'Liberation Serif'" fo:background-color="#1f1f1f" fo:color="#9cdcfe"/>
    </style:style>
    <style:style style:name="T348" style:family="text">
      <style:text-properties fo:font-size="10.50pt" fo:font-weight="normal" fo:font-family="'Liberation Serif'" style:font-family-asian="'Liberation Serif'" style:font-family-complex="'Liberation Serif'" fo:background-color="#1f1f1f" fo:color="#cccccc"/>
    </style:style>
    <style:style style:name="T349" style:family="text">
      <style:text-properties fo:font-size="10.50pt" fo:font-weight="normal" fo:font-family="'Liberation Serif'" style:font-family-asian="'Liberation Serif'" style:font-family-complex="'Liberation Serif'" fo:background-color="#1f1f1f" fo:color="#c586c0"/>
    </style:style>
    <style:style style:name="T350" style:family="text">
      <style:text-properties fo:font-size="10.50pt" fo:font-weight="normal" fo:font-family="'Liberation Serif'" style:font-family-asian="'Liberation Serif'" style:font-family-complex="'Liberation Serif'" fo:background-color="#1f1f1f" fo:color="#cccccc"/>
    </style:style>
    <style:style style:name="T351" style:family="text">
      <style:text-properties fo:font-size="10.50pt" fo:font-weight="normal" fo:font-family="'Liberation Serif'" style:font-family-asian="'Liberation Serif'" style:font-family-complex="'Liberation Serif'" fo:background-color="#1f1f1f" fo:color="#9cdcfe"/>
    </style:style>
    <style:style style:name="T352" style:family="text">
      <style:text-properties fo:font-size="10.50pt" fo:font-weight="normal" fo:font-family="'Liberation Serif'" style:font-family-asian="'Liberation Serif'" style:font-family-complex="'Liberation Serif'" fo:background-color="#1f1f1f" fo:color="#c586c0"/>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0.50pt" fo:font-weight="normal" fo:font-family="'Liberation Serif'" style:font-family-asian="'Liberation Serif'" style:font-family-complex="'Liberation Serif'" fo:background-color="#1f1f1f" fo:color="#c586c0"/>
    </style:style>
    <style:style style:name="T357" style:family="text">
      <style:text-properties fo:font-size="10.50pt" fo:font-weight="normal" fo:font-family="'Liberation Serif'" style:font-family-asian="'Liberation Serif'" style:font-family-complex="'Liberation Serif'" fo:background-color="#1f1f1f" fo:color="#569cd6"/>
    </style:style>
    <style:style style:name="T358" style:family="text">
      <style:text-properties fo:font-size="10.50pt" fo:font-weight="normal" fo:font-family="'Liberation Serif'" style:font-family-asian="'Liberation Serif'" style:font-family-complex="'Liberation Serif'" fo:background-color="#1f1f1f" fo:color="#b5cea8"/>
    </style:style>
    <style:style style:name="T359" style:family="text">
      <style:text-properties fo:font-size="10.50pt" fo:font-weight="normal" fo:font-family="'Liberation Serif'" style:font-family-asian="'Liberation Serif'" style:font-family-complex="'Liberation Serif'" fo:background-color="#1f1f1f" fo:color="#569cd6"/>
    </style:style>
    <style:style style:name="T360" style:family="text">
      <style:text-properties fo:font-size="10.50pt" fo:font-weight="normal" fo:font-family="'Liberation Serif'" style:font-family-asian="'Liberation Serif'" style:font-family-complex="'Liberation Serif'" fo:background-color="#1f1f1f" fo:color="#cccccc"/>
    </style:style>
    <style:style style:name="T361" style:family="text">
      <style:text-properties fo:font-size="10.50pt" fo:font-weight="normal" fo:font-family="'Liberation Serif'" style:font-family-asian="'Liberation Serif'" style:font-family-complex="'Liberation Serif'" fo:background-color="#1f1f1f" fo:color="#569cd6"/>
    </style:style>
    <style:style style:name="T362" style:family="text">
      <style:text-properties fo:font-size="10.50pt" fo:font-weight="normal" fo:font-family="'Liberation Serif'" style:font-family-asian="'Liberation Serif'" style:font-family-complex="'Liberation Serif'" fo:background-color="#1f1f1f" fo:color="#cccccc"/>
    </style:style>
    <style:style style:name="T363" style:family="text">
      <style:text-properties fo:font-size="10.50pt" fo:font-weight="normal" fo:font-family="'Liberation Serif'" style:font-family-asian="'Liberation Serif'" style:font-family-complex="'Liberation Serif'" fo:background-color="#1f1f1f" fo:color="#ce9178"/>
    </style:style>
    <style:style style:name="T364" style:family="text">
      <style:text-properties fo:font-size="10.50pt" fo:font-weight="normal" fo:font-family="'Liberation Serif'" style:font-family-asian="'Liberation Serif'" style:font-family-complex="'Liberation Serif'" fo:background-color="#1f1f1f" fo:color="#569cd6"/>
    </style:style>
    <style:style style:name="T365" style:family="text">
      <style:text-properties fo:font-size="10.50pt" fo:font-weight="normal" fo:font-family="'Liberation Serif'" style:font-family-asian="'Liberation Serif'" style:font-family-complex="'Liberation Serif'" fo:background-color="#1f1f1f" fo:color="#cccccc"/>
    </style:style>
    <style:style style:name="T366" style:family="text">
      <style:text-properties fo:font-size="10.50pt" fo:font-weight="normal" fo:font-family="'Liberation Serif'" style:font-family-asian="'Liberation Serif'" style:font-family-complex="'Liberation Serif'" fo:background-color="#1f1f1f" fo:color="#569cd6"/>
    </style:style>
    <style:style style:name="T367" style:family="text">
      <style:text-properties fo:font-size="10.50pt" fo:font-weight="normal" fo:font-family="'Liberation Serif'" style:font-family-asian="'Liberation Serif'" style:font-family-complex="'Liberation Serif'" fo:background-color="#1f1f1f" fo:color="#cccccc"/>
    </style:style>
    <style:style style:name="T368" style:family="text">
      <style:text-properties fo:font-size="10.50pt" fo:font-weight="normal" fo:font-family="'Liberation Serif'" style:font-family-asian="'Liberation Serif'" style:font-family-complex="'Liberation Serif'" fo:background-color="#1f1f1f" fo:color="#ce9178"/>
    </style:style>
    <style:style style:name="T369" style:family="text">
      <style:text-properties fo:font-size="10.50pt" fo:font-weight="normal" fo:font-family="'Liberation Serif'" style:font-family-asian="'Liberation Serif'" style:font-family-complex="'Liberation Serif'" fo:background-color="#1f1f1f" fo:color="#569cd6"/>
    </style:style>
    <style:style style:name="T370" style:family="text">
      <style:text-properties fo:font-size="10.50pt" fo:font-weight="normal" fo:font-family="'Liberation Serif'" style:font-family-asian="'Liberation Serif'" style:font-family-complex="'Liberation Serif'" fo:background-color="#1f1f1f" fo:color="#cccccc"/>
    </style:style>
    <style:style style:name="T371" style:family="text">
      <style:text-properties fo:font-size="10.50pt" fo:font-weight="normal" fo:font-family="'Liberation Serif'" style:font-family-asian="'Liberation Serif'" style:font-family-complex="'Liberation Serif'" fo:background-color="#1f1f1f" fo:color="#569cd6"/>
    </style:style>
    <style:style style:name="T372" style:family="text">
      <style:text-properties fo:font-size="10.50pt" fo:font-weight="normal" fo:font-family="'Liberation Serif'" style:font-family-asian="'Liberation Serif'" style:font-family-complex="'Liberation Serif'" fo:background-color="#1f1f1f" fo:color="#cccccc"/>
    </style:style>
    <style:style style:name="T373" style:family="text">
      <style:text-properties fo:font-size="10.50pt" fo:font-weight="normal" fo:font-family="'Liberation Serif'" style:font-family-asian="'Liberation Serif'" style:font-family-complex="'Liberation Serif'" fo:background-color="#1f1f1f" fo:color="#569cd6"/>
    </style:style>
    <style:style style:name="T374" style:family="text">
      <style:text-properties fo:font-size="10.50pt" fo:font-weight="normal" fo:font-family="'Liberation Serif'" style:font-family-asian="'Liberation Serif'" style:font-family-complex="'Liberation Serif'" fo:background-color="#1f1f1f" fo:color="#cccccc"/>
    </style:style>
    <style:style style:name="T375" style:family="text">
      <style:text-properties fo:font-size="10.50pt" fo:font-weight="normal" fo:font-family="'Liberation Serif'" style:font-family-asian="'Liberation Serif'" style:font-family-complex="'Liberation Serif'" fo:background-color="#1f1f1f" fo:color="#ce9178"/>
    </style:style>
    <style:style style:name="T376" style:family="text">
      <style:text-properties fo:font-size="10.50pt" fo:font-weight="normal" fo:font-family="'Liberation Serif'" style:font-family-asian="'Liberation Serif'" style:font-family-complex="'Liberation Serif'" fo:background-color="#1f1f1f" fo:color="#569cd6"/>
    </style:style>
    <style:style style:name="T377" style:family="text">
      <style:text-properties fo:font-size="10.50pt" fo:font-weight="normal" fo:font-family="'Liberation Serif'" style:font-family-asian="'Liberation Serif'" style:font-family-complex="'Liberation Serif'" fo:background-color="#1f1f1f" fo:color="#b5cea8"/>
    </style:style>
    <style:style style:name="T378" style:family="text">
      <style:text-properties fo:font-size="10.50pt" fo:font-weight="normal" fo:font-family="'Liberation Serif'" style:font-family-asian="'Liberation Serif'" style:font-family-complex="'Liberation Serif'" fo:background-color="#1f1f1f" fo:color="#cccccc"/>
    </style:style>
    <style:style style:name="T379" style:family="text">
      <style:text-properties fo:font-size="10.50pt" fo:font-weight="normal" fo:font-family="'Liberation Serif'" style:font-family-asian="'Liberation Serif'" style:font-family-complex="'Liberation Serif'" fo:background-color="#1f1f1f" fo:color="#ce9178"/>
    </style:style>
    <style:style style:name="T380" style:family="text">
      <style:text-properties fo:font-size="10.50pt" fo:font-weight="normal" fo:font-family="'Liberation Serif'" style:font-family-asian="'Liberation Serif'" style:font-family-complex="'Liberation Serif'" fo:background-color="#1f1f1f" fo:color="#569cd6"/>
    </style:style>
    <style:style style:name="T381" style:family="text">
      <style:text-properties fo:font-size="10.50pt" fo:font-weight="normal" fo:font-family="'Liberation Serif'" style:font-family-asian="'Liberation Serif'" style:font-family-complex="'Liberation Serif'" fo:background-color="#1f1f1f" fo:color="#b5cea8"/>
    </style:style>
    <style:style style:name="T382" style:family="text">
      <style:text-properties fo:font-size="10.50pt" fo:font-weight="normal" fo:font-family="'Liberation Serif'" style:font-family-asian="'Liberation Serif'" style:font-family-complex="'Liberation Serif'" fo:background-color="#1f1f1f" fo:color="#cccccc"/>
    </style:style>
    <style:style style:name="T383" style:family="text">
      <style:text-properties fo:font-size="10.50pt" fo:font-weight="normal" fo:font-family="'Liberation Serif'" style:font-family-asian="'Liberation Serif'" style:font-family-complex="'Liberation Serif'" fo:background-color="#1f1f1f" fo:color="#ce9178"/>
    </style:style>
    <style:style style:name="T384" style:family="text">
      <style:text-properties fo:font-size="10.50pt" fo:font-weight="normal" fo:font-family="'Liberation Serif'" style:font-family-asian="'Liberation Serif'" style:font-family-complex="'Liberation Serif'" fo:background-color="#1f1f1f" fo:color="#cccccc"/>
    </style:style>
    <style:style style:name="T385" style:family="text">
      <style:text-properties fo:font-size="10.50pt" fo:font-weight="normal" fo:font-family="'Liberation Serif'" style:font-family-asian="'Liberation Serif'" style:font-family-complex="'Liberation Serif'" fo:background-color="#1f1f1f" fo:color="#569cd6"/>
    </style:style>
    <style:style style:name="T386" style:family="text">
      <style:text-properties fo:font-size="10.50pt" fo:font-weight="normal" fo:font-family="'Liberation Serif'" style:font-family-asian="'Liberation Serif'" style:font-family-complex="'Liberation Serif'" fo:background-color="#1f1f1f" fo:color="#cccccc"/>
    </style:style>
    <style:style style:name="T387" style:family="text">
      <style:text-properties fo:font-size="10.50pt" fo:font-weight="normal" fo:font-family="'Liberation Serif'" style:font-family-asian="'Liberation Serif'" style:font-family-complex="'Liberation Serif'" fo:background-color="#1f1f1f" fo:color="#569cd6"/>
    </style:style>
    <style:style style:name="T388" style:family="text">
      <style:text-properties fo:font-size="10.50pt" fo:font-weight="normal" fo:font-family="'Liberation Serif'" style:font-family-asian="'Liberation Serif'" style:font-family-complex="'Liberation Serif'" fo:background-color="#1f1f1f" fo:color="#cccccc"/>
    </style:style>
    <style:style style:name="T389" style:family="text">
      <style:text-properties fo:font-size="10.50pt" fo:font-weight="normal" fo:font-family="'Liberation Serif'" style:font-family-asian="'Liberation Serif'" style:font-family-complex="'Liberation Serif'" fo:background-color="#1f1f1f" fo:color="#569cd6"/>
    </style:style>
    <style:style style:name="T390" style:family="text">
      <style:text-properties fo:font-size="10.50pt" fo:font-weight="normal" fo:font-family="'Liberation Serif'" style:font-family-asian="'Liberation Serif'" style:font-family-complex="'Liberation Serif'" fo:background-color="#1f1f1f" fo:color="#cccccc"/>
    </style:style>
    <style:style style:name="T391" style:family="text">
      <style:text-properties fo:font-size="10.50pt" fo:font-weight="normal" fo:font-family="'Liberation Serif'" style:font-family-asian="'Liberation Serif'" style:font-family-complex="'Liberation Serif'" fo:background-color="#1f1f1f" fo:color="#ce9178"/>
    </style:style>
    <style:style style:name="T392" style:family="text">
      <style:text-properties fo:font-size="10.50pt" fo:font-weight="normal" fo:font-family="'Liberation Serif'" style:font-family-asian="'Liberation Serif'" style:font-family-complex="'Liberation Serif'" fo:background-color="#1f1f1f" fo:color="#569cd6"/>
    </style:style>
    <style:style style:name="T393" style:family="text">
      <style:text-properties fo:font-size="10.50pt" fo:font-weight="normal" fo:font-family="'Liberation Serif'" style:font-family-asian="'Liberation Serif'" style:font-family-complex="'Liberation Serif'" fo:background-color="#1f1f1f" fo:color="#cccccc"/>
    </style:style>
    <style:style style:name="T394" style:family="text">
      <style:text-properties fo:font-size="10.50pt" fo:font-weight="normal" fo:font-family="'Liberation Serif'" style:font-family-asian="'Liberation Serif'" style:font-family-complex="'Liberation Serif'" fo:background-color="#1f1f1f" fo:color="#ce9178"/>
    </style:style>
    <style:style style:name="T395" style:family="text">
      <style:text-properties fo:font-size="10.50pt" fo:font-weight="normal" fo:font-family="'Liberation Serif'" style:font-family-asian="'Liberation Serif'" style:font-family-complex="'Liberation Serif'" fo:background-color="#1f1f1f" fo:color="#cccccc"/>
    </style:style>
    <style:style style:name="T396" style:family="text">
      <style:text-properties fo:font-size="10.50pt" fo:font-weight="normal" fo:font-family="'Liberation Serif'" style:font-family-asian="'Liberation Serif'" style:font-family-complex="'Liberation Serif'" fo:background-color="#1f1f1f" fo:color="#569cd6"/>
    </style:style>
    <style:style style:name="T397" style:family="text">
      <style:text-properties fo:font-size="10.50pt" fo:font-weight="normal" fo:font-family="'Liberation Serif'" style:font-family-asian="'Liberation Serif'" style:font-family-complex="'Liberation Serif'" fo:background-color="#1f1f1f" fo:color="#cccccc"/>
    </style:style>
    <style:style style:name="T398" style:family="text">
      <style:text-properties fo:font-size="10.50pt" fo:font-weight="normal" fo:font-family="'Liberation Serif'" style:font-family-asian="'Liberation Serif'" style:font-family-complex="'Liberation Serif'" fo:background-color="#1f1f1f" fo:color="#569cd6"/>
    </style:style>
    <style:style style:name="T399" style:family="text">
      <style:text-properties fo:font-size="10.50pt" fo:font-weight="normal" fo:font-family="'Liberation Serif'" style:font-family-asian="'Liberation Serif'" style:font-family-complex="'Liberation Serif'" fo:background-color="#1f1f1f" fo:color="#cccccc"/>
    </style:style>
    <style:style style:name="T400" style:family="text">
      <style:text-properties fo:font-size="10.50pt" fo:font-weight="normal" fo:font-family="'Liberation Serif'" style:font-family-asian="'Liberation Serif'" style:font-family-complex="'Liberation Serif'" fo:background-color="#1f1f1f" fo:color="#569cd6"/>
    </style:style>
    <style:style style:name="T401" style:family="text">
      <style:text-properties fo:font-size="10.50pt" fo:font-weight="normal" fo:font-family="'Liberation Serif'" style:font-family-asian="'Liberation Serif'" style:font-family-complex="'Liberation Serif'" fo:background-color="#1f1f1f" fo:color="#cccccc"/>
    </style:style>
    <style:style style:name="T402" style:family="text">
      <style:text-properties fo:font-size="10.50pt" fo:font-weight="normal" fo:font-family="'Liberation Serif'" style:font-family-asian="'Liberation Serif'" style:font-family-complex="'Liberation Serif'" fo:background-color="#1f1f1f" fo:color="#ce9178"/>
    </style:style>
    <style:style style:name="T403" style:family="text">
      <style:text-properties fo:font-size="10.50pt" fo:font-weight="normal" fo:font-family="'Liberation Serif'" style:font-family-asian="'Liberation Serif'" style:font-family-complex="'Liberation Serif'" fo:background-color="#1f1f1f" fo:color="#569cd6"/>
    </style:style>
    <style:style style:name="T404" style:family="text">
      <style:text-properties fo:font-size="10.50pt" fo:font-weight="normal" fo:font-family="'Liberation Serif'" style:font-family-asian="'Liberation Serif'" style:font-family-complex="'Liberation Serif'" fo:background-color="#1f1f1f" fo:color="#b5cea8"/>
    </style:style>
    <style:style style:name="T405" style:family="text">
      <style:text-properties fo:font-size="10.50pt" fo:font-weight="normal" fo:font-family="'Liberation Serif'" style:font-family-asian="'Liberation Serif'" style:font-family-complex="'Liberation Serif'" fo:background-color="#1f1f1f" fo:color="#cccccc"/>
    </style:style>
    <style:style style:name="T406" style:family="text">
      <style:text-properties fo:font-size="10.50pt" fo:font-weight="normal" fo:font-family="'Liberation Serif'" style:font-family-asian="'Liberation Serif'" style:font-family-complex="'Liberation Serif'" fo:background-color="#1f1f1f" fo:color="#ce9178"/>
    </style:style>
    <style:style style:name="T407" style:family="text">
      <style:text-properties fo:font-size="10.50pt" fo:font-weight="normal" fo:font-family="'Liberation Serif'" style:font-family-asian="'Liberation Serif'" style:font-family-complex="'Liberation Serif'" fo:background-color="#1f1f1f" fo:color="#569cd6"/>
    </style:style>
    <style:style style:name="T408" style:family="text">
      <style:text-properties fo:font-size="10.50pt" fo:font-weight="normal" fo:font-family="'Liberation Serif'" style:font-family-asian="'Liberation Serif'" style:font-family-complex="'Liberation Serif'" fo:background-color="#1f1f1f" fo:color="#b5cea8"/>
    </style:style>
    <style:style style:name="T409" style:family="text">
      <style:text-properties fo:font-size="10.50pt" fo:font-weight="normal" fo:font-family="'Liberation Serif'" style:font-family-asian="'Liberation Serif'" style:font-family-complex="'Liberation Serif'" fo:background-color="#1f1f1f" fo:color="#cccccc"/>
    </style:style>
    <style:style style:name="T410" style:family="text">
      <style:text-properties fo:font-size="10.50pt" fo:font-weight="normal" fo:font-family="'Liberation Serif'" style:font-family-asian="'Liberation Serif'" style:font-family-complex="'Liberation Serif'" fo:background-color="#1f1f1f" fo:color="#ce9178"/>
    </style:style>
    <style:style style:name="T411" style:family="text">
      <style:text-properties fo:font-size="10.50pt" fo:font-weight="normal" fo:font-family="'Liberation Serif'" style:font-family-asian="'Liberation Serif'" style:font-family-complex="'Liberation Serif'" fo:background-color="#1f1f1f" fo:color="#569cd6"/>
    </style:style>
    <style:style style:name="T412" style:family="text">
      <style:text-properties fo:font-size="10.50pt" fo:font-weight="normal" fo:font-family="'Liberation Serif'" style:font-family-asian="'Liberation Serif'" style:font-family-complex="'Liberation Serif'" fo:background-color="#1f1f1f" fo:color="#b5cea8"/>
    </style:style>
    <style:style style:name="T413" style:family="text">
      <style:text-properties fo:font-size="10.50pt" fo:font-weight="normal" fo:font-family="'Liberation Serif'" style:font-family-asian="'Liberation Serif'" style:font-family-complex="'Liberation Serif'" fo:background-color="#1f1f1f" fo:color="#cccccc"/>
    </style:style>
    <style:style style:name="T414" style:family="text">
      <style:text-properties fo:font-size="10.50pt" fo:font-weight="normal" fo:font-family="'Liberation Serif'" style:font-family-asian="'Liberation Serif'" style:font-family-complex="'Liberation Serif'" fo:background-color="#1f1f1f" fo:color="#ce9178"/>
    </style:style>
    <style:style style:name="T415" style:family="text">
      <style:text-properties fo:font-size="10.50pt" fo:font-weight="normal" fo:font-family="'Liberation Serif'" style:font-family-asian="'Liberation Serif'" style:font-family-complex="'Liberation Serif'" fo:background-color="#1f1f1f" fo:color="#569cd6"/>
    </style:style>
    <style:style style:name="T416" style:family="text">
      <style:text-properties fo:font-size="10.50pt" fo:font-weight="normal" fo:font-family="'Liberation Serif'" style:font-family-asian="'Liberation Serif'" style:font-family-complex="'Liberation Serif'" fo:background-color="#1f1f1f" fo:color="#b5cea8"/>
    </style:style>
    <style:style style:name="T417" style:family="text">
      <style:text-properties fo:font-size="10.50pt" fo:font-weight="normal" fo:font-family="'Liberation Serif'" style:font-family-asian="'Liberation Serif'" style:font-family-complex="'Liberation Serif'" fo:background-color="#1f1f1f" fo:color="#cccccc"/>
    </style:style>
    <style:style style:name="T418" style:family="text">
      <style:text-properties fo:font-size="10.50pt" fo:font-weight="normal" fo:font-family="'Liberation Serif'" style:font-family-asian="'Liberation Serif'" style:font-family-complex="'Liberation Serif'" fo:background-color="#1f1f1f" fo:color="#ce9178"/>
    </style:style>
    <style:style style:name="T419" style:family="text">
      <style:text-properties fo:font-size="10.50pt" fo:font-weight="normal" fo:font-family="'Liberation Serif'" style:font-family-asian="'Liberation Serif'" style:font-family-complex="'Liberation Serif'" fo:background-color="#1f1f1f" fo:color="#cccccc"/>
    </style:style>
    <style:style style:name="T420" style:family="text">
      <style:text-properties fo:font-size="10.50pt" fo:font-weight="normal" fo:font-family="'Liberation Serif'" style:font-family-asian="'Liberation Serif'" style:font-family-complex="'Liberation Serif'" fo:background-color="#1f1f1f" fo:color="#569cd6"/>
    </style:style>
    <style:style style:name="T421" style:family="text">
      <style:text-properties fo:font-size="10.50pt" fo:font-weight="normal" fo:font-family="'Liberation Serif'" style:font-family-asian="'Liberation Serif'" style:font-family-complex="'Liberation Serif'" fo:background-color="#1f1f1f" fo:color="#cccccc"/>
    </style:style>
    <style:style style:name="T422" style:family="text">
      <style:text-properties fo:font-size="10.50pt" fo:font-weight="normal" fo:font-family="'Liberation Serif'" style:font-family-asian="'Liberation Serif'" style:font-family-complex="'Liberation Serif'" fo:background-color="#1f1f1f" fo:color="#569cd6"/>
    </style:style>
    <style:style style:name="T423" style:family="text">
      <style:text-properties fo:font-size="10.50pt" fo:font-weight="normal" fo:font-family="'Liberation Serif'" style:font-family-asian="'Liberation Serif'" style:font-family-complex="'Liberation Serif'" fo:background-color="#1f1f1f" fo:color="#cccccc"/>
    </style:style>
    <style:style style:name="T424" style:family="text">
      <style:text-properties fo:font-size="10.50pt" fo:font-weight="normal" fo:font-family="'Liberation Serif'" style:font-family-asian="'Liberation Serif'" style:font-family-complex="'Liberation Serif'" fo:background-color="#1f1f1f" fo:color="#9cdcfe"/>
    </style:style>
    <style:style style:name="T425" style:family="text">
      <style:text-properties fo:font-size="10.50pt" fo:font-weight="normal" fo:font-family="'Liberation Serif'" style:font-family-asian="'Liberation Serif'" style:font-family-complex="'Liberation Serif'" fo:background-color="#1f1f1f" fo:color="#cccccc"/>
    </style:style>
    <style:style style:name="T426" style:family="text">
      <style:text-properties fo:font-size="10.50pt" fo:font-weight="normal" fo:font-family="'Liberation Serif'" style:font-family-asian="'Liberation Serif'" style:font-family-complex="'Liberation Serif'" fo:background-color="#1f1f1f" fo:color="#9cdcfe"/>
    </style:style>
    <style:style style:name="T427" style:family="text">
      <style:text-properties fo:font-size="10.50pt" fo:font-weight="normal" fo:font-family="'Liberation Serif'" style:font-family-asian="'Liberation Serif'" style:font-family-complex="'Liberation Serif'" fo:background-color="#1f1f1f" fo:color="#cccccc"/>
    </style:style>
    <style:style style:name="T428" style:family="text">
      <style:text-properties fo:font-size="10.50pt" fo:font-weight="normal" fo:font-family="'Liberation Serif'" style:font-family-asian="'Liberation Serif'" style:font-family-complex="'Liberation Serif'" fo:background-color="#1f1f1f" fo:color="#569cd6"/>
    </style:style>
    <style:style style:name="T429" style:family="text">
      <style:text-properties fo:font-size="10.50pt" fo:font-weight="normal" fo:font-family="'Liberation Serif'" style:font-family-asian="'Liberation Serif'" style:font-family-complex="'Liberation Serif'" fo:background-color="#1f1f1f" fo:color="#cccccc"/>
    </style:style>
    <style:style style:name="T430" style:family="text">
      <style:text-properties fo:font-size="10.50pt" fo:font-weight="normal" fo:font-family="'Liberation Serif'" style:font-family-asian="'Liberation Serif'" style:font-family-complex="'Liberation Serif'" fo:background-color="#1f1f1f" fo:color="#ce9178"/>
    </style:style>
    <style:style style:name="T431" style:family="text">
      <style:text-properties fo:font-size="10.50pt" fo:font-weight="normal" fo:font-family="'Liberation Serif'" style:font-family-asian="'Liberation Serif'" style:font-family-complex="'Liberation Serif'" fo:background-color="#1f1f1f" fo:color="#cccccc"/>
    </style:style>
    <style:style style:name="T432" style:family="text">
      <style:text-properties fo:font-size="10.50pt" fo:font-weight="normal" fo:font-family="'Liberation Serif'" style:font-family-asian="'Liberation Serif'" style:font-family-complex="'Liberation Serif'" fo:background-color="#1f1f1f" fo:color="#569cd6"/>
    </style:style>
    <style:style style:name="T433" style:family="text">
      <style:text-properties fo:font-size="10.50pt" fo:font-weight="normal" fo:font-family="'Liberation Serif'" style:font-family-asian="'Liberation Serif'" style:font-family-complex="'Liberation Serif'" fo:background-color="#1f1f1f" fo:color="#cccccc"/>
    </style:style>
    <style:style style:name="T434" style:family="text">
      <style:text-properties fo:font-size="10.50pt" fo:font-weight="normal" fo:font-family="'Liberation Serif'" style:font-family-asian="'Liberation Serif'" style:font-family-complex="'Liberation Serif'" fo:background-color="#1f1f1f" fo:color="#9cdcfe"/>
    </style:style>
    <style:style style:name="T435" style:family="text">
      <style:text-properties fo:font-size="10.50pt" fo:font-weight="normal" fo:font-family="'Liberation Serif'" style:font-family-asian="'Liberation Serif'" style:font-family-complex="'Liberation Serif'" fo:background-color="#1f1f1f" fo:color="#569cd6"/>
    </style:style>
    <style:style style:name="T436" style:family="text">
      <style:text-properties fo:font-size="10.50pt" fo:font-weight="normal" fo:font-family="'Liberation Serif'" style:font-family-asian="'Liberation Serif'" style:font-family-complex="'Liberation Serif'" fo:background-color="#1f1f1f" fo:color="#cccccc"/>
    </style:style>
    <style:style style:name="T437" style:family="text">
      <style:text-properties fo:font-size="10.50pt" fo:font-weight="normal" fo:font-family="'Liberation Serif'" style:font-family-asian="'Liberation Serif'" style:font-family-complex="'Liberation Serif'" fo:background-color="#1f1f1f" fo:color="#ce9178"/>
    </style:style>
    <style:style style:name="T438" style:family="text">
      <style:text-properties fo:font-size="10.50pt" fo:font-weight="normal" fo:font-family="'Liberation Serif'" style:font-family-asian="'Liberation Serif'" style:font-family-complex="'Liberation Serif'" fo:background-color="#1f1f1f" fo:color="#cccccc"/>
    </style:style>
    <style:style style:name="T439" style:family="text">
      <style:text-properties fo:font-size="10.50pt" fo:font-weight="normal" fo:font-family="'Liberation Serif'" style:font-family-asian="'Liberation Serif'" style:font-family-complex="'Liberation Serif'" fo:background-color="#1f1f1f" fo:color="#569cd6"/>
    </style:style>
    <style:style style:name="T440" style:family="text">
      <style:text-properties fo:font-size="10.50pt" fo:font-weight="normal" fo:font-family="'Liberation Serif'" style:font-family-asian="'Liberation Serif'" style:font-family-complex="'Liberation Serif'" fo:background-color="#1f1f1f" fo:color="#cccccc"/>
    </style:style>
    <style:style style:name="T441" style:family="text">
      <style:text-properties fo:font-size="10.50pt" fo:font-weight="normal" fo:font-family="'Liberation Serif'" style:font-family-asian="'Liberation Serif'" style:font-family-complex="'Liberation Serif'" fo:background-color="#1f1f1f" fo:color="#9cdcfe"/>
    </style:style>
    <style:style style:name="T442" style:family="text">
      <style:text-properties fo:font-size="10.50pt" fo:font-weight="normal" fo:font-family="'Liberation Serif'" style:font-family-asian="'Liberation Serif'" style:font-family-complex="'Liberation Serif'" fo:background-color="#1f1f1f" fo:color="#569cd6"/>
    </style:style>
    <style:style style:name="T443" style:family="text">
      <style:text-properties fo:font-size="10.50pt" fo:font-weight="normal" fo:font-family="'Liberation Serif'" style:font-family-asian="'Liberation Serif'" style:font-family-complex="'Liberation Serif'" fo:background-color="#1f1f1f" fo:color="#cccccc"/>
    </style:style>
    <style:style style:name="T444" style:family="text">
      <style:text-properties fo:font-size="10.50pt" fo:font-weight="normal" fo:font-family="'Liberation Serif'" style:font-family-asian="'Liberation Serif'" style:font-family-complex="'Liberation Serif'" fo:background-color="#1f1f1f" fo:color="#ce9178"/>
    </style:style>
    <style:style style:name="T445" style:family="text">
      <style:text-properties fo:font-size="10.50pt" fo:font-weight="normal" fo:font-family="'Liberation Serif'" style:font-family-asian="'Liberation Serif'" style:font-family-complex="'Liberation Serif'" fo:background-color="#1f1f1f" fo:color="#cccccc"/>
    </style:style>
    <style:style style:name="T446" style:family="text">
      <style:text-properties fo:font-size="10.50pt" fo:font-weight="normal" fo:font-family="'Liberation Serif'" style:font-family-asian="'Liberation Serif'" style:font-family-complex="'Liberation Serif'" fo:background-color="#1f1f1f" fo:color="#9cdcfe"/>
    </style:style>
    <style:style style:name="T447" style:family="text">
      <style:text-properties fo:font-size="10.50pt" fo:font-weight="normal" fo:font-family="'Liberation Serif'" style:font-family-asian="'Liberation Serif'" style:font-family-complex="'Liberation Serif'" fo:background-color="#1f1f1f" fo:color="#cccccc"/>
    </style:style>
    <style:style style:name="T448" style:family="text">
      <style:text-properties fo:font-size="10.50pt" fo:font-weight="normal" fo:font-family="'Liberation Serif'" style:font-family-asian="'Liberation Serif'" style:font-family-complex="'Liberation Serif'" fo:background-color="#1f1f1f" fo:color="#569cd6"/>
    </style:style>
    <style:style style:name="T449" style:family="text">
      <style:text-properties fo:font-size="10.50pt" fo:font-weight="normal" fo:font-family="'Liberation Serif'" style:font-family-asian="'Liberation Serif'" style:font-family-complex="'Liberation Serif'" fo:background-color="#1f1f1f" fo:color="#cccccc"/>
    </style:style>
    <style:style style:name="T450" style:family="text">
      <style:text-properties fo:font-size="10.50pt" fo:font-weight="normal" fo:font-family="'Liberation Serif'" style:font-family-asian="'Liberation Serif'" style:font-family-complex="'Liberation Serif'" fo:background-color="#1f1f1f" fo:color="#9cdcfe"/>
    </style:style>
    <style:style style:name="T451" style:family="text">
      <style:text-properties fo:font-size="10.50pt" fo:font-weight="normal" fo:font-family="'Liberation Serif'" style:font-family-asian="'Liberation Serif'" style:font-family-complex="'Liberation Serif'" fo:background-color="#1f1f1f" fo:color="#569cd6"/>
    </style:style>
    <style:style style:name="T452" style:family="text">
      <style:text-properties fo:font-size="10.50pt" fo:font-weight="normal" fo:font-family="'Liberation Serif'" style:font-family-asian="'Liberation Serif'" style:font-family-complex="'Liberation Serif'" fo:background-color="#1f1f1f" fo:color="#cccccc"/>
    </style:style>
    <style:style style:name="T453" style:family="text">
      <style:text-properties fo:font-size="10.50pt" fo:font-weight="normal" fo:font-family="'Liberation Serif'" style:font-family-asian="'Liberation Serif'" style:font-family-complex="'Liberation Serif'" fo:background-color="#1f1f1f" fo:color="#ce9178"/>
    </style:style>
    <style:style style:name="T454" style:family="text">
      <style:text-properties fo:font-size="10.50pt" fo:font-weight="normal" fo:font-family="'Liberation Serif'" style:font-family-asian="'Liberation Serif'" style:font-family-complex="'Liberation Serif'" fo:background-color="#1f1f1f" fo:color="#cccccc"/>
    </style:style>
    <style:style style:name="T455" style:family="text">
      <style:text-properties fo:font-size="10.50pt" fo:font-weight="normal" fo:font-family="'Liberation Serif'" style:font-family-asian="'Liberation Serif'" style:font-family-complex="'Liberation Serif'" fo:background-color="#1f1f1f" fo:color="#569cd6"/>
    </style:style>
    <style:style style:name="T456" style:family="text">
      <style:text-properties fo:font-size="10.50pt" fo:font-weight="normal" fo:font-family="'Liberation Serif'" style:font-family-asian="'Liberation Serif'" style:font-family-complex="'Liberation Serif'" fo:background-color="#1f1f1f" fo:color="#cccccc"/>
    </style:style>
    <style:style style:name="T457" style:family="text">
      <style:text-properties fo:font-size="10.50pt" fo:font-weight="normal" fo:font-family="'Liberation Serif'" style:font-family-asian="'Liberation Serif'" style:font-family-complex="'Liberation Serif'" fo:background-color="#1f1f1f" fo:color="#9cdcfe"/>
    </style:style>
    <style:style style:name="T458" style:family="text">
      <style:text-properties fo:font-size="10.50pt" fo:font-weight="normal" fo:font-family="'Liberation Serif'" style:font-family-asian="'Liberation Serif'" style:font-family-complex="'Liberation Serif'" fo:background-color="#1f1f1f" fo:color="#569cd6"/>
    </style:style>
    <style:style style:name="T459" style:family="text">
      <style:text-properties fo:font-size="10.50pt" fo:font-weight="normal" fo:font-family="'Liberation Serif'" style:font-family-asian="'Liberation Serif'" style:font-family-complex="'Liberation Serif'" fo:background-color="#1f1f1f" fo:color="#cccccc"/>
    </style:style>
    <style:style style:name="T460" style:family="text">
      <style:text-properties fo:font-size="10.50pt" fo:font-weight="normal" fo:font-family="'Liberation Serif'" style:font-family-asian="'Liberation Serif'" style:font-family-complex="'Liberation Serif'" fo:background-color="#1f1f1f" fo:color="#9cdcfe"/>
    </style:style>
    <style:style style:name="T461" style:family="text">
      <style:text-properties fo:font-size="10.50pt" fo:font-weight="normal" fo:font-family="'Liberation Serif'" style:font-family-asian="'Liberation Serif'" style:font-family-complex="'Liberation Serif'" fo:background-color="#1f1f1f" fo:color="#569cd6"/>
    </style:style>
    <style:style style:name="T462" style:family="text">
      <style:text-properties fo:font-size="10.50pt" fo:font-weight="normal" fo:font-family="'Liberation Serif'" style:font-family-asian="'Liberation Serif'" style:font-family-complex="'Liberation Serif'" fo:background-color="#1f1f1f" fo:color="#cccccc"/>
    </style:style>
    <style:style style:name="T463" style:family="text">
      <style:text-properties fo:font-size="10.50pt" fo:font-weight="normal" fo:font-family="'Liberation Serif'" style:font-family-asian="'Liberation Serif'" style:font-family-complex="'Liberation Serif'" fo:background-color="#1f1f1f" fo:color="#9cdcfe"/>
    </style:style>
    <style:style style:name="T464" style:family="text">
      <style:text-properties fo:font-size="10.50pt" fo:font-weight="normal" fo:font-family="'Liberation Serif'" style:font-family-asian="'Liberation Serif'" style:font-family-complex="'Liberation Serif'" fo:background-color="#1f1f1f" fo:color="#569cd6"/>
    </style:style>
    <style:style style:name="T465" style:family="text">
      <style:text-properties fo:font-size="10.50pt" fo:font-weight="normal" fo:font-family="'Liberation Serif'" style:font-family-asian="'Liberation Serif'" style:font-family-complex="'Liberation Serif'" fo:background-color="#1f1f1f" fo:color="#cccccc"/>
    </style:style>
    <style:style style:name="T466" style:family="text">
      <style:text-properties fo:font-size="10.50pt" fo:font-weight="normal" fo:font-family="'Liberation Serif'" style:font-family-asian="'Liberation Serif'" style:font-family-complex="'Liberation Serif'" fo:background-color="#1f1f1f" fo:color="#9cdcfe"/>
    </style:style>
    <style:style style:name="T467" style:family="text">
      <style:text-properties fo:font-size="10.50pt" fo:font-weight="normal" fo:font-family="'Liberation Serif'" style:font-family-asian="'Liberation Serif'" style:font-family-complex="'Liberation Serif'" fo:background-color="#1f1f1f" fo:color="#569cd6"/>
    </style:style>
    <style:style style:name="T468" style:family="text">
      <style:text-properties fo:font-size="10.50pt" fo:font-weight="normal" fo:font-family="'Liberation Serif'" style:font-family-asian="'Liberation Serif'" style:font-family-complex="'Liberation Serif'" fo:background-color="#1f1f1f" fo:color="#cccccc"/>
    </style:style>
    <style:style style:name="T469" style:family="text">
      <style:text-properties fo:font-size="10.50pt" fo:font-weight="normal" fo:font-family="'Liberation Serif'" style:font-family-asian="'Liberation Serif'" style:font-family-complex="'Liberation Serif'" fo:background-color="#1f1f1f" fo:color="#9cdcfe"/>
    </style:style>
    <style:style style:name="T470" style:family="text">
      <style:text-properties fo:font-size="10.50pt" fo:font-weight="normal" fo:font-family="'Liberation Serif'" style:font-family-asian="'Liberation Serif'" style:font-family-complex="'Liberation Serif'" fo:background-color="#1f1f1f" fo:color="#cccccc"/>
    </style:style>
    <style:style style:name="T471" style:family="text">
      <style:text-properties fo:font-size="10.50pt" fo:font-weight="normal" fo:font-family="'Liberation Serif'" style:font-family-asian="'Liberation Serif'" style:font-family-complex="'Liberation Serif'" fo:background-color="#1f1f1f" fo:color="#9cdcfe"/>
    </style:style>
    <style:style style:name="T472" style:family="text">
      <style:text-properties fo:font-size="10.50pt" fo:font-weight="normal" fo:font-family="'Liberation Serif'" style:font-family-asian="'Liberation Serif'" style:font-family-complex="'Liberation Serif'" fo:background-color="#1f1f1f" fo:color="#cccccc"/>
    </style:style>
    <style:style style:name="T473" style:family="text">
      <style:text-properties fo:font-size="10.50pt" fo:font-weight="normal" fo:font-family="'Liberation Serif'" style:font-family-asian="'Liberation Serif'" style:font-family-complex="'Liberation Serif'" fo:background-color="#1f1f1f" fo:color="#9cdcfe"/>
    </style:style>
    <style:style style:name="T474" style:family="text">
      <style:text-properties fo:font-size="10.50pt" fo:font-weight="normal" fo:font-family="'Liberation Serif'" style:font-family-asian="'Liberation Serif'" style:font-family-complex="'Liberation Serif'" fo:background-color="#1f1f1f" fo:color="#cccccc"/>
    </style:style>
    <style:style style:name="T475" style:family="text">
      <style:text-properties fo:font-size="10.50pt" fo:font-weight="normal" fo:font-family="'Liberation Serif'" style:font-family-asian="'Liberation Serif'" style:font-family-complex="'Liberation Serif'" fo:background-color="#1f1f1f" fo:color="#9cdcfe"/>
    </style:style>
    <style:style style:name="T476" style:family="text">
      <style:text-properties fo:font-size="10.50pt" fo:font-weight="normal" fo:font-family="'Liberation Serif'" style:font-family-asian="'Liberation Serif'" style:font-family-complex="'Liberation Serif'" fo:background-color="#1f1f1f" fo:color="#cccccc"/>
    </style:style>
    <style:style style:name="T477" style:family="text">
      <style:text-properties fo:font-size="10.50pt" fo:font-weight="normal" fo:font-family="'Liberation Serif'" style:font-family-asian="'Liberation Serif'" style:font-family-complex="'Liberation Serif'" fo:background-color="#1f1f1f" fo:color="#9cdcfe"/>
    </style:style>
    <style:style style:name="T478" style:family="text">
      <style:text-properties fo:font-size="10.50pt" fo:font-weight="normal" fo:font-family="'Liberation Serif'" style:font-family-asian="'Liberation Serif'" style:font-family-complex="'Liberation Serif'" fo:background-color="#1f1f1f" fo:color="#cccccc"/>
    </style:style>
    <style:style style:name="T479" style:family="text">
      <style:text-properties fo:font-size="10.50pt" fo:font-weight="normal" fo:font-family="'Liberation Serif'" style:font-family-asian="'Liberation Serif'" style:font-family-complex="'Liberation Serif'" fo:background-color="#1f1f1f" fo:color="#9cdcfe"/>
    </style:style>
    <style:style style:name="T480" style:family="text">
      <style:text-properties fo:font-size="10.50pt" fo:font-weight="normal" fo:font-family="'Liberation Serif'" style:font-family-asian="'Liberation Serif'" style:font-family-complex="'Liberation Serif'" fo:background-color="#1f1f1f" fo:color="#cccccc"/>
    </style:style>
    <style:style style:name="T481" style:family="text">
      <style:text-properties fo:font-size="10.50pt" fo:font-weight="normal" fo:font-family="'Liberation Serif'" style:font-family-asian="'Liberation Serif'" style:font-family-complex="'Liberation Serif'" fo:background-color="#1f1f1f" fo:color="#9cdcfe"/>
    </style:style>
    <style:style style:name="T482" style:family="text">
      <style:text-properties fo:font-size="10.50pt" fo:font-weight="normal" fo:font-family="'Liberation Serif'" style:font-family-asian="'Liberation Serif'" style:font-family-complex="'Liberation Serif'" fo:background-color="#1f1f1f" fo:color="#cccccc"/>
    </style:style>
    <style:style style:name="T483" style:family="text">
      <style:text-properties fo:font-size="10.50pt" fo:font-weight="normal" fo:font-family="'Liberation Serif'" style:font-family-asian="'Liberation Serif'" style:font-family-complex="'Liberation Serif'" fo:background-color="#1f1f1f" fo:color="#9cdcfe"/>
    </style:style>
    <style:style style:name="T484" style:family="text">
      <style:text-properties fo:font-size="10.50pt" fo:font-weight="normal" fo:font-family="'Liberation Serif'" style:font-family-asian="'Liberation Serif'" style:font-family-complex="'Liberation Serif'" fo:background-color="#1f1f1f" fo:color="#c586c0"/>
    </style:style>
    <style:style style:name="T485" style:family="text">
      <style:text-properties fo:font-size="10.50pt" fo:font-weight="normal" fo:font-family="'Liberation Serif'" style:font-family-asian="'Liberation Serif'" style:font-family-complex="'Liberation Serif'" fo:background-color="#1f1f1f" fo:color="#569cd6"/>
    </style:style>
    <style:style style:name="T486" style:family="text">
      <style:text-properties fo:font-size="10.50pt" fo:font-weight="normal" fo:font-family="'Liberation Serif'" style:font-family-asian="'Liberation Serif'" style:font-family-complex="'Liberation Serif'" fo:background-color="#1f1f1f" fo:color="#cccccc"/>
    </style:style>
    <style:style style:name="T487" style:family="text">
      <style:text-properties fo:font-size="10.50pt" fo:font-weight="normal" fo:font-family="'Liberation Serif'" style:font-family-asian="'Liberation Serif'" style:font-family-complex="'Liberation Serif'" fo:background-color="#1f1f1f" fo:color="#9cdcfe"/>
    </style:style>
    <style:style style:name="T488" style:family="text">
      <style:text-properties fo:font-size="10.50pt" fo:font-weight="normal" fo:font-family="'Liberation Serif'" style:font-family-asian="'Liberation Serif'" style:font-family-complex="'Liberation Serif'" fo:background-color="#1f1f1f" fo:color="#cccccc"/>
    </style:style>
    <style:style style:name="T489" style:family="text">
      <style:text-properties fo:font-size="10.50pt" fo:font-weight="normal" fo:font-family="'Liberation Serif'" style:font-family-asian="'Liberation Serif'" style:font-family-complex="'Liberation Serif'" fo:background-color="#1f1f1f" fo:color="#9cdcfe"/>
    </style:style>
    <style:style style:name="T490" style:family="text">
      <style:text-properties fo:font-size="10.50pt" fo:font-weight="normal" fo:font-family="'Liberation Serif'" style:font-family-asian="'Liberation Serif'" style:font-family-complex="'Liberation Serif'" fo:background-color="#1f1f1f" fo:color="#cccccc"/>
    </style:style>
    <style:style style:name="T491" style:family="text">
      <style:text-properties fo:font-size="10.50pt" fo:font-weight="normal" fo:font-family="'Liberation Serif'" style:font-family-asian="'Liberation Serif'" style:font-family-complex="'Liberation Serif'" fo:background-color="#1f1f1f" fo:color="#9cdcfe"/>
    </style:style>
    <style:style style:name="T492" style:family="text">
      <style:text-properties fo:font-size="10.50pt" fo:font-weight="normal" fo:font-family="'Liberation Serif'" style:font-family-asian="'Liberation Serif'" style:font-family-complex="'Liberation Serif'" fo:background-color="#1f1f1f" fo:color="#cccccc"/>
    </style:style>
    <style:style style:name="T493" style:family="text">
      <style:text-properties fo:font-size="10.50pt" fo:font-weight="normal" fo:font-family="'Liberation Serif'" style:font-family-asian="'Liberation Serif'" style:font-family-complex="'Liberation Serif'" fo:background-color="#1f1f1f" fo:color="#9cdcfe"/>
    </style:style>
    <style:style style:name="T494" style:family="text">
      <style:text-properties fo:font-size="10.50pt" fo:font-weight="normal" fo:font-family="'Liberation Serif'" style:font-family-asian="'Liberation Serif'" style:font-family-complex="'Liberation Serif'" fo:background-color="#1f1f1f" fo:color="#cccccc"/>
    </style:style>
    <style:style style:name="T495" style:family="text">
      <style:text-properties fo:font-size="10.50pt" fo:font-weight="normal" fo:font-family="'Liberation Serif'" style:font-family-asian="'Liberation Serif'" style:font-family-complex="'Liberation Serif'" fo:background-color="#1f1f1f" fo:color="#9cdcfe"/>
    </style:style>
    <style:style style:name="T496" style:family="text">
      <style:text-properties fo:font-size="10.50pt" fo:font-weight="normal" fo:font-family="'Liberation Serif'" style:font-family-asian="'Liberation Serif'" style:font-family-complex="'Liberation Serif'" fo:background-color="#1f1f1f" fo:color="#cccccc"/>
    </style:style>
    <style:style style:name="T497" style:family="text">
      <style:text-properties fo:font-size="10.50pt" fo:font-weight="normal" fo:font-family="'Liberation Serif'" style:font-family-asian="'Liberation Serif'" style:font-family-complex="'Liberation Serif'" fo:background-color="#1f1f1f" fo:color="#569cd6"/>
    </style:style>
    <style:style style:name="T498" style:family="text">
      <style:text-properties fo:font-size="10.50pt" fo:font-weight="normal" fo:font-family="'Liberation Serif'" style:font-family-asian="'Liberation Serif'" style:font-family-complex="'Liberation Serif'" fo:background-color="#1f1f1f" fo:color="#cccccc"/>
    </style:style>
    <style:style style:name="T499" style:family="text">
      <style:text-properties fo:font-size="10.50pt" fo:font-weight="normal" fo:font-family="'Liberation Serif'" style:font-family-asian="'Liberation Serif'" style:font-family-complex="'Liberation Serif'" fo:background-color="#1f1f1f" fo:color="#9cdcfe"/>
    </style:style>
    <style:style style:name="T500" style:family="text">
      <style:text-properties fo:font-size="10.50pt" fo:font-weight="normal" fo:font-family="'Liberation Serif'" style:font-family-asian="'Liberation Serif'" style:font-family-complex="'Liberation Serif'" fo:background-color="#1f1f1f" fo:color="#cccccc"/>
    </style:style>
    <style:style style:name="T501" style:family="text">
      <style:text-properties fo:font-size="10.50pt" fo:font-weight="normal" fo:font-family="'Liberation Serif'" style:font-family-asian="'Liberation Serif'" style:font-family-complex="'Liberation Serif'" fo:background-color="#1f1f1f" fo:color="#9cdcfe"/>
    </style:style>
    <style:style style:name="T502" style:family="text">
      <style:text-properties fo:font-size="10.50pt" fo:font-weight="normal" fo:font-family="'Liberation Serif'" style:font-family-asian="'Liberation Serif'" style:font-family-complex="'Liberation Serif'" fo:background-color="#1f1f1f" fo:color="#cccccc"/>
    </style:style>
    <style:style style:name="T503" style:family="text">
      <style:text-properties fo:font-size="10.50pt" fo:font-weight="normal" fo:font-family="'Liberation Serif'" style:font-family-asian="'Liberation Serif'" style:font-family-complex="'Liberation Serif'" fo:background-color="#1f1f1f" fo:color="#9cdcfe"/>
    </style:style>
    <style:style style:name="T504" style:family="text">
      <style:text-properties fo:font-size="10.50pt" fo:font-weight="normal" fo:font-family="'Liberation Serif'" style:font-family-asian="'Liberation Serif'" style:font-family-complex="'Liberation Serif'" fo:background-color="#1f1f1f" fo:color="#cccccc"/>
    </style:style>
    <style:style style:name="T505" style:family="text">
      <style:text-properties fo:font-size="10.50pt" fo:font-weight="normal" fo:font-family="'Liberation Serif'" style:font-family-asian="'Liberation Serif'" style:font-family-complex="'Liberation Serif'" fo:background-color="#1f1f1f" fo:color="#9cdcfe"/>
    </style:style>
    <style:style style:name="T506" style:family="text">
      <style:text-properties fo:font-size="10.50pt" fo:font-weight="normal" fo:font-family="'Liberation Serif'" style:font-family-asian="'Liberation Serif'" style:font-family-complex="'Liberation Serif'" fo:background-color="#1f1f1f" fo:color="#cccccc"/>
    </style:style>
    <style:style style:name="T507" style:family="text">
      <style:text-properties fo:font-size="10.50pt" fo:font-weight="normal" fo:font-family="'Liberation Serif'" style:font-family-asian="'Liberation Serif'" style:font-family-complex="'Liberation Serif'" fo:background-color="#1f1f1f" fo:color="#9cdcfe"/>
    </style:style>
    <style:style style:name="T508" style:family="text">
      <style:text-properties fo:font-size="10.50pt" fo:font-weight="normal" fo:font-family="'Liberation Serif'" style:font-family-asian="'Liberation Serif'" style:font-family-complex="'Liberation Serif'" fo:background-color="#1f1f1f" fo:color="#cccccc"/>
    </style:style>
    <style:style style:name="T509" style:family="text">
      <style:text-properties fo:font-size="10.50pt" fo:font-weight="normal" fo:font-family="'Liberation Serif'" style:font-family-asian="'Liberation Serif'" style:font-family-complex="'Liberation Serif'" fo:background-color="#1f1f1f" fo:color="#569cd6"/>
    </style:style>
    <style:style style:name="T510" style:family="text">
      <style:text-properties fo:font-size="10.50pt" fo:font-weight="normal" fo:font-family="'Liberation Serif'" style:font-family-asian="'Liberation Serif'" style:font-family-complex="'Liberation Serif'" fo:background-color="#1f1f1f" fo:color="#cccccc"/>
    </style:style>
    <style:style style:name="T511" style:family="text">
      <style:text-properties fo:font-size="10.50pt" fo:font-weight="normal" fo:font-family="'Liberation Serif'" style:font-family-asian="'Liberation Serif'" style:font-family-complex="'Liberation Serif'" fo:background-color="#1f1f1f" fo:color="#9cdcfe"/>
    </style:style>
    <style:style style:name="T512" style:family="text">
      <style:text-properties fo:font-size="10.50pt" fo:font-weight="normal" fo:font-family="'Liberation Serif'" style:font-family-asian="'Liberation Serif'" style:font-family-complex="'Liberation Serif'" fo:background-color="#1f1f1f" fo:color="#cccccc"/>
    </style:style>
    <style:style style:name="T513" style:family="text">
      <style:text-properties fo:font-size="10.50pt" fo:font-weight="normal" fo:font-family="'Liberation Serif'" style:font-family-asian="'Liberation Serif'" style:font-family-complex="'Liberation Serif'" fo:background-color="#1f1f1f" fo:color="#9cdcfe"/>
    </style:style>
    <style:style style:name="T514" style:family="text">
      <style:text-properties fo:font-size="10.50pt" fo:font-weight="normal" fo:font-family="'Liberation Serif'" style:font-family-asian="'Liberation Serif'" style:font-family-complex="'Liberation Serif'" fo:background-color="#1f1f1f" fo:color="#cccccc"/>
    </style:style>
    <style:style style:name="T515" style:family="text">
      <style:text-properties fo:font-size="10.50pt" fo:font-weight="normal" fo:font-family="'Liberation Serif'" style:font-family-asian="'Liberation Serif'" style:font-family-complex="'Liberation Serif'" fo:background-color="#1f1f1f" fo:color="#9cdcfe"/>
    </style:style>
    <style:style style:name="T516" style:family="text">
      <style:text-properties fo:font-size="10.50pt" fo:font-weight="normal" fo:font-family="'Liberation Serif'" style:font-family-asian="'Liberation Serif'" style:font-family-complex="'Liberation Serif'" fo:background-color="#1f1f1f" fo:color="#cccccc"/>
    </style:style>
    <style:style style:name="T517" style:family="text">
      <style:text-properties fo:font-size="10.50pt" fo:font-weight="normal" fo:font-family="'Liberation Serif'" style:font-family-asian="'Liberation Serif'" style:font-family-complex="'Liberation Serif'" fo:background-color="#1f1f1f" fo:color="#9cdcfe"/>
    </style:style>
    <style:style style:name="T518" style:family="text">
      <style:text-properties fo:font-size="10.50pt" fo:font-weight="normal" fo:font-family="'Liberation Serif'" style:font-family-asian="'Liberation Serif'" style:font-family-complex="'Liberation Serif'" fo:background-color="#1f1f1f" fo:color="#cccccc"/>
    </style:style>
    <style:style style:name="T519" style:family="text">
      <style:text-properties fo:font-size="10.50pt" fo:font-weight="normal" fo:font-family="'Liberation Serif'" style:font-family-asian="'Liberation Serif'" style:font-family-complex="'Liberation Serif'" fo:background-color="#1f1f1f" fo:color="#9cdcfe"/>
    </style:style>
    <style:style style:name="T520" style:family="text">
      <style:text-properties fo:font-size="10.50pt" fo:font-weight="normal" fo:font-family="'Liberation Serif'" style:font-family-asian="'Liberation Serif'" style:font-family-complex="'Liberation Serif'" fo:background-color="#1f1f1f" fo:color="#cccccc"/>
    </style:style>
    <style:style style:name="T521" style:family="text">
      <style:text-properties fo:font-size="10.50pt" fo:font-weight="normal" fo:font-family="'Liberation Serif'" style:font-family-asian="'Liberation Serif'" style:font-family-complex="'Liberation Serif'" fo:background-color="#1f1f1f" fo:color="#9cdcfe"/>
    </style:style>
    <style:style style:name="T522" style:family="text">
      <style:text-properties fo:font-size="10.50pt" fo:font-weight="normal" fo:font-family="'Liberation Serif'" style:font-family-asian="'Liberation Serif'" style:font-family-complex="'Liberation Serif'" fo:background-color="#1f1f1f" fo:color="#cccccc"/>
    </style:style>
    <style:style style:name="T523" style:family="text">
      <style:text-properties fo:font-size="10.50pt" fo:font-weight="normal" fo:font-family="'Liberation Serif'" style:font-family-asian="'Liberation Serif'" style:font-family-complex="'Liberation Serif'" fo:background-color="#1f1f1f" fo:color="#569cd6"/>
    </style:style>
    <style:style style:name="T524" style:family="text">
      <style:text-properties fo:font-size="10.50pt" fo:font-weight="normal" fo:font-family="'Liberation Serif'" style:font-family-asian="'Liberation Serif'" style:font-family-complex="'Liberation Serif'" fo:background-color="#1f1f1f" fo:color="#cccccc"/>
    </style:style>
    <style:style style:name="T525" style:family="text">
      <style:text-properties fo:font-size="10.50pt" fo:font-weight="normal" fo:font-family="'Liberation Serif'" style:font-family-asian="'Liberation Serif'" style:font-family-complex="'Liberation Serif'" fo:background-color="#1f1f1f" fo:color="#9cdcfe"/>
    </style:style>
    <style:style style:name="T526" style:family="text">
      <style:text-properties fo:font-size="10.50pt" fo:font-weight="normal" fo:font-family="'Liberation Serif'" style:font-family-asian="'Liberation Serif'" style:font-family-complex="'Liberation Serif'" fo:background-color="#1f1f1f" fo:color="#cccccc"/>
    </style:style>
    <style:style style:name="T527" style:family="text">
      <style:text-properties fo:font-size="10.50pt" fo:font-weight="normal" fo:font-family="'Liberation Serif'" style:font-family-asian="'Liberation Serif'" style:font-family-complex="'Liberation Serif'" fo:background-color="#1f1f1f" fo:color="#9cdcfe"/>
    </style:style>
    <style:style style:name="T528" style:family="text">
      <style:text-properties fo:font-size="10.50pt" fo:font-weight="normal" fo:font-family="'Liberation Serif'" style:font-family-asian="'Liberation Serif'" style:font-family-complex="'Liberation Serif'" fo:background-color="#1f1f1f" fo:color="#cccccc"/>
    </style:style>
    <style:style style:name="T529" style:family="text">
      <style:text-properties fo:font-size="10.50pt" fo:font-weight="normal" fo:font-family="'Liberation Serif'" style:font-family-asian="'Liberation Serif'" style:font-family-complex="'Liberation Serif'" fo:background-color="#1f1f1f" fo:color="#9cdcfe"/>
    </style:style>
    <style:style style:name="T530" style:family="text">
      <style:text-properties fo:font-size="10.50pt" fo:font-weight="normal" fo:font-family="'Liberation Serif'" style:font-family-asian="'Liberation Serif'" style:font-family-complex="'Liberation Serif'" fo:background-color="#1f1f1f" fo:color="#cccccc"/>
    </style:style>
    <style:style style:name="T531" style:family="text">
      <style:text-properties fo:font-size="10.50pt" fo:font-weight="normal" fo:font-family="'Liberation Serif'" style:font-family-asian="'Liberation Serif'" style:font-family-complex="'Liberation Serif'" fo:background-color="#1f1f1f" fo:color="#9cdcfe"/>
    </style:style>
    <style:style style:name="T532" style:family="text">
      <style:text-properties fo:font-size="10.50pt" fo:font-weight="normal" fo:font-family="'Liberation Serif'" style:font-family-asian="'Liberation Serif'" style:font-family-complex="'Liberation Serif'" fo:background-color="#1f1f1f" fo:color="#cccccc"/>
    </style:style>
    <style:style style:name="T533" style:family="text">
      <style:text-properties fo:font-size="10.50pt" fo:font-weight="normal" fo:font-family="'Liberation Serif'" style:font-family-asian="'Liberation Serif'" style:font-family-complex="'Liberation Serif'" fo:background-color="#1f1f1f" fo:color="#9cdcfe"/>
    </style:style>
    <style:style style:name="T534" style:family="text">
      <style:text-properties fo:font-size="10.50pt" fo:font-weight="normal" fo:font-family="'Liberation Serif'" style:font-family-asian="'Liberation Serif'" style:font-family-complex="'Liberation Serif'" fo:background-color="#1f1f1f" fo:color="#cccccc"/>
    </style:style>
    <style:style style:name="T535" style:family="text">
      <style:text-properties fo:font-size="10.50pt" fo:font-weight="normal" fo:font-family="'Liberation Serif'" style:font-family-asian="'Liberation Serif'" style:font-family-complex="'Liberation Serif'" fo:background-color="#1f1f1f" fo:color="#569cd6"/>
    </style:style>
    <style:style style:name="T536" style:family="text">
      <style:text-properties fo:font-size="10.50pt" fo:font-weight="normal" fo:font-family="'Liberation Serif'" style:font-family-asian="'Liberation Serif'" style:font-family-complex="'Liberation Serif'" fo:background-color="#1f1f1f" fo:color="#cccccc"/>
    </style:style>
    <style:style style:name="T537" style:family="text">
      <style:text-properties fo:font-size="10.50pt" fo:font-weight="normal" fo:font-family="'Liberation Serif'" style:font-family-asian="'Liberation Serif'" style:font-family-complex="'Liberation Serif'" fo:background-color="#1f1f1f" fo:color="#9cdcfe"/>
    </style:style>
    <style:style style:name="T538" style:family="text">
      <style:text-properties fo:font-size="10.50pt" fo:font-weight="normal" fo:font-family="'Liberation Serif'" style:font-family-asian="'Liberation Serif'" style:font-family-complex="'Liberation Serif'" fo:background-color="#1f1f1f" fo:color="#cccccc"/>
    </style:style>
    <style:style style:name="T539" style:family="text">
      <style:text-properties fo:font-size="10.50pt" fo:font-weight="normal" fo:font-family="'Liberation Serif'" style:font-family-asian="'Liberation Serif'" style:font-family-complex="'Liberation Serif'" fo:background-color="#1f1f1f" fo:color="#9cdcfe"/>
    </style:style>
    <style:style style:name="T540" style:family="text">
      <style:text-properties fo:font-size="10.50pt" fo:font-weight="normal" fo:font-family="'Liberation Serif'" style:font-family-asian="'Liberation Serif'" style:font-family-complex="'Liberation Serif'" fo:background-color="#1f1f1f" fo:color="#cccccc"/>
    </style:style>
    <style:style style:name="T541" style:family="text">
      <style:text-properties fo:font-size="10.50pt" fo:font-weight="normal" fo:font-family="'Liberation Serif'" style:font-family-asian="'Liberation Serif'" style:font-family-complex="'Liberation Serif'" fo:background-color="#1f1f1f" fo:color="#9cdcfe"/>
    </style:style>
    <style:style style:name="T542" style:family="text">
      <style:text-properties fo:font-size="10.50pt" fo:font-weight="normal" fo:font-family="'Liberation Serif'" style:font-family-asian="'Liberation Serif'" style:font-family-complex="'Liberation Serif'" fo:background-color="#1f1f1f" fo:color="#cccccc"/>
    </style:style>
    <style:style style:name="T543" style:family="text">
      <style:text-properties fo:font-size="10.50pt" fo:font-weight="normal" fo:font-family="'Liberation Serif'" style:font-family-asian="'Liberation Serif'" style:font-family-complex="'Liberation Serif'" fo:background-color="#1f1f1f" fo:color="#9cdcfe"/>
    </style:style>
    <style:style style:name="T544" style:family="text">
      <style:text-properties fo:font-size="10.50pt" fo:font-weight="normal" fo:font-family="'Liberation Serif'" style:font-family-asian="'Liberation Serif'" style:font-family-complex="'Liberation Serif'" fo:background-color="#1f1f1f" fo:color="#cccccc"/>
    </style:style>
    <style:style style:name="T545" style:family="text">
      <style:text-properties fo:font-size="10.50pt" fo:font-weight="normal" fo:font-family="'Liberation Serif'" style:font-family-asian="'Liberation Serif'" style:font-family-complex="'Liberation Serif'" fo:background-color="#1f1f1f" fo:color="#9cdcfe"/>
    </style:style>
    <style:style style:name="T546" style:family="text">
      <style:text-properties fo:font-size="10.50pt" fo:font-weight="normal" fo:font-family="'Liberation Serif'" style:font-family-asian="'Liberation Serif'" style:font-family-complex="'Liberation Serif'" fo:background-color="#1f1f1f" fo:color="#cccccc"/>
    </style:style>
    <style:style style:name="T547" style:family="text">
      <style:text-properties fo:font-size="10.50pt" fo:font-weight="normal" fo:font-family="'Liberation Serif'" style:font-family-asian="'Liberation Serif'" style:font-family-complex="'Liberation Serif'" fo:background-color="#1f1f1f" fo:color="#9cdcfe"/>
    </style:style>
    <style:style style:name="T548" style:family="text">
      <style:text-properties fo:font-size="10.50pt" fo:font-weight="normal" fo:font-family="'Liberation Serif'" style:font-family-asian="'Liberation Serif'" style:font-family-complex="'Liberation Serif'" fo:background-color="#1f1f1f" fo:color="#cccccc"/>
    </style:style>
    <style:style style:name="T549" style:family="text">
      <style:text-properties fo:font-size="10.50pt" fo:font-weight="normal" fo:font-family="'Liberation Serif'" style:font-family-asian="'Liberation Serif'" style:font-family-complex="'Liberation Serif'" fo:background-color="#1f1f1f" fo:color="#9cdcfe"/>
    </style:style>
    <style:style style:name="T550" style:family="text">
      <style:text-properties fo:font-size="10.50pt" fo:font-weight="normal" fo:font-family="'Liberation Serif'" style:font-family-asian="'Liberation Serif'" style:font-family-complex="'Liberation Serif'" fo:background-color="#1f1f1f" fo:color="#cccccc"/>
    </style:style>
    <style:style style:name="T551" style:family="text">
      <style:text-properties fo:font-size="10.50pt" fo:font-weight="normal" fo:font-family="'Liberation Serif'" style:font-family-asian="'Liberation Serif'" style:font-family-complex="'Liberation Serif'" fo:background-color="#1f1f1f" fo:color="#9cdcfe"/>
    </style:style>
    <style:style style:name="T552" style:family="text">
      <style:text-properties fo:font-size="10.50pt" fo:font-weight="normal" fo:font-family="'Liberation Serif'" style:font-family-asian="'Liberation Serif'" style:font-family-complex="'Liberation Serif'" fo:background-color="#1f1f1f" fo:color="#cccccc"/>
    </style:style>
    <style:style style:name="T553" style:family="text">
      <style:text-properties fo:font-size="10.50pt" fo:font-weight="normal" fo:font-family="'Liberation Serif'" style:font-family-asian="'Liberation Serif'" style:font-family-complex="'Liberation Serif'" fo:background-color="#1f1f1f" fo:color="#9cdcfe"/>
    </style:style>
    <style:style style:name="T554" style:family="text">
      <style:text-properties fo:font-size="10.50pt" fo:font-weight="normal" fo:font-family="'Liberation Serif'" style:font-family-asian="'Liberation Serif'" style:font-family-complex="'Liberation Serif'" fo:background-color="#1f1f1f" fo:color="#cccccc"/>
    </style:style>
    <style:style style:name="T555" style:family="text">
      <style:text-properties fo:font-size="10.50pt" fo:font-weight="normal" fo:font-family="'Liberation Serif'" style:font-family-asian="'Liberation Serif'" style:font-family-complex="'Liberation Serif'" fo:background-color="#1f1f1f" fo:color="#9cdcfe"/>
    </style:style>
    <style:style style:name="T556" style:family="text">
      <style:text-properties fo:font-size="10.50pt" fo:font-weight="normal" fo:font-family="'Liberation Serif'" style:font-family-asian="'Liberation Serif'" style:font-family-complex="'Liberation Serif'" fo:background-color="#1f1f1f" fo:color="#cccccc"/>
    </style:style>
    <style:style style:name="T557" style:family="text">
      <style:text-properties fo:font-size="10.50pt" fo:font-weight="normal" fo:font-family="'Liberation Serif'" style:font-family-asian="'Liberation Serif'" style:font-family-complex="'Liberation Serif'" fo:background-color="#1f1f1f" fo:color="#9cdcfe"/>
    </style:style>
    <style:style style:name="T558" style:family="text">
      <style:text-properties fo:font-size="10.50pt" fo:font-weight="normal" fo:font-family="'Liberation Serif'" style:font-family-asian="'Liberation Serif'" style:font-family-complex="'Liberation Serif'" fo:background-color="#1f1f1f" fo:color="#cccccc"/>
    </style:style>
    <style:style style:name="T559" style:family="text">
      <style:text-properties fo:font-size="10.50pt" fo:font-weight="normal" fo:font-family="'Liberation Serif'" style:font-family-asian="'Liberation Serif'" style:font-family-complex="'Liberation Serif'" fo:background-color="#1f1f1f" fo:color="#569cd6"/>
    </style:style>
    <style:style style:name="T560" style:family="text">
      <style:text-properties fo:font-size="10.50pt" fo:font-weight="normal" fo:font-family="'Liberation Serif'" style:font-family-asian="'Liberation Serif'" style:font-family-complex="'Liberation Serif'" fo:background-color="#1f1f1f" fo:color="#cccccc"/>
    </style:style>
    <style:style style:name="T561" style:family="text">
      <style:text-properties fo:font-size="10.50pt" fo:font-weight="normal" fo:font-family="'Liberation Serif'" style:font-family-asian="'Liberation Serif'" style:font-family-complex="'Liberation Serif'" fo:background-color="#1f1f1f" fo:color="#9cdcfe"/>
    </style:style>
    <style:style style:name="T562" style:family="text">
      <style:text-properties fo:font-size="10.50pt" fo:font-weight="normal" fo:font-family="'Liberation Serif'" style:font-family-asian="'Liberation Serif'" style:font-family-complex="'Liberation Serif'" fo:background-color="#1f1f1f" fo:color="#cccccc"/>
    </style:style>
    <style:style style:name="T563" style:family="text">
      <style:text-properties fo:font-size="10.50pt" fo:font-weight="normal" fo:font-family="'Liberation Serif'" style:font-family-asian="'Liberation Serif'" style:font-family-complex="'Liberation Serif'" fo:background-color="#1f1f1f" fo:color="#9cdcfe"/>
    </style:style>
    <style:style style:name="T564" style:family="text">
      <style:text-properties fo:font-size="10.50pt" fo:font-weight="normal" fo:font-family="'Liberation Serif'" style:font-family-asian="'Liberation Serif'" style:font-family-complex="'Liberation Serif'" fo:background-color="#1f1f1f" fo:color="#cccccc"/>
    </style:style>
    <style:style style:name="T565" style:family="text">
      <style:text-properties fo:font-size="10.50pt" fo:font-weight="normal" fo:font-family="'Liberation Serif'" style:font-family-asian="'Liberation Serif'" style:font-family-complex="'Liberation Serif'" fo:background-color="#1f1f1f" fo:color="#9cdcfe"/>
    </style:style>
    <style:style style:name="T566" style:family="text">
      <style:text-properties fo:font-size="10.50pt" fo:font-weight="normal" fo:font-family="'Liberation Serif'" style:font-family-asian="'Liberation Serif'" style:font-family-complex="'Liberation Serif'" fo:background-color="#1f1f1f" fo:color="#cccccc"/>
    </style:style>
    <style:style style:name="T567" style:family="text">
      <style:text-properties fo:font-size="10.50pt" fo:font-weight="normal" fo:font-family="'Liberation Serif'" style:font-family-asian="'Liberation Serif'" style:font-family-complex="'Liberation Serif'" fo:background-color="#1f1f1f" fo:color="#9cdcfe"/>
    </style:style>
    <style:style style:name="T568" style:family="text">
      <style:text-properties fo:font-size="10.50pt" fo:font-weight="normal" fo:font-family="'Liberation Serif'" style:font-family-asian="'Liberation Serif'" style:font-family-complex="'Liberation Serif'" fo:background-color="#1f1f1f" fo:color="#cccccc"/>
    </style:style>
    <style:style style:name="T569" style:family="text">
      <style:text-properties fo:font-size="10.50pt" fo:font-weight="normal" fo:font-family="'Liberation Serif'" style:font-family-asian="'Liberation Serif'" style:font-family-complex="'Liberation Serif'" fo:background-color="#1f1f1f" fo:color="#9cdcfe"/>
    </style:style>
    <style:style style:name="T570" style:family="text">
      <style:text-properties fo:font-size="10.50pt" fo:font-weight="normal" fo:font-family="'Liberation Serif'" style:font-family-asian="'Liberation Serif'" style:font-family-complex="'Liberation Serif'" fo:background-color="#1f1f1f" fo:color="#cccccc"/>
    </style:style>
    <style:style style:name="T571" style:family="text">
      <style:text-properties fo:font-size="10.50pt" fo:font-weight="normal" fo:font-family="'Liberation Serif'" style:font-family-asian="'Liberation Serif'" style:font-family-complex="'Liberation Serif'" fo:background-color="#1f1f1f" fo:color="#9cdcfe"/>
    </style:style>
    <style:style style:name="T572" style:family="text">
      <style:text-properties fo:font-size="10.50pt" fo:font-weight="normal" fo:font-family="'Liberation Serif'" style:font-family-asian="'Liberation Serif'" style:font-family-complex="'Liberation Serif'" fo:background-color="#1f1f1f" fo:color="#cccccc"/>
    </style:style>
    <style:style style:name="T573" style:family="text">
      <style:text-properties fo:font-size="10.50pt" fo:font-weight="normal" fo:font-family="'Liberation Serif'" style:font-family-asian="'Liberation Serif'" style:font-family-complex="'Liberation Serif'" fo:background-color="#1f1f1f" fo:color="#9cdcfe"/>
    </style:style>
    <style:style style:name="T574" style:family="text">
      <style:text-properties fo:font-size="10.50pt" fo:font-weight="normal" fo:font-family="'Liberation Serif'" style:font-family-asian="'Liberation Serif'" style:font-family-complex="'Liberation Serif'" fo:background-color="#1f1f1f" fo:color="#cccccc"/>
    </style:style>
    <style:style style:name="T575" style:family="text">
      <style:text-properties fo:font-size="10.50pt" fo:font-weight="normal" fo:font-family="'Liberation Serif'" style:font-family-asian="'Liberation Serif'" style:font-family-complex="'Liberation Serif'" fo:background-color="#1f1f1f" fo:color="#9cdcfe"/>
    </style:style>
    <style:style style:name="T576" style:family="text">
      <style:text-properties fo:font-size="10.50pt" fo:font-weight="normal" fo:font-family="'Liberation Serif'" style:font-family-asian="'Liberation Serif'" style:font-family-complex="'Liberation Serif'" fo:background-color="#1f1f1f" fo:color="#cccccc"/>
    </style:style>
    <style:style style:name="T577" style:family="text">
      <style:text-properties fo:font-size="10.50pt" fo:font-weight="normal" fo:font-family="'Liberation Serif'" style:font-family-asian="'Liberation Serif'" style:font-family-complex="'Liberation Serif'" fo:background-color="#1f1f1f" fo:color="#569cd6"/>
    </style:style>
    <style:style style:name="T578" style:family="text">
      <style:text-properties fo:font-size="10.50pt" fo:font-weight="normal" fo:font-family="'Liberation Serif'" style:font-family-asian="'Liberation Serif'" style:font-family-complex="'Liberation Serif'" fo:background-color="#1f1f1f" fo:color="#cccccc"/>
    </style:style>
    <style:style style:name="T579" style:family="text">
      <style:text-properties fo:font-size="10.50pt" fo:font-weight="normal" fo:font-family="'Liberation Serif'" style:font-family-asian="'Liberation Serif'" style:font-family-complex="'Liberation Serif'" fo:background-color="#1f1f1f" fo:color="#9cdcfe"/>
    </style:style>
    <style:style style:name="T580" style:family="text">
      <style:text-properties fo:font-size="10.50pt" fo:font-weight="normal" fo:font-family="'Liberation Serif'" style:font-family-asian="'Liberation Serif'" style:font-family-complex="'Liberation Serif'" fo:background-color="#1f1f1f" fo:color="#cccccc"/>
    </style:style>
    <style:style style:name="T581" style:family="text">
      <style:text-properties fo:font-size="10.50pt" fo:font-weight="normal" fo:font-family="'Liberation Serif'" style:font-family-asian="'Liberation Serif'" style:font-family-complex="'Liberation Serif'" fo:background-color="#1f1f1f" fo:color="#9cdcfe"/>
    </style:style>
    <style:style style:name="T582" style:family="text">
      <style:text-properties fo:font-size="10.50pt" fo:font-weight="normal" fo:font-family="'Liberation Serif'" style:font-family-asian="'Liberation Serif'" style:font-family-complex="'Liberation Serif'" fo:background-color="#1f1f1f" fo:color="#cccccc"/>
    </style:style>
    <style:style style:name="T583" style:family="text">
      <style:text-properties fo:font-size="10.50pt" fo:font-weight="normal" fo:font-family="'Liberation Serif'" style:font-family-asian="'Liberation Serif'" style:font-family-complex="'Liberation Serif'" fo:background-color="#1f1f1f" fo:color="#9cdcfe"/>
    </style:style>
    <style:style style:name="T584" style:family="text">
      <style:text-properties fo:font-size="10.50pt" fo:font-weight="normal" fo:font-family="'Liberation Serif'" style:font-family-asian="'Liberation Serif'" style:font-family-complex="'Liberation Serif'" fo:background-color="#1f1f1f" fo:color="#cccccc"/>
    </style:style>
    <style:style style:name="T585" style:family="text">
      <style:text-properties fo:font-size="10.50pt" fo:font-weight="normal" fo:font-family="'Liberation Serif'" style:font-family-asian="'Liberation Serif'" style:font-family-complex="'Liberation Serif'" fo:background-color="#1f1f1f" fo:color="#9cdcfe"/>
    </style:style>
    <style:style style:name="T586" style:family="text">
      <style:text-properties fo:font-size="10.50pt" fo:font-weight="normal" fo:font-family="'Liberation Serif'" style:font-family-asian="'Liberation Serif'" style:font-family-complex="'Liberation Serif'" fo:background-color="#1f1f1f" fo:color="#cccccc"/>
    </style:style>
    <style:style style:name="T587" style:family="text">
      <style:text-properties fo:font-size="10.50pt" fo:font-weight="normal" fo:font-family="'Liberation Serif'" style:font-family-asian="'Liberation Serif'" style:font-family-complex="'Liberation Serif'" fo:background-color="#1f1f1f" fo:color="#9cdcfe"/>
    </style:style>
    <style:style style:name="T588" style:family="text">
      <style:text-properties fo:font-size="10.50pt" fo:font-weight="normal" fo:font-family="'Liberation Serif'" style:font-family-asian="'Liberation Serif'" style:font-family-complex="'Liberation Serif'" fo:background-color="#1f1f1f" fo:color="#cccccc"/>
    </style:style>
    <style:style style:name="T589" style:family="text">
      <style:text-properties fo:font-size="10.50pt" fo:font-weight="normal" fo:font-family="'Liberation Serif'" style:font-family-asian="'Liberation Serif'" style:font-family-complex="'Liberation Serif'" fo:background-color="#1f1f1f" fo:color="#9cdcfe"/>
    </style:style>
    <style:style style:name="T590" style:family="text">
      <style:text-properties fo:font-size="10.50pt" fo:font-weight="normal" fo:font-family="'Liberation Serif'" style:font-family-asian="'Liberation Serif'" style:font-family-complex="'Liberation Serif'" fo:background-color="#1f1f1f" fo:color="#cccccc"/>
    </style:style>
    <style:style style:name="T591" style:family="text">
      <style:text-properties fo:font-size="10.50pt" fo:font-weight="normal" fo:font-family="'Liberation Serif'" style:font-family-asian="'Liberation Serif'" style:font-family-complex="'Liberation Serif'" fo:background-color="#1f1f1f" fo:color="#9cdcfe"/>
    </style:style>
    <style:style style:name="T592" style:family="text">
      <style:text-properties fo:font-size="10.50pt" fo:font-weight="normal" fo:font-family="'Liberation Serif'" style:font-family-asian="'Liberation Serif'" style:font-family-complex="'Liberation Serif'" fo:background-color="#1f1f1f" fo:color="#cccccc"/>
    </style:style>
    <style:style style:name="T593" style:family="text">
      <style:text-properties fo:font-size="10.50pt" fo:font-weight="normal" fo:font-family="'Liberation Serif'" style:font-family-asian="'Liberation Serif'" style:font-family-complex="'Liberation Serif'" fo:background-color="#1f1f1f" fo:color="#569cd6"/>
    </style:style>
    <style:style style:name="T594" style:family="text">
      <style:text-properties fo:font-size="10.50pt" fo:font-weight="normal" fo:font-family="'Liberation Serif'" style:font-family-asian="'Liberation Serif'" style:font-family-complex="'Liberation Serif'" fo:background-color="#1f1f1f" fo:color="#cccccc"/>
    </style:style>
    <style:style style:name="T595" style:family="text">
      <style:text-properties fo:font-size="10.50pt" fo:font-weight="normal" fo:font-family="'Liberation Serif'" style:font-family-asian="'Liberation Serif'" style:font-family-complex="'Liberation Serif'" fo:background-color="#1f1f1f" fo:color="#9cdcfe"/>
    </style:style>
    <style:style style:name="T596" style:family="text">
      <style:text-properties fo:font-size="10.50pt" fo:font-weight="normal" fo:font-family="'Liberation Serif'" style:font-family-asian="'Liberation Serif'" style:font-family-complex="'Liberation Serif'" fo:background-color="#1f1f1f" fo:color="#cccccc"/>
    </style:style>
    <style:style style:name="T597" style:family="text">
      <style:text-properties fo:font-size="10.50pt" fo:font-weight="normal" fo:font-family="'Liberation Serif'" style:font-family-asian="'Liberation Serif'" style:font-family-complex="'Liberation Serif'" fo:background-color="#1f1f1f" fo:color="#9cdcfe"/>
    </style:style>
    <style:style style:name="T598" style:family="text">
      <style:text-properties fo:font-size="10.50pt" fo:font-weight="normal" fo:font-family="'Liberation Serif'" style:font-family-asian="'Liberation Serif'" style:font-family-complex="'Liberation Serif'" fo:background-color="#1f1f1f" fo:color="#cccccc"/>
    </style:style>
    <style:style style:name="T599" style:family="text">
      <style:text-properties fo:font-size="10.50pt" fo:font-weight="normal" fo:font-family="'Liberation Serif'" style:font-family-asian="'Liberation Serif'" style:font-family-complex="'Liberation Serif'" fo:background-color="#1f1f1f" fo:color="#9cdcfe"/>
    </style:style>
    <style:style style:name="T600" style:family="text">
      <style:text-properties fo:font-size="10.50pt" fo:font-weight="normal" fo:font-family="'Liberation Serif'" style:font-family-asian="'Liberation Serif'" style:font-family-complex="'Liberation Serif'" fo:background-color="#1f1f1f" fo:color="#cccccc"/>
    </style:style>
    <style:style style:name="T601" style:family="text">
      <style:text-properties fo:font-size="10.50pt" fo:font-weight="normal" fo:font-family="'Liberation Serif'" style:font-family-asian="'Liberation Serif'" style:font-family-complex="'Liberation Serif'" fo:background-color="#1f1f1f" fo:color="#9cdcfe"/>
    </style:style>
    <style:style style:name="T602" style:family="text">
      <style:text-properties fo:font-size="10.50pt" fo:font-weight="normal" fo:font-family="'Liberation Serif'" style:font-family-asian="'Liberation Serif'" style:font-family-complex="'Liberation Serif'" fo:background-color="#1f1f1f" fo:color="#cccccc"/>
    </style:style>
    <style:style style:name="T603" style:family="text">
      <style:text-properties fo:font-size="10.50pt" fo:font-weight="normal" fo:font-family="'Liberation Serif'" style:font-family-asian="'Liberation Serif'" style:font-family-complex="'Liberation Serif'" fo:background-color="#1f1f1f" fo:color="#9cdcfe"/>
    </style:style>
    <style:style style:name="T604" style:family="text">
      <style:text-properties fo:font-size="10.50pt" fo:font-weight="normal" fo:font-family="'Liberation Serif'" style:font-family-asian="'Liberation Serif'" style:font-family-complex="'Liberation Serif'" fo:background-color="#1f1f1f" fo:color="#cccccc"/>
    </style:style>
    <style:style style:name="T605" style:family="text">
      <style:text-properties fo:font-size="10.50pt" fo:font-weight="normal" fo:font-family="'Liberation Serif'" style:font-family-asian="'Liberation Serif'" style:font-family-complex="'Liberation Serif'" fo:background-color="#1f1f1f" fo:color="#9cdcfe"/>
    </style:style>
    <style:style style:name="T606" style:family="text">
      <style:text-properties fo:font-size="10.50pt" fo:font-weight="normal" fo:font-family="'Liberation Serif'" style:font-family-asian="'Liberation Serif'" style:font-family-complex="'Liberation Serif'" fo:background-color="#1f1f1f" fo:color="#cccccc"/>
    </style:style>
    <style:style style:name="T607" style:family="text">
      <style:text-properties fo:font-size="10.50pt" fo:font-weight="normal" fo:font-family="'Liberation Serif'" style:font-family-asian="'Liberation Serif'" style:font-family-complex="'Liberation Serif'" fo:background-color="#1f1f1f" fo:color="#569cd6"/>
    </style:style>
    <style:style style:name="T608" style:family="text">
      <style:text-properties fo:font-size="10.50pt" fo:font-weight="normal" fo:font-family="'Liberation Serif'" style:font-family-asian="'Liberation Serif'" style:font-family-complex="'Liberation Serif'" fo:background-color="#1f1f1f" fo:color="#cccccc"/>
    </style:style>
    <style:style style:name="T609" style:family="text">
      <style:text-properties fo:font-size="10.50pt" fo:font-weight="normal" fo:font-family="'Liberation Serif'" style:font-family-asian="'Liberation Serif'" style:font-family-complex="'Liberation Serif'" fo:background-color="#1f1f1f" fo:color="#9cdcfe"/>
    </style:style>
    <style:style style:name="T610" style:family="text">
      <style:text-properties fo:font-size="10.50pt" fo:font-weight="normal" fo:font-family="'Liberation Serif'" style:font-family-asian="'Liberation Serif'" style:font-family-complex="'Liberation Serif'" fo:background-color="#1f1f1f" fo:color="#cccccc"/>
    </style:style>
    <style:style style:name="T611" style:family="text">
      <style:text-properties fo:font-size="10.50pt" fo:font-weight="normal" fo:font-family="'Liberation Serif'" style:font-family-asian="'Liberation Serif'" style:font-family-complex="'Liberation Serif'" fo:background-color="#1f1f1f" fo:color="#9cdcfe"/>
    </style:style>
    <style:style style:name="T612" style:family="text">
      <style:text-properties fo:font-size="10.50pt" fo:font-weight="normal" fo:font-family="'Liberation Serif'" style:font-family-asian="'Liberation Serif'" style:font-family-complex="'Liberation Serif'" fo:background-color="#1f1f1f" fo:color="#cccccc"/>
    </style:style>
    <style:style style:name="T613" style:family="text">
      <style:text-properties fo:font-size="10.50pt" fo:font-weight="normal" fo:font-family="'Liberation Serif'" style:font-family-asian="'Liberation Serif'" style:font-family-complex="'Liberation Serif'" fo:background-color="#1f1f1f" fo:color="#9cdcfe"/>
    </style:style>
    <style:style style:name="T614" style:family="text">
      <style:text-properties fo:font-size="10.50pt" fo:font-weight="normal" fo:font-family="'Liberation Serif'" style:font-family-asian="'Liberation Serif'" style:font-family-complex="'Liberation Serif'" fo:background-color="#1f1f1f" fo:color="#cccccc"/>
    </style:style>
    <style:style style:name="T615" style:family="text">
      <style:text-properties fo:font-size="10.50pt" fo:font-weight="normal" fo:font-family="'Liberation Serif'" style:font-family-asian="'Liberation Serif'" style:font-family-complex="'Liberation Serif'" fo:background-color="#1f1f1f" fo:color="#9cdcfe"/>
    </style:style>
    <style:style style:name="T616" style:family="text">
      <style:text-properties fo:font-size="10.50pt" fo:font-weight="normal" fo:font-family="'Liberation Serif'" style:font-family-asian="'Liberation Serif'" style:font-family-complex="'Liberation Serif'" fo:background-color="#1f1f1f" fo:color="#cccccc"/>
    </style:style>
    <style:style style:name="T617" style:family="text">
      <style:text-properties fo:font-size="10.50pt" fo:font-weight="normal" fo:font-family="'Liberation Serif'" style:font-family-asian="'Liberation Serif'" style:font-family-complex="'Liberation Serif'" fo:background-color="#1f1f1f" fo:color="#9cdcfe"/>
    </style:style>
    <style:style style:name="T618" style:family="text">
      <style:text-properties fo:font-size="10.50pt" fo:font-weight="normal" fo:font-family="'Liberation Serif'" style:font-family-asian="'Liberation Serif'" style:font-family-complex="'Liberation Serif'" fo:background-color="#1f1f1f" fo:color="#cccccc"/>
    </style:style>
    <style:style style:name="T619" style:family="text">
      <style:text-properties fo:font-size="10.50pt" fo:font-weight="normal" fo:font-family="'Liberation Serif'" style:font-family-asian="'Liberation Serif'" style:font-family-complex="'Liberation Serif'" fo:background-color="#1f1f1f" fo:color="#9cdcfe"/>
    </style:style>
    <style:style style:name="T620" style:family="text">
      <style:text-properties fo:font-size="10.50pt" fo:font-weight="normal" fo:font-family="'Liberation Serif'" style:font-family-asian="'Liberation Serif'" style:font-family-complex="'Liberation Serif'" fo:background-color="#1f1f1f" fo:color="#cccccc"/>
    </style:style>
    <style:style style:name="T621" style:family="text">
      <style:text-properties fo:font-size="10.50pt" fo:font-weight="normal" fo:font-family="'Liberation Serif'" style:font-family-asian="'Liberation Serif'" style:font-family-complex="'Liberation Serif'" fo:background-color="#1f1f1f" fo:color="#569cd6"/>
    </style:style>
    <style:style style:name="T622" style:family="text">
      <style:text-properties fo:font-size="10.50pt" fo:font-weight="normal" fo:font-family="'Liberation Serif'" style:font-family-asian="'Liberation Serif'" style:font-family-complex="'Liberation Serif'" fo:background-color="#1f1f1f" fo:color="#cccccc"/>
    </style:style>
    <style:style style:name="T623" style:family="text">
      <style:text-properties fo:font-size="10.50pt" fo:font-weight="normal" fo:font-family="'Liberation Serif'" style:font-family-asian="'Liberation Serif'" style:font-family-complex="'Liberation Serif'" fo:background-color="#1f1f1f" fo:color="#ce9178"/>
    </style:style>
    <style:style style:name="T624" style:family="text">
      <style:text-properties fo:font-size="10.50pt" fo:font-weight="normal" fo:font-family="'Liberation Serif'" style:font-family-asian="'Liberation Serif'" style:font-family-complex="'Liberation Serif'" fo:background-color="#1f1f1f" fo:color="#cccccc"/>
    </style:style>
    <style:style style:name="T625" style:family="text">
      <style:text-properties fo:font-size="10.50pt" fo:font-weight="normal" fo:font-family="'Liberation Serif'" style:font-family-asian="'Liberation Serif'" style:font-family-complex="'Liberation Serif'" fo:background-color="#1f1f1f" fo:color="#569cd6"/>
    </style:style>
    <style:style style:name="T626" style:family="text">
      <style:text-properties fo:font-size="10.50pt" fo:font-weight="normal" fo:font-family="'Liberation Serif'" style:font-family-asian="'Liberation Serif'" style:font-family-complex="'Liberation Serif'" fo:background-color="#1f1f1f" fo:color="#cccccc"/>
    </style:style>
    <style:style style:name="T627" style:family="text">
      <style:text-properties fo:font-size="10.50pt" fo:font-weight="normal" fo:font-family="'Liberation Serif'" style:font-family-asian="'Liberation Serif'" style:font-family-complex="'Liberation Serif'" fo:background-color="#1f1f1f" fo:color="#ce9178"/>
    </style:style>
    <style:style style:name="T628" style:family="text">
      <style:text-properties fo:font-size="10.50pt" fo:font-weight="normal" fo:font-family="'Liberation Serif'" style:font-family-asian="'Liberation Serif'" style:font-family-complex="'Liberation Serif'" fo:background-color="#1f1f1f" fo:color="#cccccc"/>
    </style:style>
    <style:style style:name="T629" style:family="text">
      <style:text-properties fo:font-size="10.50pt" fo:font-weight="normal" fo:font-family="'Liberation Serif'" style:font-family-asian="'Liberation Serif'" style:font-family-complex="'Liberation Serif'" fo:background-color="#1f1f1f" fo:color="#569cd6"/>
    </style:style>
    <style:style style:name="T630" style:family="text">
      <style:text-properties fo:font-size="10.50pt" fo:font-weight="normal" fo:font-family="'Liberation Serif'" style:font-family-asian="'Liberation Serif'" style:font-family-complex="'Liberation Serif'" fo:background-color="#1f1f1f" fo:color="#cccccc"/>
    </style:style>
    <style:style style:name="T631" style:family="text">
      <style:text-properties fo:font-size="10.50pt" fo:font-weight="normal" fo:font-family="'Liberation Serif'" style:font-family-asian="'Liberation Serif'" style:font-family-complex="'Liberation Serif'" fo:background-color="#1f1f1f" fo:color="#9cdcfe"/>
    </style:style>
    <style:style style:name="T632" style:family="text">
      <style:text-properties fo:font-size="10.50pt" fo:font-weight="normal" fo:font-family="'Liberation Serif'" style:font-family-asian="'Liberation Serif'" style:font-family-complex="'Liberation Serif'" fo:background-color="#1f1f1f" fo:color="#cccccc"/>
    </style:style>
    <style:style style:name="T633" style:family="text">
      <style:text-properties fo:font-size="10.50pt" fo:font-weight="normal" fo:font-family="'Liberation Serif'" style:font-family-asian="'Liberation Serif'" style:font-family-complex="'Liberation Serif'" fo:background-color="#1f1f1f" fo:color="#569cd6"/>
    </style:style>
    <style:style style:name="T634" style:family="text">
      <style:text-properties fo:font-size="10.50pt" fo:font-weight="normal" fo:font-family="'Liberation Serif'" style:font-family-asian="'Liberation Serif'" style:font-family-complex="'Liberation Serif'" fo:background-color="#1f1f1f" fo:color="#cccccc"/>
    </style:style>
    <style:style style:name="T635" style:family="text">
      <style:text-properties fo:font-size="10.50pt" fo:font-weight="normal" fo:font-family="'Liberation Serif'" style:font-family-asian="'Liberation Serif'" style:font-family-complex="'Liberation Serif'" fo:background-color="#1f1f1f" fo:color="#ce9178"/>
    </style:style>
    <style:style style:name="T636" style:family="text">
      <style:text-properties fo:font-size="10.50pt" fo:font-weight="normal" fo:font-family="'Liberation Serif'" style:font-family-asian="'Liberation Serif'" style:font-family-complex="'Liberation Serif'" fo:background-color="#1f1f1f" fo:color="#cccccc"/>
    </style:style>
    <style:style style:name="T637" style:family="text">
      <style:text-properties fo:font-size="10.50pt" fo:font-weight="normal" fo:font-family="'Liberation Serif'" style:font-family-asian="'Liberation Serif'" style:font-family-complex="'Liberation Serif'" fo:background-color="#1f1f1f" fo:color="#569cd6"/>
    </style:style>
    <style:style style:name="T638" style:family="text">
      <style:text-properties fo:font-size="10.50pt" fo:font-weight="normal" fo:font-family="'Liberation Serif'" style:font-family-asian="'Liberation Serif'" style:font-family-complex="'Liberation Serif'" fo:background-color="#1f1f1f" fo:color="#cccccc"/>
    </style:style>
    <style:style style:name="T639" style:family="text">
      <style:text-properties fo:font-size="10.50pt" fo:font-weight="normal" fo:font-family="'Liberation Serif'" style:font-family-asian="'Liberation Serif'" style:font-family-complex="'Liberation Serif'" fo:background-color="#1f1f1f" fo:color="#ce9178"/>
    </style:style>
    <style:style style:name="T640" style:family="text">
      <style:text-properties fo:font-size="10.50pt" fo:font-weight="normal" fo:font-family="'Liberation Serif'" style:font-family-asian="'Liberation Serif'" style:font-family-complex="'Liberation Serif'" fo:background-color="#1f1f1f" fo:color="#cccccc"/>
    </style:style>
    <style:style style:name="T641" style:family="text">
      <style:text-properties fo:font-size="10.50pt" fo:font-weight="normal" fo:font-family="'Liberation Serif'" style:font-family-asian="'Liberation Serif'" style:font-family-complex="'Liberation Serif'" fo:background-color="#1f1f1f" fo:color="#569cd6"/>
    </style:style>
    <style:style style:name="T642" style:family="text">
      <style:text-properties fo:font-size="10.50pt" fo:font-weight="normal" fo:font-family="'Liberation Serif'" style:font-family-asian="'Liberation Serif'" style:font-family-complex="'Liberation Serif'" fo:background-color="#1f1f1f" fo:color="#cccccc"/>
    </style:style>
    <style:style style:name="T643" style:family="text">
      <style:text-properties fo:font-size="10.50pt" fo:font-weight="normal" fo:font-family="'Liberation Serif'" style:font-family-asian="'Liberation Serif'" style:font-family-complex="'Liberation Serif'" fo:background-color="#1f1f1f" fo:color="#9cdcfe"/>
    </style:style>
    <style:style style:name="T644" style:family="text">
      <style:text-properties fo:font-size="10.50pt" fo:font-weight="normal" fo:font-family="'Liberation Serif'" style:font-family-asian="'Liberation Serif'" style:font-family-complex="'Liberation Serif'" fo:background-color="#1f1f1f" fo:color="#cccccc"/>
    </style:style>
    <style:style style:name="T645" style:family="text">
      <style:text-properties fo:font-size="10.50pt" fo:font-weight="normal" fo:font-family="'Liberation Serif'" style:font-family-asian="'Liberation Serif'" style:font-family-complex="'Liberation Serif'" fo:background-color="#1f1f1f" fo:color="#9cdcfe"/>
    </style:style>
    <style:style style:name="T646" style:family="text">
      <style:text-properties fo:font-size="10.50pt" fo:font-weight="normal" fo:font-family="'Liberation Serif'" style:font-family-asian="'Liberation Serif'" style:font-family-complex="'Liberation Serif'" fo:background-color="#1f1f1f" fo:color="#cccccc"/>
    </style:style>
    <style:style style:name="T647" style:family="text">
      <style:text-properties fo:font-size="10.50pt" fo:font-weight="normal" fo:font-family="'Liberation Serif'" style:font-family-asian="'Liberation Serif'" style:font-family-complex="'Liberation Serif'" fo:background-color="#1f1f1f" fo:color="#c586c0"/>
    </style:style>
    <style:style style:name="T648" style:family="text">
      <style:text-properties fo:font-size="10.50pt" fo:font-weight="normal" fo:font-family="'Liberation Serif'" style:font-family-asian="'Liberation Serif'" style:font-family-complex="'Liberation Serif'" fo:background-color="#1f1f1f" fo:color="#cccccc"/>
    </style:style>
    <style:style style:name="T649" style:family="text">
      <style:text-properties fo:font-size="10.50pt" fo:font-weight="normal" fo:font-family="'Liberation Serif'" style:font-family-asian="'Liberation Serif'" style:font-family-complex="'Liberation Serif'" fo:background-color="#1f1f1f" fo:color="#9cdcfe"/>
    </style:style>
    <style:style style:name="T650" style:family="text">
      <style:text-properties fo:font-size="10.50pt" fo:font-weight="normal" fo:font-family="'Liberation Serif'" style:font-family-asian="'Liberation Serif'" style:font-family-complex="'Liberation Serif'" fo:background-color="#1f1f1f" fo:color="#cccccc"/>
    </style:style>
    <style:style style:name="T651" style:family="text">
      <style:text-properties fo:font-size="10.50pt" fo:font-weight="normal" fo:font-family="'Liberation Serif'" style:font-family-asian="'Liberation Serif'" style:font-family-complex="'Liberation Serif'" fo:background-color="#1f1f1f" fo:color="#c586c0"/>
    </style:style>
    <style:style style:name="T652" style:family="text">
      <style:text-properties fo:font-size="10.50pt" fo:font-weight="normal" fo:font-family="'Liberation Serif'" style:font-family-asian="'Liberation Serif'" style:font-family-complex="'Liberation Serif'" fo:background-color="#1f1f1f" fo:color="#cccccc"/>
    </style:style>
    <style:style style:name="T653" style:family="text">
      <style:text-properties fo:font-size="10.50pt" fo:font-weight="normal" fo:font-family="'Liberation Serif'" style:font-family-asian="'Liberation Serif'" style:font-family-complex="'Liberation Serif'" fo:background-color="#1f1f1f" fo:color="#9cdcfe"/>
    </style:style>
    <style:style style:name="T654" style:family="text">
      <style:text-properties fo:font-size="10.50pt" fo:font-weight="normal" fo:font-family="'Liberation Serif'" style:font-family-asian="'Liberation Serif'" style:font-family-complex="'Liberation Serif'" fo:background-color="#1f1f1f" fo:color="#cccccc"/>
    </style:style>
    <style:style style:name="T655" style:family="text">
      <style:text-properties fo:font-size="10.50pt" fo:font-weight="normal" fo:font-family="'Liberation Serif'" style:font-family-asian="'Liberation Serif'" style:font-family-complex="'Liberation Serif'" fo:background-color="#1f1f1f" fo:color="#c586c0"/>
    </style:style>
    <style:style style:name="T656" style:family="text">
      <style:text-properties fo:font-size="10.50pt" fo:font-weight="normal" fo:font-family="'Liberation Serif'" style:font-family-asian="'Liberation Serif'" style:font-family-complex="'Liberation Serif'" fo:background-color="#1f1f1f" fo:color="#cccccc"/>
    </style:style>
    <style:style style:name="T657" style:family="text">
      <style:text-properties fo:font-size="10.50pt" fo:font-weight="normal" fo:font-family="'Liberation Serif'" style:font-family-asian="'Liberation Serif'" style:font-family-complex="'Liberation Serif'" fo:background-color="#1f1f1f" fo:color="#9cdcfe"/>
    </style:style>
    <style:style style:name="T658" style:family="text">
      <style:text-properties fo:font-size="10.50pt" fo:font-weight="normal" fo:font-family="'Liberation Serif'" style:font-family-asian="'Liberation Serif'" style:font-family-complex="'Liberation Serif'" fo:background-color="#1f1f1f" fo:color="#cccccc"/>
    </style:style>
    <style:style style:name="T659" style:family="text">
      <style:text-properties fo:font-size="10.50pt" fo:font-weight="normal" fo:font-family="'Liberation Serif'" style:font-family-asian="'Liberation Serif'" style:font-family-complex="'Liberation Serif'" fo:background-color="#1f1f1f" fo:color="#c586c0"/>
    </style:style>
    <style:style style:name="T660" style:family="text">
      <style:text-properties fo:font-size="10.50pt" fo:font-weight="normal" fo:font-family="'Liberation Serif'" style:font-family-asian="'Liberation Serif'" style:font-family-complex="'Liberation Serif'" fo:background-color="#1f1f1f" fo:color="#cccccc"/>
    </style:style>
    <style:style style:name="T661" style:family="text">
      <style:text-properties fo:font-size="10.50pt" fo:font-weight="normal" fo:font-family="'Liberation Serif'" style:font-family-asian="'Liberation Serif'" style:font-family-complex="'Liberation Serif'" fo:background-color="#1f1f1f" fo:color="#9cdcfe"/>
    </style:style>
    <style:style style:name="T662" style:family="text">
      <style:text-properties fo:font-size="10.50pt" fo:font-weight="normal" fo:font-family="'Liberation Serif'" style:font-family-asian="'Liberation Serif'" style:font-family-complex="'Liberation Serif'" fo:background-color="#1f1f1f" fo:color="#cccccc"/>
    </style:style>
    <style:style style:name="T663" style:family="text">
      <style:text-properties fo:font-size="10.50pt" fo:font-weight="normal" fo:font-family="'Liberation Serif'" style:font-family-asian="'Liberation Serif'" style:font-family-complex="'Liberation Serif'" fo:background-color="#1f1f1f" fo:color="#c586c0"/>
    </style:style>
    <style:style style:name="T664" style:family="text">
      <style:text-properties fo:font-size="10.50pt" fo:font-weight="normal" fo:font-family="'Liberation Serif'" style:font-family-asian="'Liberation Serif'" style:font-family-complex="'Liberation Serif'" fo:background-color="#1f1f1f" fo:color="#cccccc"/>
    </style:style>
    <style:style style:name="T665" style:family="text">
      <style:text-properties fo:font-size="10.50pt" fo:font-weight="normal" fo:font-family="'Liberation Serif'" style:font-family-asian="'Liberation Serif'" style:font-family-complex="'Liberation Serif'" fo:background-color="#1f1f1f" fo:color="#9cdcfe"/>
    </style:style>
    <style:style style:name="T666" style:family="text">
      <style:text-properties fo:font-size="10.50pt" fo:font-weight="normal" fo:font-family="'Liberation Serif'" style:font-family-asian="'Liberation Serif'" style:font-family-complex="'Liberation Serif'" fo:background-color="#1f1f1f" fo:color="#cccccc"/>
    </style:style>
    <style:style style:name="T667" style:family="text">
      <style:text-properties fo:font-size="10.50pt" fo:font-weight="normal" fo:font-family="'Liberation Serif'" style:font-family-asian="'Liberation Serif'" style:font-family-complex="'Liberation Serif'" fo:background-color="#1f1f1f" fo:color="#c586c0"/>
    </style:style>
    <style:style style:name="T668" style:family="text">
      <style:text-properties fo:font-size="10.50pt" fo:font-weight="normal" fo:font-family="'Liberation Serif'" style:font-family-asian="'Liberation Serif'" style:font-family-complex="'Liberation Serif'" fo:background-color="#1f1f1f" fo:color="#cccccc"/>
    </style:style>
    <style:style style:name="T669" style:family="text">
      <style:text-properties fo:font-size="10.50pt" fo:font-weight="normal" fo:font-family="'Liberation Serif'" style:font-family-asian="'Liberation Serif'" style:font-family-complex="'Liberation Serif'" fo:background-color="#1f1f1f" fo:color="#9cdcfe"/>
    </style:style>
    <style:style style:name="T670" style:family="text">
      <style:text-properties fo:font-size="10.50pt" fo:font-weight="normal" fo:font-family="'Liberation Serif'" style:font-family-asian="'Liberation Serif'" style:font-family-complex="'Liberation Serif'" fo:background-color="#1f1f1f" fo:color="#cccccc"/>
    </style:style>
    <style:style style:name="T671" style:family="text">
      <style:text-properties fo:font-size="10.50pt" fo:font-weight="normal" fo:font-family="'Liberation Serif'" style:font-family-asian="'Liberation Serif'" style:font-family-complex="'Liberation Serif'" fo:background-color="#1f1f1f" fo:color="#c586c0"/>
    </style:style>
    <style:style style:name="T672" style:family="text">
      <style:text-properties fo:font-size="10.50pt" fo:font-weight="normal" fo:font-family="'Liberation Serif'" style:font-family-asian="'Liberation Serif'" style:font-family-complex="'Liberation Serif'" fo:background-color="#1f1f1f" fo:color="#cccccc"/>
    </style:style>
    <style:style style:name="T673" style:family="text">
      <style:text-properties fo:font-size="10.50pt" fo:font-weight="normal" fo:font-family="'Liberation Serif'" style:font-family-asian="'Liberation Serif'" style:font-family-complex="'Liberation Serif'" fo:background-color="#1f1f1f" fo:color="#9cdcfe"/>
    </style:style>
    <style:style style:name="T674" style:family="text">
      <style:text-properties fo:font-size="10.50pt" fo:font-weight="normal" fo:font-family="'Liberation Serif'" style:font-family-asian="'Liberation Serif'" style:font-family-complex="'Liberation Serif'" fo:background-color="#1f1f1f" fo:color="#cccccc"/>
    </style:style>
    <style:style style:name="T675" style:family="text">
      <style:text-properties fo:font-size="10.50pt" fo:font-weight="normal" fo:font-family="'Liberation Serif'" style:font-family-asian="'Liberation Serif'" style:font-family-complex="'Liberation Serif'" fo:background-color="#1f1f1f" fo:color="#c586c0"/>
    </style:style>
    <style:style style:name="T676" style:family="text">
      <style:text-properties fo:font-size="10.50pt" fo:font-weight="normal" fo:font-family="'Liberation Serif'" style:font-family-asian="'Liberation Serif'" style:font-family-complex="'Liberation Serif'" fo:background-color="#1f1f1f" fo:color="#cccccc"/>
    </style:style>
    <style:style style:name="T677" style:family="text">
      <style:text-properties fo:font-size="10.50pt" fo:font-weight="normal" fo:font-family="'Liberation Serif'" style:font-family-asian="'Liberation Serif'" style:font-family-complex="'Liberation Serif'" fo:background-color="#1f1f1f" fo:color="#9cdcfe"/>
    </style:style>
    <style:style style:name="T678" style:family="text">
      <style:text-properties fo:font-size="10.50pt" fo:font-weight="normal" fo:font-family="'Liberation Serif'" style:font-family-asian="'Liberation Serif'" style:font-family-complex="'Liberation Serif'" fo:background-color="#1f1f1f" fo:color="#cccccc"/>
    </style:style>
    <style:style style:name="T679" style:family="text">
      <style:text-properties fo:font-size="10.50pt" fo:font-weight="normal" fo:font-family="'Liberation Serif'" style:font-family-asian="'Liberation Serif'" style:font-family-complex="'Liberation Serif'" fo:background-color="#1f1f1f" fo:color="#c586c0"/>
    </style:style>
    <style:style style:name="T680" style:family="text">
      <style:text-properties fo:font-size="10.50pt" fo:font-weight="normal" fo:font-family="'Liberation Serif'" style:font-family-asian="'Liberation Serif'" style:font-family-complex="'Liberation Serif'" fo:background-color="#1f1f1f" fo:color="#cccccc"/>
    </style:style>
    <style:style style:name="T681" style:family="text">
      <style:text-properties fo:font-size="10.50pt" fo:font-weight="normal" fo:font-family="'Liberation Serif'" style:font-family-asian="'Liberation Serif'" style:font-family-complex="'Liberation Serif'" fo:background-color="#1f1f1f" fo:color="#9cdcfe"/>
    </style:style>
    <style:style style:name="T682" style:family="text">
      <style:text-properties fo:font-size="10.50pt" fo:font-weight="normal" fo:font-family="'Liberation Serif'" style:font-family-asian="'Liberation Serif'" style:font-family-complex="'Liberation Serif'" fo:background-color="#1f1f1f" fo:color="#cccccc"/>
    </style:style>
    <style:style style:name="T683" style:family="text">
      <style:text-properties fo:font-size="10.50pt" fo:font-weight="normal" fo:font-family="'Liberation Serif'" style:font-family-asian="'Liberation Serif'" style:font-family-complex="'Liberation Serif'" fo:background-color="#1f1f1f" fo:color="#c586c0"/>
    </style:style>
    <style:style style:name="T684" style:family="text">
      <style:text-properties fo:font-size="10.50pt" fo:font-weight="normal" fo:font-family="'Liberation Serif'" style:font-family-asian="'Liberation Serif'" style:font-family-complex="'Liberation Serif'" fo:background-color="#1f1f1f" fo:color="#cccccc"/>
    </style:style>
    <style:style style:name="T685" style:family="text">
      <style:text-properties fo:font-size="10.50pt" fo:font-weight="normal" fo:font-family="'Liberation Serif'" style:font-family-asian="'Liberation Serif'" style:font-family-complex="'Liberation Serif'" fo:background-color="#1f1f1f" fo:color="#9cdcfe"/>
    </style:style>
    <style:style style:name="T686" style:family="text">
      <style:text-properties fo:font-size="10.50pt" fo:font-weight="normal" fo:font-family="'Liberation Serif'" style:font-family-asian="'Liberation Serif'" style:font-family-complex="'Liberation Serif'" fo:background-color="#1f1f1f" fo:color="#cccccc"/>
    </style:style>
    <style:style style:name="T687" style:family="text">
      <style:text-properties fo:font-size="10.50pt" fo:font-weight="normal" fo:font-family="'Liberation Serif'" style:font-family-asian="'Liberation Serif'" style:font-family-complex="'Liberation Serif'" fo:background-color="#1f1f1f" fo:color="#c586c0"/>
    </style:style>
    <style:style style:name="T688" style:family="text">
      <style:text-properties fo:font-size="10.50pt" fo:font-weight="normal" fo:font-family="'Liberation Serif'" style:font-family-asian="'Liberation Serif'" style:font-family-complex="'Liberation Serif'" fo:background-color="#1f1f1f" fo:color="#cccccc"/>
    </style:style>
    <style:style style:name="T689" style:family="text">
      <style:text-properties fo:font-size="10.50pt" fo:font-weight="normal" fo:font-family="'Liberation Serif'" style:font-family-asian="'Liberation Serif'" style:font-family-complex="'Liberation Serif'" fo:background-color="#1f1f1f" fo:color="#9cdcfe"/>
    </style:style>
    <style:style style:name="T690" style:family="text">
      <style:text-properties fo:font-size="10.50pt" fo:font-weight="normal" fo:font-family="'Liberation Serif'" style:font-family-asian="'Liberation Serif'" style:font-family-complex="'Liberation Serif'" fo:background-color="#1f1f1f" fo:color="#cccccc"/>
    </style:style>
    <style:style style:name="T691" style:family="text">
      <style:text-properties fo:font-size="10.50pt" fo:font-weight="normal" fo:font-family="'Liberation Serif'" style:font-family-asian="'Liberation Serif'" style:font-family-complex="'Liberation Serif'" fo:background-color="#1f1f1f" fo:color="#9cdcfe"/>
    </style:style>
    <style:style style:name="T692" style:family="text">
      <style:text-properties fo:font-size="10.50pt" fo:font-weight="normal" fo:font-family="'Liberation Serif'" style:font-family-asian="'Liberation Serif'" style:font-family-complex="'Liberation Serif'" fo:background-color="#1f1f1f" fo:color="#cccccc"/>
    </style:style>
    <style:style style:name="T693" style:family="text">
      <style:text-properties fo:font-size="10.50pt" fo:font-weight="normal" fo:font-family="'Liberation Serif'" style:font-family-asian="'Liberation Serif'" style:font-family-complex="'Liberation Serif'" fo:background-color="#1f1f1f" fo:color="#c586c0"/>
    </style:style>
    <style:style style:name="T694" style:family="text">
      <style:text-properties fo:font-size="10.50pt" fo:font-weight="normal" fo:font-family="'Liberation Serif'" style:font-family-asian="'Liberation Serif'" style:font-family-complex="'Liberation Serif'" fo:background-color="#1f1f1f" fo:color="#cccccc"/>
    </style:style>
    <style:style style:name="T695" style:family="text">
      <style:text-properties fo:font-size="10.50pt" fo:font-weight="normal" fo:font-family="'Liberation Serif'" style:font-family-asian="'Liberation Serif'" style:font-family-complex="'Liberation Serif'" fo:background-color="#1f1f1f" fo:color="#9cdcfe"/>
    </style:style>
    <style:style style:name="T696" style:family="text">
      <style:text-properties fo:font-size="10.50pt" fo:font-weight="normal" fo:font-family="'Liberation Serif'" style:font-family-asian="'Liberation Serif'" style:font-family-complex="'Liberation Serif'" fo:background-color="#1f1f1f" fo:color="#cccccc"/>
    </style:style>
    <style:style style:name="T697" style:family="text">
      <style:text-properties fo:font-size="10.50pt" fo:font-weight="normal" fo:font-family="'Liberation Serif'" style:font-family-asian="'Liberation Serif'" style:font-family-complex="'Liberation Serif'" fo:background-color="#1f1f1f" fo:color="#c586c0"/>
    </style:style>
    <style:style style:name="T698" style:family="text">
      <style:text-properties fo:font-size="10.50pt" fo:font-weight="normal" fo:font-family="'Liberation Serif'" style:font-family-asian="'Liberation Serif'" style:font-family-complex="'Liberation Serif'" fo:background-color="#1f1f1f" fo:color="#cccccc"/>
    </style:style>
    <style:style style:name="T699" style:family="text">
      <style:text-properties fo:font-size="10.50pt" fo:font-weight="normal" fo:font-family="'Liberation Serif'" style:font-family-asian="'Liberation Serif'" style:font-family-complex="'Liberation Serif'" fo:background-color="#1f1f1f" fo:color="#9cdcfe"/>
    </style:style>
    <style:style style:name="T700" style:family="text">
      <style:text-properties fo:font-size="10.50pt" fo:font-weight="normal" fo:font-family="'Liberation Serif'" style:font-family-asian="'Liberation Serif'" style:font-family-complex="'Liberation Serif'" fo:background-color="#1f1f1f" fo:color="#cccccc"/>
    </style:style>
    <style:style style:name="T701" style:family="text">
      <style:text-properties fo:font-size="10.50pt" fo:font-weight="normal" fo:font-family="'Liberation Serif'" style:font-family-asian="'Liberation Serif'" style:font-family-complex="'Liberation Serif'" fo:background-color="#1f1f1f" fo:color="#c586c0"/>
    </style:style>
    <style:style style:name="T702" style:family="text">
      <style:text-properties fo:font-size="10.50pt" fo:font-weight="normal" fo:font-family="'Liberation Serif'" style:font-family-asian="'Liberation Serif'" style:font-family-complex="'Liberation Serif'" fo:background-color="#1f1f1f" fo:color="#cccccc"/>
    </style:style>
    <style:style style:name="T703" style:family="text">
      <style:text-properties fo:font-size="10.50pt" fo:font-weight="normal" fo:font-family="'Liberation Serif'" style:font-family-asian="'Liberation Serif'" style:font-family-complex="'Liberation Serif'" fo:background-color="#1f1f1f" fo:color="#9cdcfe"/>
    </style:style>
    <style:style style:name="T704" style:family="text">
      <style:text-properties fo:font-size="10.50pt" fo:font-weight="normal" fo:font-family="'Liberation Serif'" style:font-family-asian="'Liberation Serif'" style:font-family-complex="'Liberation Serif'" fo:background-color="#1f1f1f" fo:color="#cccccc"/>
    </style:style>
    <style:style style:name="T705" style:family="text">
      <style:text-properties fo:font-size="10.50pt" fo:font-weight="normal" fo:font-family="'Liberation Serif'" style:font-family-asian="'Liberation Serif'" style:font-family-complex="'Liberation Serif'" fo:background-color="#1f1f1f" fo:color="#c586c0"/>
    </style:style>
    <style:style style:name="T706" style:family="text">
      <style:text-properties fo:font-size="10.50pt" fo:font-weight="normal" fo:font-family="'Liberation Serif'" style:font-family-asian="'Liberation Serif'" style:font-family-complex="'Liberation Serif'" fo:background-color="#1f1f1f" fo:color="#cccccc"/>
    </style:style>
    <style:style style:name="T707" style:family="text">
      <style:text-properties fo:font-size="10.50pt" fo:font-weight="normal" fo:font-family="'Liberation Serif'" style:font-family-asian="'Liberation Serif'" style:font-family-complex="'Liberation Serif'" fo:background-color="#1f1f1f" fo:color="#9cdcfe"/>
    </style:style>
    <style:style style:name="T708" style:family="text">
      <style:text-properties fo:font-size="10.50pt" fo:font-weight="normal" fo:font-family="'Liberation Serif'" style:font-family-asian="'Liberation Serif'" style:font-family-complex="'Liberation Serif'" fo:background-color="#1f1f1f" fo:color="#cccccc"/>
    </style:style>
    <style:style style:name="T709" style:family="text">
      <style:text-properties fo:font-size="10.50pt" fo:font-weight="normal" fo:font-family="'Liberation Serif'" style:font-family-asian="'Liberation Serif'" style:font-family-complex="'Liberation Serif'" fo:background-color="#1f1f1f" fo:color="#c586c0"/>
    </style:style>
    <style:style style:name="T710" style:family="text">
      <style:text-properties fo:font-size="10.50pt" fo:font-weight="normal" fo:font-family="'Liberation Serif'" style:font-family-asian="'Liberation Serif'" style:font-family-complex="'Liberation Serif'" fo:background-color="#1f1f1f" fo:color="#cccccc"/>
    </style:style>
    <style:style style:name="T711" style:family="text">
      <style:text-properties fo:font-size="10.50pt" fo:font-weight="normal" fo:font-family="'Liberation Serif'" style:font-family-asian="'Liberation Serif'" style:font-family-complex="'Liberation Serif'" fo:background-color="#1f1f1f" fo:color="#9cdcfe"/>
    </style:style>
    <style:style style:name="T712" style:family="text">
      <style:text-properties fo:font-size="10.50pt" fo:font-weight="normal" fo:font-family="'Liberation Serif'" style:font-family-asian="'Liberation Serif'" style:font-family-complex="'Liberation Serif'" fo:background-color="#1f1f1f" fo:color="#cccccc"/>
    </style:style>
    <style:style style:name="T713" style:family="text">
      <style:text-properties fo:font-size="10.50pt" fo:font-weight="normal" fo:font-family="'Liberation Serif'" style:font-family-asian="'Liberation Serif'" style:font-family-complex="'Liberation Serif'" fo:background-color="#1f1f1f" fo:color="#c586c0"/>
    </style:style>
    <style:style style:name="T714" style:family="text">
      <style:text-properties fo:font-size="10.50pt" fo:font-weight="normal" fo:font-family="'Liberation Serif'" style:font-family-asian="'Liberation Serif'" style:font-family-complex="'Liberation Serif'" fo:background-color="#1f1f1f" fo:color="#cccccc"/>
    </style:style>
    <style:style style:name="T715" style:family="text">
      <style:text-properties fo:font-size="10.50pt" fo:font-weight="normal" fo:font-family="'Liberation Serif'" style:font-family-asian="'Liberation Serif'" style:font-family-complex="'Liberation Serif'" fo:background-color="#1f1f1f" fo:color="#9cdcfe"/>
    </style:style>
    <style:style style:name="T716" style:family="text">
      <style:text-properties fo:font-size="10.50pt" fo:font-weight="normal" fo:font-family="'Liberation Serif'" style:font-family-asian="'Liberation Serif'" style:font-family-complex="'Liberation Serif'" fo:background-color="#1f1f1f" fo:color="#cccccc"/>
    </style:style>
    <style:style style:name="T717" style:family="text">
      <style:text-properties fo:font-size="10.50pt" fo:font-weight="normal" fo:font-family="'Liberation Serif'" style:font-family-asian="'Liberation Serif'" style:font-family-complex="'Liberation Serif'" fo:background-color="#1f1f1f" fo:color="#c586c0"/>
    </style:style>
    <style:style style:name="T718" style:family="text">
      <style:text-properties fo:font-size="10.50pt" fo:font-weight="normal" fo:font-family="'Liberation Serif'" style:font-family-asian="'Liberation Serif'" style:font-family-complex="'Liberation Serif'" fo:background-color="#1f1f1f" fo:color="#cccccc"/>
    </style:style>
    <style:style style:name="T719" style:family="text">
      <style:text-properties fo:font-size="10.50pt" fo:font-weight="normal" fo:font-family="'Liberation Serif'" style:font-family-asian="'Liberation Serif'" style:font-family-complex="'Liberation Serif'" fo:background-color="#1f1f1f" fo:color="#9cdcfe"/>
    </style:style>
    <style:style style:name="T720" style:family="text">
      <style:text-properties fo:font-size="10.50pt" fo:font-weight="normal" fo:font-family="'Liberation Serif'" style:font-family-asian="'Liberation Serif'" style:font-family-complex="'Liberation Serif'" fo:background-color="#1f1f1f" fo:color="#cccccc"/>
    </style:style>
    <style:style style:name="T721" style:family="text">
      <style:text-properties fo:font-size="10.50pt" fo:font-weight="normal" fo:font-family="'Liberation Serif'" style:font-family-asian="'Liberation Serif'" style:font-family-complex="'Liberation Serif'" fo:background-color="#1f1f1f" fo:color="#c586c0"/>
    </style:style>
    <style:style style:name="T722" style:family="text">
      <style:text-properties fo:font-size="10.50pt" fo:font-weight="normal" fo:font-family="'Liberation Serif'" style:font-family-asian="'Liberation Serif'" style:font-family-complex="'Liberation Serif'" fo:background-color="#1f1f1f" fo:color="#cccccc"/>
    </style:style>
    <style:style style:name="T723" style:family="text">
      <style:text-properties fo:font-size="10.50pt" fo:font-weight="normal" fo:font-family="'Liberation Serif'" style:font-family-asian="'Liberation Serif'" style:font-family-complex="'Liberation Serif'" fo:background-color="#1f1f1f" fo:color="#9cdcfe"/>
    </style:style>
    <style:style style:name="T724" style:family="text">
      <style:text-properties fo:font-size="10.50pt" fo:font-weight="normal" fo:font-family="'Liberation Serif'" style:font-family-asian="'Liberation Serif'" style:font-family-complex="'Liberation Serif'" fo:background-color="#1f1f1f" fo:color="#cccccc"/>
    </style:style>
    <style:style style:name="T725" style:family="text">
      <style:text-properties fo:font-size="10.50pt" fo:font-weight="normal" fo:font-family="'Liberation Serif'" style:font-family-asian="'Liberation Serif'" style:font-family-complex="'Liberation Serif'" fo:background-color="#1f1f1f" fo:color="#c586c0"/>
    </style:style>
    <style:style style:name="T726" style:family="text">
      <style:text-properties fo:font-size="10.50pt" fo:font-weight="normal" fo:font-family="'Liberation Serif'" style:font-family-asian="'Liberation Serif'" style:font-family-complex="'Liberation Serif'" fo:background-color="#1f1f1f" fo:color="#cccccc"/>
    </style:style>
    <style:style style:name="T727" style:family="text">
      <style:text-properties fo:font-size="10.50pt" fo:font-weight="normal" fo:font-family="'Liberation Serif'" style:font-family-asian="'Liberation Serif'" style:font-family-complex="'Liberation Serif'" fo:background-color="#1f1f1f" fo:color="#9cdcfe"/>
    </style:style>
    <style:style style:name="T728" style:family="text">
      <style:text-properties fo:font-size="10.50pt" fo:font-weight="normal" fo:font-family="'Liberation Serif'" style:font-family-asian="'Liberation Serif'" style:font-family-complex="'Liberation Serif'" fo:background-color="#1f1f1f" fo:color="#cccccc"/>
    </style:style>
    <style:style style:name="T729" style:family="text">
      <style:text-properties fo:font-size="10.50pt" fo:font-weight="normal" fo:font-family="'Liberation Serif'" style:font-family-asian="'Liberation Serif'" style:font-family-complex="'Liberation Serif'" fo:background-color="#1f1f1f" fo:color="#c586c0"/>
    </style:style>
    <style:style style:name="T730" style:family="text">
      <style:text-properties fo:font-size="10.50pt" fo:font-weight="normal" fo:font-family="'Liberation Serif'" style:font-family-asian="'Liberation Serif'" style:font-family-complex="'Liberation Serif'" fo:background-color="#1f1f1f" fo:color="#cccccc"/>
    </style:style>
    <style:style style:name="T731" style:family="text">
      <style:text-properties fo:font-size="10.50pt" fo:font-weight="normal" fo:font-family="'Liberation Serif'" style:font-family-asian="'Liberation Serif'" style:font-family-complex="'Liberation Serif'" fo:background-color="#1f1f1f" fo:color="#9cdcfe"/>
    </style:style>
    <style:style style:name="T732" style:family="text">
      <style:text-properties fo:font-size="10.50pt" fo:font-weight="normal" fo:font-family="'Liberation Serif'" style:font-family-asian="'Liberation Serif'" style:font-family-complex="'Liberation Serif'" fo:background-color="#1f1f1f" fo:color="#cccccc"/>
    </style:style>
    <style:style style:name="T733" style:family="text">
      <style:text-properties fo:font-size="10.50pt" fo:font-weight="normal" fo:font-family="'Liberation Serif'" style:font-family-asian="'Liberation Serif'" style:font-family-complex="'Liberation Serif'" fo:background-color="#1f1f1f" fo:color="#c586c0"/>
    </style:style>
    <style:style style:name="T734" style:family="text">
      <style:text-properties fo:font-size="10.50pt" fo:font-weight="normal" fo:font-family="'Liberation Serif'" style:font-family-asian="'Liberation Serif'" style:font-family-complex="'Liberation Serif'" fo:background-color="#1f1f1f" fo:color="#cccccc"/>
    </style:style>
    <style:style style:name="T735" style:family="text">
      <style:text-properties fo:font-size="10.50pt" fo:font-weight="normal" fo:font-family="'Liberation Serif'" style:font-family-asian="'Liberation Serif'" style:font-family-complex="'Liberation Serif'" fo:background-color="#1f1f1f" fo:color="#9cdcfe"/>
    </style:style>
    <style:style style:name="T736" style:family="text">
      <style:text-properties fo:font-size="10.50pt" fo:font-weight="normal" fo:font-family="'Liberation Serif'" style:font-family-asian="'Liberation Serif'" style:font-family-complex="'Liberation Serif'" fo:background-color="#1f1f1f" fo:color="#cccccc"/>
    </style:style>
    <style:style style:name="T737" style:family="text">
      <style:text-properties fo:font-size="10.50pt" fo:font-weight="normal" fo:font-family="'Liberation Serif'" style:font-family-asian="'Liberation Serif'" style:font-family-complex="'Liberation Serif'" fo:background-color="#1f1f1f" fo:color="#c586c0"/>
    </style:style>
    <style:style style:name="T738" style:family="text">
      <style:text-properties fo:font-size="10.50pt" fo:font-weight="normal" fo:font-family="'Liberation Serif'" style:font-family-asian="'Liberation Serif'" style:font-family-complex="'Liberation Serif'" fo:background-color="#1f1f1f" fo:color="#cccccc"/>
    </style:style>
    <style:style style:name="T739" style:family="text">
      <style:text-properties fo:font-size="10.50pt" fo:font-weight="normal" fo:font-family="'Liberation Serif'" style:font-family-asian="'Liberation Serif'" style:font-family-complex="'Liberation Serif'" fo:background-color="#1f1f1f" fo:color="#9cdcfe"/>
    </style:style>
    <style:style style:name="T740" style:family="text">
      <style:text-properties fo:font-size="10.50pt" fo:font-weight="normal" fo:font-family="'Liberation Serif'" style:font-family-asian="'Liberation Serif'" style:font-family-complex="'Liberation Serif'" fo:background-color="#1f1f1f" fo:color="#cccccc"/>
    </style:style>
    <style:style style:name="T741" style:family="text">
      <style:text-properties fo:font-size="10.50pt" fo:font-weight="normal" fo:font-family="'Liberation Serif'" style:font-family-asian="'Liberation Serif'" style:font-family-complex="'Liberation Serif'" fo:background-color="#1f1f1f" fo:color="#c586c0"/>
    </style:style>
    <style:style style:name="T742" style:family="text">
      <style:text-properties fo:font-size="10.50pt" fo:font-weight="normal" fo:font-family="'Liberation Serif'" style:font-family-asian="'Liberation Serif'" style:font-family-complex="'Liberation Serif'" fo:background-color="#1f1f1f" fo:color="#cccccc"/>
    </style:style>
    <style:style style:name="T743" style:family="text">
      <style:text-properties fo:font-size="10.50pt" fo:font-weight="normal" fo:font-family="'Liberation Serif'" style:font-family-asian="'Liberation Serif'" style:font-family-complex="'Liberation Serif'" fo:background-color="#1f1f1f" fo:color="#9cdcfe"/>
    </style:style>
    <style:style style:name="T744" style:family="text">
      <style:text-properties fo:font-size="10.50pt" fo:font-weight="normal" fo:font-family="'Liberation Serif'" style:font-family-asian="'Liberation Serif'" style:font-family-complex="'Liberation Serif'" fo:background-color="#1f1f1f" fo:color="#cccccc"/>
    </style:style>
    <style:style style:name="T745" style:family="text">
      <style:text-properties fo:font-size="10.50pt" fo:font-weight="normal" fo:font-family="'Liberation Serif'" style:font-family-asian="'Liberation Serif'" style:font-family-complex="'Liberation Serif'" fo:background-color="#1f1f1f" fo:color="#c586c0"/>
    </style:style>
    <style:style style:name="T746" style:family="text">
      <style:text-properties fo:font-size="10.50pt" fo:font-weight="normal" fo:font-family="'Liberation Serif'" style:font-family-asian="'Liberation Serif'" style:font-family-complex="'Liberation Serif'" fo:background-color="#1f1f1f" fo:color="#cccccc"/>
    </style:style>
    <style:style style:name="T747" style:family="text">
      <style:text-properties fo:font-size="10.50pt" fo:font-weight="normal" fo:font-family="'Liberation Serif'" style:font-family-asian="'Liberation Serif'" style:font-family-complex="'Liberation Serif'" fo:background-color="#1f1f1f" fo:color="#9cdcfe"/>
    </style:style>
    <style:style style:name="T748" style:family="text">
      <style:text-properties fo:font-size="10.50pt" fo:font-weight="normal" fo:font-family="'Liberation Serif'" style:font-family-asian="'Liberation Serif'" style:font-family-complex="'Liberation Serif'" fo:background-color="#1f1f1f" fo:color="#cccccc"/>
    </style:style>
    <style:style style:name="T749" style:family="text">
      <style:text-properties fo:font-size="10.50pt" fo:font-weight="normal" fo:font-family="'Liberation Serif'" style:font-family-asian="'Liberation Serif'" style:font-family-complex="'Liberation Serif'" fo:background-color="#1f1f1f" fo:color="#c586c0"/>
    </style:style>
    <style:style style:name="T750" style:family="text">
      <style:text-properties fo:font-size="10.50pt" fo:font-weight="normal" fo:font-family="'Liberation Serif'" style:font-family-asian="'Liberation Serif'" style:font-family-complex="'Liberation Serif'" fo:background-color="#1f1f1f" fo:color="#cccccc"/>
    </style:style>
    <style:style style:name="T751" style:family="text">
      <style:text-properties fo:font-size="10.50pt" fo:font-weight="normal" fo:font-family="'Liberation Serif'" style:font-family-asian="'Liberation Serif'" style:font-family-complex="'Liberation Serif'" fo:background-color="#1f1f1f" fo:color="#9cdcfe"/>
    </style:style>
    <style:style style:name="T752" style:family="text">
      <style:text-properties fo:font-size="10.50pt" fo:font-weight="normal" fo:font-family="'Liberation Serif'" style:font-family-asian="'Liberation Serif'" style:font-family-complex="'Liberation Serif'" fo:background-color="#1f1f1f" fo:color="#c586c0"/>
    </style:style>
    <style:style style:name="T753" style:family="text">
      <style:text-properties fo:font-size="11.00pt" fo:font-weight="normal" fo:font-family="Calibri" style:font-family-asian="Calibri" style:font-family-complex="Calibri" fo:background-color="transparent" style:use-window-font-color="true"/>
    </style:style>
    <style:style style:name="T754" style:family="text">
      <style:text-properties fo:font-size="12.00pt" fo:font-weight="bold" fo:font-family="'Liberation Serif'" style:font-family-asian="'Liberation Serif'" style:font-family-complex="'Liberation Serif'" fo:background-color="transparent" style:use-window-font-color="true"/>
    </style:style>
    <style:style style:name="T755" style:family="text">
      <style:text-properties fo:font-size="12.00pt" fo:font-weight="normal" fo:font-family="'Liberation Serif'" style:font-family-asian="'Liberation Serif'" style:font-family-complex="'Liberation Serif'" fo:background-color="transparent" style:use-window-font-color="true"/>
    </style:style>
    <style:style style:name="T756" style:family="text">
      <style:text-properties fo:font-size="12.00pt" fo:font-weight="bold" fo:font-family="'Liberation Serif'" style:font-family-asian="'Liberation Serif'" style:font-family-complex="'Liberation Serif'" fo:background-color="#ffff00" style:use-window-font-color="true"/>
    </style:style>
    <style:style style:name="T757" style:family="text">
      <style:text-properties fo:font-size="12.00pt" fo:font-weight="normal" fo:font-family="'Liberation Serif'" style:font-family-asian="'Liberation Serif'" style:font-family-complex="'Liberation Serif'" fo:background-color="#ffff00" style:use-window-font-color="true"/>
    </style:style>
    <style:style style:name="T758" style:family="text">
      <style:text-properties fo:font-size="12.00pt" fo:font-weight="bold" fo:font-family="'Liberation Serif'" style:font-family-asian="'Liberation Serif'" style:font-family-complex="'Liberation Serif'" fo:background-color="#ffff00" style:use-window-font-color="true"/>
    </style:style>
    <style:style style:name="T759" style:family="text">
      <style:text-properties fo:font-size="12.00pt" fo:font-weight="normal" fo:font-family="'Liberation Serif'" style:font-family-asian="'Liberation Serif'" style:font-family-complex="'Liberation Serif'" fo:background-color="#ffff00" style:use-window-font-color="true"/>
    </style:style>
    <style:style style:name="T760" style:family="text">
      <style:text-properties fo:font-size="12.00pt" fo:font-weight="bold" fo:font-family="'Liberation Serif'" style:font-family-asian="'Liberation Serif'" style:font-family-complex="'Liberation Serif'" fo:background-color="#ffff00" style:use-window-font-color="true"/>
    </style:style>
    <style:style style:name="T761" style:family="text">
      <style:text-properties fo:font-size="12.00pt" fo:font-weight="normal" fo:font-family="'Liberation Serif'" style:font-family-asian="'Liberation Serif'" style:font-family-complex="'Liberation Serif'" fo:background-color="#ffff00" style:use-window-font-color="true"/>
    </style:style>
    <style:style style:name="T762" style:family="text">
      <style:text-properties fo:font-size="12.00pt" fo:font-weight="bold" fo:font-family="'Liberation Serif'" style:font-family-asian="'Liberation Serif'" style:font-family-complex="'Liberation Serif'" fo:background-color="#ffff00" style:use-window-font-color="true"/>
    </style:style>
    <style:style style:name="T763" style:family="text">
      <style:text-properties fo:font-size="12.00pt" fo:font-weight="normal" fo:font-family="'Liberation Serif'" style:font-family-asian="'Liberation Serif'" style:font-family-complex="'Liberation Serif'" fo:background-color="#ffff00" style:use-window-font-color="true"/>
    </style:style>
    <style:style style:name="T764" style:family="text">
      <style:text-properties fo:font-size="11.00pt" fo:font-weight="normal" fo:font-family="Calibri" style:font-family-asian="Calibri" style:font-family-complex="Calibri" fo:background-color="transparent" style:use-window-font-color="true"/>
    </style:style>
    <style:style style:name="T765" style:family="text">
      <style:text-properties fo:font-size="12.00pt" fo:font-weight="normal" fo:font-family="'Liberation Serif'" style:font-family-asian="'Liberation Serif'" style:font-family-complex="'Liberation Serif'" fo:background-color="#ffff00" style:use-window-font-color="true"/>
    </style:style>
    <style:style style:name="T766" style:family="text">
      <style:text-properties fo:font-size="12.00pt" fo:font-weight="normal" fo:font-family="Calibri" style:font-family-asian="Calibri" style:font-family-complex="Calibri" fo:background-color="#ffff00" style:use-window-font-color="true"/>
    </style:style>
    <style:style style:name="T767" style:family="text">
      <style:text-properties fo:font-size="12.00pt" fo:font-weight="normal" fo:font-family="'Liberation Serif'" style:font-family-asian="'Liberation Serif'" style:font-family-complex="'Liberation Serif'" fo:background-color="#ffff00" style:use-window-font-color="true"/>
    </style:style>
    <style:style style:name="T768" style:family="text">
      <style:text-properties fo:font-size="12.00pt" fo:font-weight="normal" fo:font-family="Calibri" style:font-family-asian="Calibri" style:font-family-complex="Calibri" fo:background-color="#ffff00" style:use-window-font-color="true"/>
    </style:style>
    <style:style style:name="T769" style:family="text">
      <style:text-properties fo:font-size="12.00pt" fo:font-weight="normal" fo:font-family="'Liberation Serif'" style:font-family-asian="'Liberation Serif'" style:font-family-complex="'Liberation Serif'" fo:background-color="#ffff00" style:use-window-font-color="true"/>
    </style:style>
    <style:style style:name="T770" style:family="text">
      <style:text-properties fo:font-size="11.00pt" fo:font-weight="normal" fo:font-family="Calibri" style:font-family-asian="Calibri" style:font-family-complex="Calibri" fo:background-color="transparent" style:use-window-font-color="true"/>
    </style:style>
    <style:style style:name="T771" style:family="text">
      <style:text-properties fo:font-size="12.00pt" fo:font-weight="normal" fo:font-family="'Liberation Serif'" style:font-family-asian="'Liberation Serif'" style:font-family-complex="'Liberation Serif'" fo:background-color="#ffff00" style:use-window-font-color="true"/>
    </style:style>
    <style:style style:name="T772" style:family="text">
      <style:text-properties fo:font-size="11.00pt" fo:font-weight="normal" fo:font-family="Calibri" style:font-family-asian="Calibri" style:font-family-complex="Calibri" fo:background-color="transparent" style:use-window-font-color="true"/>
    </style:style>
    <style:style style:name="T773" style:family="text">
      <style:text-properties fo:font-size="12.00pt" fo:font-weight="normal" fo:font-family="'Liberation Serif'" style:font-family-asian="'Liberation Serif'" style:font-family-complex="'Liberation Serif'" fo:background-color="#ffff00"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style:style>
    <style:style style:name="P6" style:family="paragraph">
      <style:paragraph-properties fo:line-height="100.00%" fo:text-align="left" fo:margin-bottom="14.15pt"/>
    </style:style>
    <style:style style:name="P7" style:family="paragraph">
      <style:paragraph-properties fo:line-height="100.00%" fo:text-align="left"/>
    </style:style>
    <style:style style:name="P8" style:family="paragraph">
      <style:paragraph-properties fo:line-height="100.00%" fo:text-align="center"/>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office:automatic-styles>
  <office:body>
    <office:text>
      <text:p text:style-name="P1"><text:span text:style-name="T1">Especificação de Requisitos<text:s/></text:span><text:span text:style-name="T2">– ER</text:span></text:p>
      <text:p text:style-name="P1"><text:span text:style-name="T3"/></text:p>
      <text:p text:style-name="P1"><text:span text:style-name="T4">Sistema de Delícias Gourmet</text:span></text:p>
      <text:p text:style-name="P1"><text:span text:style-name="T5"/></text:p>
      <text:p text:style-name="P1"><text:span text:style-name="T6">1<text:s/></text:span><text:span text:style-name="T7">– Descri</text:span><text:span text:style-name="T8">ção Textual:</text:span></text:p>
      <text:p text:style-name="P1"><text:span text:style-name="T9"/></text:p>
      <text:p text:style-name="P2"><text:span text:style-name="T10">Estudo de Caso: Sistema da ”Delícias Gourmet”.</text:span></text:p>
      <text:p text:style-name="P3"><text:span text:style-name="T11"/></text:p>
      <text:p text:style-name="P3"><text:span text:style-name="T12">Em uma indústria alimentícia chamada &amp;quot;Delícias Gourmet&amp;quot;, o controle de materiais é um processo-chave para</text:span></text:p>
      <text:p text:style-name="P3"><text:span text:style-name="T12">garantir a qualidade e a eficiência dos produtos finais. Nesta história, vamos explorar como diferentes atores</text:span></text:p>
      <text:p text:style-name="P3"><text:span text:style-name="T12">desempenham funções importantes em seus respectivos setores, interagindo e colaborando para manter o sistema de</text:span></text:p>
      <text:p text:style-name="P3"><text:span text:style-name="T12">controle de materiais funcionando sem problemas.</text:span></text:p>
      <text:p text:style-name="P3"><text:span text:style-name="T12">A história começa com João, o gerente de compras, que é responsável por adquirir os ingredientes e os</text:span></text:p>
      <text:p text:style-name="P3"><text:span text:style-name="T12">materiais necessários para a produção dos alimentos. Ele trabalha em estreita colaboração com os fornecedores para</text:span></text:p>
      <text:p text:style-name="P3"><text:span text:style-name="T12">garantir a qualidade dos produtos e negocia os melhores preços para reduzir os custos de produção.</text:span></text:p>
      <text:p text:style-name="P3"><text:span text:style-name="T12">Maria, a supervisora de estoque, trabalha em conjunto com João. Ela é responsável por gerenciar o</text:span></text:p>
      <text:p text:style-name="P3"><text:span text:style-name="T12">armazenamento dos materiais e garantir que todos os itens estejam devidamente organizados e estocados. Quando os</text:span></text:p>
      <text:p text:style-name="P3"><text:span text:style-name="T12">ingredientes e materiais chegam ao armazém, Maria confere e verifica se tudo está em conformidade com os pedidos</text:span></text:p>
      <text:p text:style-name="P3"><text:span text:style-name="T12">feitos por João.</text:span></text:p>
      <text:p text:style-name="P3"><text:span text:style-name="T12">Dentro da fábrica, Pedro, o coordenador de produção, coordena a utilização dos ingredientes e materiais no</text:span></text:p>
      <text:p text:style-name="P3"><text:span text:style-name="T12">processo de fabricação. Ele colabora com Maria para garantir que os itens necessários sejam entregues no momento</text:span></text:p>
      <text:p text:style-name="P3"><text:span text:style-name="T12">certo e na quantidade adequada. Pedro também trabalha com os líderes de cada linha de produção para planejar e</text:span></text:p>
      <text:p text:style-name="P3"><text:span text:style-name="T12">otimizar a utilização dos materiais.</text:span></text:p>
      <text:p text:style-name="P3"><text:span text:style-name="T12">Na área de controle de qualidade, Ana, a analista de qualidade, monitora o processo de produção, verificando</text:span></text:p>
      <text:p text:style-name="P3"><text:span text:style-name="T12">se todos os ingredientes e materiais estão dentro dos padrões exigidos. Ela também é responsável por conduzir</text:span></text:p>
      <text:p text:style-name="P3"><text:span text:style-name="T12">inspeções regulares e garantir que a produção esteja em conformidade com as normas de segurança alimentar e</text:span></text:p>
      <text:p text:style-name="P3"><text:span text:style-name="T12">regulamentações governamentais.</text:span></text:p>
      <text:p text:style-name="P3"><text:span text:style-name="T12">Por fim, a história se completa com Carlos, o responsável pelas vendas e distribuição dos produtos. Ele</text:span></text:p>
      <text:p text:style-name="P3"><text:span text:style-name="T12">coordena a entrega dos produtos acabados aos clientes e mantém um registro de todas as vendas realizadas. Carlos</text:span></text:p>
      <text:p text:style-name="P3"><text:span text:style-name="T12">também fornece informações sobre a demanda do mercado e as preferências dos clientes, o que ajuda João na</text:span></text:p>
      <text:p text:style-name="P3"><text:span text:style-name="T12">seleção de fornecedores e ingredientes para futuras compras.</text:span></text:p>
      <text:p text:style-name="P3"><text:span text:style-name="T12">Esta história ilustra como os diferentes atores em uma indústria alimentícia colaboram e desempenham funções</text:span></text:p>
      <text:p text:style-name="P3"><text:span text:style-name="T12">cruciais para manter o sistema manual de controle de materiais funcionando de forma eficiente. A interdependência</text:span></text:p>
      <text:p text:style-name="P3"><text:span text:style-name="T12">entre as atividades de João, Maria, Pedro, Ana e Carlos é fundamental para garantir que a “Delícias Gourmet”;</text:span></text:p>
      <text:p text:style-name="P3"><text:span text:style-name="T12">mantenha sua reputação de qualidade e satisfação do cliente.</text:span></text:p>
      <text:p text:style-name="P3"><text:span text:style-name="T13"/></text:p>
      <text:p text:style-name="P3"><text:span text:style-name="T13"/></text:p>
      <text:p text:style-name="P3"><text:span text:style-name="T14">2<text:s/></text:span><text:span text:style-name="T15">– O que o sistema deve fazer:</text:span></text:p>
      <text:p text:style-name="P3"><text:span text:style-name="T16"/></text:p>
      <text:p text:style-name="P3"><text:span text:style-name="T17">R1.1:<text:s/></text:span><text:span text:style-name="T18">Consulta de estoque, saldo, quantidade e utilização dos itens</text:span></text:p>
      <text:p text:style-name="P3"><text:span text:style-name="T19"/></text:p>
      <text:p text:style-name="P3"><text:span text:style-name="T20">R1.2:<text:s/></text:span><text:span text:style-name="T21">Caixa para operador e registrador de compras</text:span></text:p>
      <text:p text:style-name="P3"><text:span text:style-name="T22"/></text:p>
      <text:p text:style-name="P3"><text:span text:style-name="T23">R 1.3:<text:s/></text:span><text:span text:style-name="T24">Função para consultar o que deve ser feito e quando deve ser produzido</text:span></text:p>
      <text:p text:style-name="P3"><text:span text:style-name="T25"/></text:p>
      <text:p text:style-name="P3"><text:span text:style-name="T26">R 1.4:<text:s/></text:span><text:span text:style-name="T27">Relatório de entrega de produção</text:span></text:p>
      <text:p text:style-name="P3"><text:span text:style-name="T28"/></text:p>
      <text:p text:style-name="P3"><text:span text:style-name="T29">R 1.5:<text:s/></text:span><text:span text:style-name="T30">Pedido de compra para reposição do estoque e utensílios </text:span></text:p>
      <text:p text:style-name="P3"><text:span text:style-name="T31"/></text:p>
      <text:p text:style-name="P3"><text:span text:style-name="T32">R 1.6:<text:s/></text:span><text:span text:style-name="T33">Estágios dos pedidos (faturado, pendente, em faturamento)</text:span></text:p>
      <text:p text:style-name="P3"><text:span text:style-name="T34"/></text:p>
      <text:p text:style-name="P3"><text:span text:style-name="T35">R 1.7:<text:s/></text:span><text:span text:style-name="T36">Registro de prazo de entrega dos pedidos</text:span></text:p>
      <text:p text:style-name="P3"><text:span text:style-name="T37"/></text:p>
      <text:p text:style-name="P3"><text:span text:style-name="T38">R 1.8:<text:s/></text:span><text:span text:style-name="T39">Avaliação da qualidade dos produtos</text:span></text:p>
      <text:p text:style-name="P3"><text:span text:style-name="T40"/></text:p>
      <text:p text:style-name="P3"><text:span text:style-name="T41">R1.9:<text:s/></text:span><text:span text:style-name="T42">Cadastro dos itens, podendo separar por nome, código, conta de estoque</text:span></text:p>
      <text:p text:style-name="P3"><text:span text:style-name="T43"/></text:p>
      <text:p text:style-name="P3"><text:span text:style-name="T44">R1.10:<text:s/></text:span><text:span text:style-name="T45">Administração dos custos e lucros para venda/produção de cada produto</text:span></text:p>
      <text:p text:style-name="P3"><text:span text:style-name="T46"/></text:p>
      <text:p text:style-name="P3"><text:span text:style-name="T47">R2.1:<text:s/></text:span><text:span text:style-name="T48">Capturar a informação de um item adquirido (código do produto, leitura de código de barras, entrada de código interno</text:span></text:p>
      <text:p text:style-name="P3"><text:span text:style-name="T49"/></text:p>
      <text:p text:style-name="P3"><text:span text:style-name="T50">R2.2:<text:s/></text:span><text:span text:style-name="T51">Reduzir estoque após a venda dos produtos</text:span></text:p>
      <text:p text:style-name="P3"><text:span text:style-name="T52"/></text:p>
      <text:p text:style-name="P3"><text:span text:style-name="T53">R2.3:<text:s/></text:span><text:span text:style-name="T54">Os usuários devem logar no sistema</text:span></text:p>
      <text:p text:style-name="P3"><text:span text:style-name="T55"/></text:p>
      <text:p text:style-name="P3"><text:span text:style-name="T56">R2.4:<text:s/></text:span><text:span text:style-name="T57">Exibir a descrição e o preço do item registrado</text:span></text:p>
      <text:p text:style-name="P3"><text:span text:style-name="T58"/></text:p>
      <text:p text:style-name="P3"><text:span text:style-name="T59">R2.5:<text:s/></text:span><text:span text:style-name="T60">Tratar pagamentos (dinheiro, cartão, cheque, pix)</text:span></text:p>
      <text:p text:style-name="P3"><text:span text:style-name="T61"/></text:p>
      <text:p text:style-name="P3"><text:span text:style-name="T62">R2.6:<text:s/></text:span><text:span text:style-name="T63">Fechamento do caixa e contabilização das vendas do dia</text:span></text:p>
      <text:p text:style-name="P3"><text:span text:style-name="T64"/></text:p>
      <text:p text:style-name="P3"><text:span text:style-name="T65">R2.7:<text:s/></text:span><text:span text:style-name="T66">Ter um tempo de resposta coerente com o processo realizado</text:span></text:p>
      <text:p text:style-name="P3"><text:span text:style-name="T67"/></text:p>
      <text:p text:style-name="P3"><text:span text:style-name="T68">R2.8:<text:s/></text:span><text:span text:style-name="T69">Interface bonita e organizada, facilitando o tempo e forma de uso</text:span></text:p>
      <text:p text:style-name="P3"><text:span text:style-name="T70"/></text:p>
      <text:p text:style-name="P3"><text:span text:style-name="T71">R2.9:<text:s/></text:span><text:span text:style-name="T72">Caso de vendas no convenio(o sistema deve ter o acerto de contas para que os clientes consigam pagar as suas dividas)</text:span></text:p>
      <text:p text:style-name="P3"><text:span text:style-name="T73"/></text:p>
      <text:p text:style-name="P3"><text:span text:style-name="T74">R2.10:<text:s/></text:span><text:span text:style-name="T75">Criar relatórios para que seja possível fazer conferencias de alguns itens, como: estoque, contábil, financeiro)</text:span></text:p>
      <text:p text:style-name="P3"><text:span text:style-name="T76"/></text:p>
      <text:p text:style-name="P3"><text:span text:style-name="T76"/></text:p>
      <text:p text:style-name="P3"><text:span text:style-name="T76"/></text:p>
      <text:p text:style-name="P3"><text:span text:style-name="T77">1.1<text:tab/>Resumo do Projeto</text:span></text:p>
      <text:p text:style-name="P3"><text:span text:style-name="T78">O sistema irá realizar a gestão da parte de compra e venda dos produtos da Delicias Gourmet fornecendo possibilidade</text:span></text:p>
      <text:p text:style-name="P3"><text:span text:style-name="T78">de registro, compra e venda de itens, assim como controle e monitoramento de produção, insumos e qualidade dos</text:span></text:p>
      <text:p text:style-name="P3"><text:span text:style-name="T78">produtos.</text:span></text:p>
      <text:p text:style-name="P3"><text:span text:style-name="T79"/></text:p>
      <text:p text:style-name="P3"><text:span text:style-name="T80">1.2<text:tab/>Plataforma de desenvolvimento</text:span></text:p>
      <text:p text:style-name="P3"><text:span text:style-name="T81">Para o diagrama e modulação do projeto foi utilizado o “puml”. Não foi implementado outra linguagem para o uso deste projeto pelo fato que estamos somente fazendo a modulagem e esboço deste projeto, para que com isso possa ser estudado e avaliado o que o sistema precisa ter para atender a necessidade da empresa Delicias Gourmet</text:span></text:p>
      <text:p text:style-name="P3"><text:span text:style-name="T82"/></text:p>
      <text:p text:style-name="P3"><text:span text:style-name="T83">1.3<text:tab/>Plataforma de operação</text:span></text:p>
      <text:p text:style-name="P3"><text:span text:style-name="T84">A questão das tecnologias devem ser avaliadas qual a necessidade da empresa e o que ela espera usar com o sistema a ser desenvolvido. Toda a questão pode variar de acordo com a forma que será desenvolvida/requisitada pelo sistema e ser analisado o que melhor se adaptará.</text:span></text:p>
      <text:p text:style-name="P3"><text:span text:style-name="T85"/></text:p>
      <text:p text:style-name="P3"><text:span text:style-name="T86">1.4<text:tab/>Definições e siglas</text:span></text:p>
      <text:p text:style-name="P3"><text:span text:style-name="T87">Como este projeto é um projeto base, não foi avaliado todos os termos que será usado pela empresa e o que cada sigla se refere. Isto pode variar muito com o que a empresa presta serviço e qual o seu foco principal, com isso surgindo siglas que geram um melhor entendimento de algum processo da empresa.</text:span></text:p>
      <text:p text:style-name="P3"><text:span text:style-name="T88"/></text:p>
      <text:p text:style-name="P3"><text:span text:style-name="T89">1.5<text:tab/>Perspectiva do produto</text:span></text:p>
      <text:p text:style-name="P3"><text:span text:style-name="T89">1.5.1<text:tab/>Modos de operação</text:span></text:p>
      <text:p text:style-name="P3"><text:span text:style-name="T90">Este ponto também pode variar de acordo com a empresa e sua necessidade. Sobre a questão de back-end pode ser escolhido/sugerido pelo próprio engenheiro de software. O front-end deve estar adaptado com o que a empresa quer que eu entregue (organização do sistema para melhor uso). Caso seja necessário uma aplicação mobile pode ser desenvolvida pela empresa (que possa facilitar algum processo), logicamente tudo isso avaliado com o que a empresa precisa para atender suas demandas.</text:span></text:p>
      <text:p text:style-name="P3"><text:span text:style-name="T91"/></text:p>
      <text:p text:style-name="P3"><text:span text:style-name="T92">1.5.2 Requisitos de adaptação ao ambiente</text:span></text:p>
      <text:p text:style-name="P3"><text:span text:style-name="T93">Este ponto é muito interessante pois será o entre o back-end e o front-end, que o sistema irá fazer automaticamente com cadastros feitos que ao clicar em um “botão” poderá calcular os tributos, alíquotas, ICMS, dentre outros pontos que seria muito trabalhoso fazer manual e que é realizado de forma automática para o sistema </text:span></text:p>
      <text:p text:style-name="P3"><text:span text:style-name="T94"/></text:p>
      <text:p text:style-name="P3"><text:span text:style-name="T95">1.6 Funções do produto</text:span></text:p>
      <text:p text:style-name="P3"><text:span text:style-name="T96">Identificam-se aqui as principais funções que o produto desempenhará, descrevendo de forma</text:span></text:p>
      <text:p text:style-name="P3"><text:span text:style-name="T96">sintética o objetivo de cada uma.</text:span></text:p>
      <text:p text:style-name="P3"><text:span text:style-name="T97">1.7 Características dos usuários</text:span></text:p>
      <text:p text:style-name="P3"><text:span text:style-name="T98">Descrevem-se aqui as principais características dos grupos de usuários esperados para o produto,</text:span></text:p>
      <text:p text:style-name="P3"><text:span text:style-name="T98">tais como cargo ou função, permissão de acesso, frequência de uso, nível de instrução, proficiência no</text:span></text:p>
      <text:p text:style-name="P3"><text:span text:style-name="T98">processo de negócio e proficiência em informática.</text:span></text:p>
      <text:p text:style-name="P3"><text:span text:style-name="T99">1.8 Restrições</text:span></text:p>
      <text:p text:style-name="P3"><text:span text:style-name="T100">Não possui nenhuma restrição no caso da empresa Delicias Gourmet</text:span></text:p>
      <text:p text:style-name="P3"><text:span text:style-name="T101"/></text:p>
      <text:p text:style-name="P3"><text:span text:style-name="T102">1.9 Hipóteses de trabalho</text:span></text:p>
      <text:p text:style-name="P3"><text:span text:style-name="T103">Deve ser avaliado de que forma foi feito o código/programa para que tenha compatibilidade entre o sistema e o meio por onde será acessado</text:span></text:p>
      <text:p text:style-name="P3"><text:span text:style-name="T104">2.1.1 Visão geral</text:span></text:p>
      <text:p text:style-name="P3"><text:span text:style-name="T105">- Registrar itens com compras a serem feitas, compras em andamento e concluída, assim como datas e previsão de chegada dos itens a empresa.</text:span></text:p>
      <text:p text:style-name="P3"><text:span text:style-name="T105">-Calcular valores de compra e negociação.</text:span></text:p>
      <text:p text:style-name="P3"><text:span text:style-name="T105">-Consultar estoque e utilização dos itens.</text:span></text:p>
      <text:p text:style-name="P3"><text:span text:style-name="T105">-Registrar saídas de itens de estoque por meio de código de leitor de código de barras.</text:span></text:p>
      <text:p text:style-name="P3"><text:span text:style-name="T105">-Cadastrar itens de acordo com nome, tipo e funcionalidades.</text:span></text:p>
      <text:p text:style-name="P3"><text:span text:style-name="T105">-Sistema que garanta armazenamento e organização padrão, assim como garantia de busca efetiva no sistema.</text:span></text:p>
      <text:p text:style-name="P3"><text:span text:style-name="T105">-Exibir quantidade de itens em estoque, assim como preço unitário e total.</text:span></text:p>
      <text:p text:style-name="P3"><text:span text:style-name="T105">-Ferramenta de consulta de ordens de serviço para produção.</text:span></text:p>
      <text:p text:style-name="P3"><text:span text:style-name="T105">-Registrar andamento de produção (Iniciado, em andamento, concluído).</text:span></text:p>
      <text:p text:style-name="P3"><text:span text:style-name="T105">- Sistema de estimativa de prazos para entrega de produção.</text:span></text:p>
      <text:p text:style-name="P3"><text:span text:style-name="T105">-Registro de implementações de politicas e procedimentos de garantia de qualidade.</text:span></text:p>
      <text:p text:style-name="P3"><text:span text:style-name="T105">-Ferramenta de validação de analise de qualidade, seguindo um passo a passo padrão. </text:span></text:p>
      <text:p text:style-name="P3"><text:span text:style-name="T105">- Registro de itens e quantidade disponíveis para venda.</text:span></text:p>
      <text:p text:style-name="P3"><text:span text:style-name="T105">- Consulta ao sistema de entrega de produção.</text:span></text:p>
      <text:p text:style-name="P3"><text:span text:style-name="T105">-Registro de vendas a serem feitas, em andamento e vendas concluídas. </text:span></text:p>
      <text:p text:style-name="P3"><text:span text:style-name="T105">-Calcular o total de vendas efetivas, incluindo calculo de impostos e negociações. </text:span></text:p>
      <text:p text:style-name="P3"><text:span text:style-name="T105">-Acesso a informações, contato e registro de empresas vinculadas a venda e distribuição dos produtos. </text:span></text:p>
      <text:p text:style-name="P3"><text:span text:style-name="T106"/></text:p>
      <text:p text:style-name="P3"><text:span text:style-name="T107">2.2<text:tab/>Requisitos específicos</text:span></text:p>
      <text:p text:style-name="P3"><text:span text:style-name="T108">2.2.1<text:tab/>Diagramas de casos de uso</text:span></text:p>
      <text:p text:style-name="P3"><text:span text:style-name="T109"/></text:p>
      <text:p text:style-name="P3"><text:span text:style-name="T110">Caso de uso: <text:tab/></text:span><text:span text:style-name="T111">Compra de Itens</text:span></text:p>
      <text:p text:style-name="P3"><text:span text:style-name="T112">Atores: <text:tab/></text:span><text:span text:style-name="T113">Cliente, Caixa</text:span></text:p>
      <text:p text:style-name="P3"><text:span text:style-name="T114">Tipo:</text:span><text:span text:style-name="T115"><text:s/><text:tab/><text:tab/>Primário e essencial</text:span></text:p>
      <text:p text:style-name="P3"><text:span text:style-name="T116">Descrição:<text:tab/></text:span><text:span text:style-name="T117">Um cliente chega em algum ponto de venda(alguma filial de venda da empresa e <text:tab/><text:tab/>seleciona os itens que deseja comprar. No momento de após o caixa passar os itens, <text:tab/><text:tab/>chega a hora do cliente escolher a forma de pagamento. Após pagamento efetuado, os <text:tab/><text:tab/>produtos serão empacotados e o cliente se deslocará com suas compras para sua<text:tab/><text:tab/><text:tab/>residencia.</text:span></text:p>
      <text:p text:style-name="P3"><text:span text:style-name="T118">Finalidade:<text:s/></text:span><text:span text:style-name="T119"><text:tab/>Registro da venda feita e o pagamentos pelos itens selecionados</text:span></text:p>
      <text:p text:style-name="P3"><text:span text:style-name="T120">Referencias:</text:span><text:span text:style-name="T121"><text:tab/></text:span><text:span text:style-name="T122">Funções:<text:s/></text:span><text:span text:style-name="T123">R1.1, R1.2, R1.6, R1.7, R2.2, R2.3, R2.4, R2.5, R2.6, R2.8, R2.9, R2.10</text:span></text:p>
      <text:p text:style-name="P3"><text:span text:style-name="T124"/></text:p>
      <text:p text:style-name="P3"><text:span text:style-name="T124"/></text:p>
      <text:p text:style-name="P3"><text:span text:style-name="T125">Caso de uso: <text:tab/></text:span><text:span text:style-name="T126">Reposição de Estoque</text:span></text:p>
      <text:p text:style-name="P3"><text:span text:style-name="T127">Atores:<text:tab/></text:span><text:span text:style-name="T128">Gerente de compras, repositor</text:span></text:p>
      <text:p text:style-name="P3"><text:span text:style-name="T129">Tipo:<text:s/></text:span><text:span text:style-name="T130"><text:tab/><text:tab/>Primário e essencial</text:span></text:p>
      <text:p text:style-name="P3"><text:span text:style-name="T131">Descrição:</text:span><text:span text:style-name="T132"><text:s/></text:span><text:span text:style-name="T133"><text:tab/></text:span><text:span text:style-name="T134">Todos os itens que são saídos do estoque serão passados pelo caixa e registrados para <text:tab/><text:tab/>que com isso o sistema possa dar baixa automaticamente no estoque. Em alguns <text:tab/><text:tab/><text:tab/>casos também dar “baixa” nos itens deteriorados ou com algum defeito que o <text:tab/><text:tab/><text:tab/>impossibilite de realizar a venda. Com a diminuição do estoque, avaliar os itens que <text:tab/><text:tab/>devem ser comprados com o relatório gerado pelo sistema. Feito a compra e <text:tab/><text:tab/><text:tab/>repondo o estoque.</text:span></text:p>
      <text:p text:style-name="P3"><text:span text:style-name="T135">Finalidade:</text:span><text:span text:style-name="T136"><text:tab/>Alimentar o estoque para futuras vendas</text:span></text:p>
      <text:p text:style-name="P3"><text:span text:style-name="T137">Referencias:</text:span><text:span text:style-name="T138"><text:tab/></text:span><text:span text:style-name="T139">Funções:<text:s/></text:span><text:span text:style-name="T140">R1.3, R1.4, R1.5, R1.8, R1.9, R2.2</text:span></text:p>
      <text:p text:style-name="P3"><text:span text:style-name="T141"/></text:p>
      <text:p text:style-name="P3"><text:span text:style-name="T141"/></text:p>
      <text:p text:style-name="P3"><text:span text:style-name="T142">Caso de uso:</text:span><text:span text:style-name="T143"><text:tab/>Prestação de contas</text:span></text:p>
      <text:p text:style-name="P3"><text:span text:style-name="T144">Atores:</text:span><text:span text:style-name="T145"><text:tab/>Gerente financeiro</text:span></text:p>
      <text:p text:style-name="P3"><text:span text:style-name="T146">Tipo:<text:s/></text:span><text:span text:style-name="T147"><text:tab/><text:tab/>Primário e essencial</text:span></text:p>
      <text:p text:style-name="P3"><text:span text:style-name="T148">Descrição:</text:span><text:span text:style-name="T149"><text:tab/>A prestação de contas ira abrangir todos os custos que a Delicia Gourmet vai ter <text:tab/><text:tab/><text:tab/>durante todos os seus dias de atendimento. A prestação de contas irá envolver os <text:tab/><text:tab/><text:tab/>custos com a compra de mercadorias, valores gastos com luz, água, funcionários, <text:tab/><text:tab/>custos com transportes e veículos da empresa, além de custos variados (viagem, <text:tab/><text:tab/><text:tab/>reuniões, etc).</text:span></text:p>
      <text:p text:style-name="P3"><text:span text:style-name="T150">Finalidade:<text:tab/></text:span><text:span text:style-name="T151">Prestar as contas da empresa Delicias Gourmet</text:span></text:p>
      <text:p text:style-name="P3"><text:span text:style-name="T152">Referencias:<text:tab/></text:span><text:span text:style-name="T153">Funções: R1.10, R2.1,<text:s/></text:span><text:span text:style-name="T154">R2.10, R2.7, </text:span></text:p>
      <text:p text:style-name="P3"><text:span text:style-name="T155"/></text:p>
      <text:p text:style-name="P3"><text:span text:style-name="T155"/></text:p>
      <text:p text:style-name="P3"><text:span text:style-name="T156">Caso de uso: <text:tab/></text:span><text:span text:style-name="T157">Entrega de compras</text:span></text:p>
      <text:p text:style-name="P3"><text:span text:style-name="T158">Atores:</text:span><text:span text:style-name="T159"><text:tab/>Gerente financeiro</text:span></text:p>
      <text:p text:style-name="P3"><text:span text:style-name="T160">Tipo:<text:s/></text:span><text:span text:style-name="T161"><text:tab/><text:tab/>Primário e essencial</text:span></text:p>
      <text:p text:style-name="P3"><text:span text:style-name="T162">Descrição:</text:span><text:span text:style-name="T163"><text:tab/>A entrega de compras será realizada após os clientes selecionarem os itens que os <text:tab/><text:tab/>mesmos desejam levar e que após a compra não possuem uma forma de leva-los para <text:tab/><text:tab/>sua residencia. A entrega deve ser comprada no momento da compra, onde, o cliente <text:tab/><text:tab/>fara o pagamento somente uma vez e não terá despesas adicionais<text:s text:c="2"/></text:span></text:p>
      <text:p text:style-name="P3"><text:span text:style-name="T164">Finalidade:</text:span><text:span text:style-name="T165"><text:tab/>Entrega dos produtos a domicilio.</text:span></text:p>
      <text:p text:style-name="P3"><text:span text:style-name="T166">Referencias:<text:tab/></text:span><text:span text:style-name="T167">Funções:<text:s/></text:span><text:span text:style-name="T168">R1.4, R1.5, R1.6, R1.7, R2.3</text:span></text:p>
      <text:p text:style-name="P3"><text:span text:style-name="T169"/></text:p>
      <text:p text:style-name="P3"><text:span text:style-name="T169"/></text:p>
      <text:p text:style-name="P3"><text:span text:style-name="T170">2.2.2 Fluxos dos casos de uso</text:span></text:p>
      <text:p text:style-name="P3"><text:span text:style-name="T171">Casos de usos expandidos </text:span></text:p>
      <text:p text:style-name="P4"><text:span text:style-name="T172">Caso de uso 1.</text:span></text:p>
      <text:p text:style-name="P5"><draw:frame text:anchor-type="as-char" svg:width="169.97mm" svg:height="97.58mm" style:rel-width="scale" style:rel-height="scale"><draw:object-ole xlink:href="OleObj1"/><draw:image xlink:href="ObjectReplacements/OleObj1"/></draw:frame><text:span text:style-name="T173"/></text:p>
      <text:p text:style-name="P5"><text:span text:style-name="T174">@startuml</text:span></text:p>
      <text:p text:style-name="P5"><text:span text:style-name="T175">class</text:span><text:span text:style-name="T176"><text:s/></text:span><text:span text:style-name="T177">Restaurante</text:span><text:span text:style-name="T178"><text:s/>{</text:span></text:p>
      <text:p text:style-name="P5"><text:span text:style-name="T179">-<text:s/></text:span><text:span text:style-name="T180">nome: Delicias Gourmet</text:span></text:p>
      <text:p text:style-name="P5"><text:span text:style-name="T181">-<text:s/></text:span><text:span text:style-name="T182">endereço: Fernando Machado</text:span><text:span text:style-name="T183"><text:s/></text:span></text:p>
      <text:p text:style-name="P5"><text:span text:style-name="T184">-<text:s/></text:span><text:span text:style-name="T185">telefone</text:span><text:span text:style-name="T186">:<text:s/></text:span><text:span text:style-name="T187">33213321</text:span></text:p>
      <text:p text:style-name="P5"><text:span text:style-name="T188">}</text:span></text:p>
      <text:p text:style-name="P5"><text:span text:style-name="T189">lass</text:span><text:span text:style-name="T190"><text:s/></text:span><text:span text:style-name="T191">Gerente</text:span><text:span text:style-name="T192"><text:s/>{</text:span></text:p>
      <text:p text:style-name="P5"><text:span text:style-name="T193">-<text:s/></text:span><text:span text:style-name="T194">Salario: R$ 5500</text:span></text:p>
      <text:p text:style-name="P5"><text:span text:style-name="T195">+<text:s/></text:span><text:span text:style-name="T196">Funções administrativas: Não deixar o Delicias Gourmet</text:span></text:p>
      <text:p text:style-name="P5"><text:span text:style-name="T196">virar um restaurante de esquina qualquer.</text:span></text:p>
      <text:p text:style-name="P5"><text:span text:style-name="T197">+<text:s/></text:span><text:span text:style-name="T198">Funções sociais: Passar sempre uma boa</text:span></text:p>
      <text:p text:style-name="P5"><text:span text:style-name="T198">impressão e atrair novos clientes.</text:span></text:p>
      <text:p text:style-name="P5"><text:span text:style-name="T199">}</text:span></text:p>
      <text:p text:style-name="P5"><text:span text:style-name="T200">Package</text:span><text:span text:style-name="T201"><text:s/></text:span><text:span text:style-name="T202">"Funcionários"</text:span><text:span text:style-name="T203">{ </text:span></text:p>
      <text:p text:style-name="P5"><text:span text:style-name="T204">class</text:span><text:span text:style-name="T205"><text:s/></text:span><text:span text:style-name="T206">Encarregado</text:span><text:span text:style-name="T207"><text:s/>{</text:span></text:p>
      <text:p text:style-name="P5"><text:span text:style-name="T208">-<text:s/></text:span><text:span text:style-name="T209">Salario R$ 3000</text:span></text:p>
      <text:p text:style-name="P5"><text:span text:style-name="T210">-</text:span><text:span text:style-name="T211">Fuções: Não deixar que os setores</text:span><text:span text:style-name="T212"><text:s/></text:span></text:p>
      <text:p text:style-name="P5"><text:span text:style-name="T213">virem uma zona.</text:span><text:span text:style-name="T214"><text:s/></text:span></text:p>
      <text:p text:style-name="P5"><text:span text:style-name="T215">class Estocador {</text:span></text:p>
      <text:p text:style-name="P5"><text:span text:style-name="T216">-<text:s/></text:span><text:span text:style-name="T217">turno</text:span><text:span text:style-name="T218">:<text:s/></text:span><text:span text:style-name="T219">string</text:span></text:p>
      <text:p text:style-name="P5"><text:span text:style-name="T220">+<text:s/></text:span><text:span text:style-name="T221">getTurno</text:span><text:span text:style-name="T222">():<text:s/></text:span><text:span text:style-name="T223">string</text:span></text:p>
      <text:p text:style-name="P5"><text:span text:style-name="T224">+<text:s/></text:span><text:span text:style-name="T225">setTurno(turno: string): void</text:span></text:p>
      <text:p text:style-name="P5"><text:span text:style-name="T226">}</text:span></text:p>
      <text:p text:style-name="P5"><text:span text:style-name="T227">package</text:span><text:span text:style-name="T228"><text:s/></text:span><text:span text:style-name="T229">"Cozinha"</text:span><text:span text:style-name="T230"><text:s/>{ </text:span></text:p>
      <text:p text:style-name="P5"><text:span text:style-name="T231">class</text:span><text:span text:style-name="T232"><text:s/></text:span><text:span text:style-name="T233">"Chefe De Cozinha"</text:span><text:span text:style-name="T234">{</text:span></text:p>
      <text:p text:style-name="P5"><text:span text:style-name="T235"/></text:p>
      <text:p text:style-name="P5"><text:span text:style-name="T236">-</text:span><text:span text:style-name="T237">salario</text:span><text:span text:style-name="T238">:<text:s/></text:span><text:span text:style-name="T239">4150</text:span></text:p>
      <text:p text:style-name="P5"><text:span text:style-name="T240">Funções: Gerenciar os cozinheiros e</text:span><text:span text:style-name="T241"><text:s/></text:span></text:p>
      <text:p text:style-name="P5"><text:span text:style-name="T242">formular o cardapio juntamente com a nutricionista</text:span></text:p>
      <text:p text:style-name="P5"><text:span text:style-name="T243">}</text:span></text:p>
      <text:p text:style-name="P5"><text:span text:style-name="T244">class</text:span><text:span text:style-name="T245"><text:s/></text:span><text:span text:style-name="T246">"Nutricionista"</text:span><text:span text:style-name="T247">{</text:span></text:p>
      <text:p text:style-name="P5"><text:span text:style-name="T248">-</text:span><text:span text:style-name="T249">salario</text:span><text:span text:style-name="T250">:<text:s/></text:span><text:span text:style-name="T251">3500</text:span></text:p>
      <text:p text:style-name="P5"><text:span text:style-name="T252">Funções: Escolher as melhores opções de</text:span><text:span text:style-name="T253"><text:s/></text:span></text:p>
      <text:p text:style-name="P5"><text:span text:style-name="T254">cardápio.</text:span></text:p>
      <text:p text:style-name="P5"><text:span text:style-name="T255">}</text:span></text:p>
      <text:p text:style-name="P5"><text:span text:style-name="T256">class</text:span><text:span text:style-name="T257"><text:s/></text:span><text:span text:style-name="T258">"Cozinheiros"</text:span><text:span text:style-name="T259">{</text:span></text:p>
      <text:p text:style-name="P5"><text:span text:style-name="T260">-</text:span><text:span text:style-name="T261">salario</text:span><text:span text:style-name="T262">:<text:s/></text:span><text:span text:style-name="T263">1350</text:span></text:p>
      <text:p text:style-name="P5"><text:span text:style-name="T264">Funções: Fazer a comida.</text:span></text:p>
      <text:p text:style-name="P5"><text:span text:style-name="T265">}</text:span></text:p>
      <text:p text:style-name="P5"><text:span text:style-name="T266">class</text:span><text:span text:style-name="T267"><text:s/></text:span><text:span text:style-name="T268">"Garçom"</text:span><text:span text:style-name="T269">{</text:span></text:p>
      <text:p text:style-name="P5"><text:span text:style-name="T270">-</text:span><text:span text:style-name="T271">salario</text:span><text:span text:style-name="T272">:<text:s/></text:span><text:span text:style-name="T273">1350</text:span></text:p>
      <text:p text:style-name="P5"><text:span text:style-name="T274">Funções: Levar a comida até as pessoas.</text:span></text:p>
      <text:p text:style-name="P5"><text:span text:style-name="T275">}</text:span></text:p>
      <text:p text:style-name="P5"><text:span text:style-name="T275">}</text:span></text:p>
      <text:p text:style-name="P5"><text:span text:style-name="T276">Package</text:span><text:span text:style-name="T277"><text:s/></text:span><text:span text:style-name="T278">"Atendentes"</text:span><text:span text:style-name="T279">{</text:span></text:p>
      <text:p text:style-name="P5"><text:span text:style-name="T280">class</text:span><text:span text:style-name="T281"><text:s/></text:span><text:span text:style-name="T282">"Barman"</text:span><text:span text:style-name="T283">{</text:span></text:p>
      <text:p text:style-name="P5"><text:span text:style-name="T284">-</text:span><text:span text:style-name="T285">salario</text:span><text:span text:style-name="T286">:<text:s/></text:span><text:span text:style-name="T287">1350</text:span></text:p>
      <text:p text:style-name="P5"><text:span text:style-name="T288">-</text:span><text:span text:style-name="T289">Função: Proporcionar uma ótima experiencia</text:span><text:span text:style-name="T290"><text:s/></text:span></text:p>
      <text:p text:style-name="P5"><text:span text:style-name="T291">com bebidas em geral.</text:span></text:p>
      <text:p text:style-name="P5"><text:span text:style-name="T292">}</text:span></text:p>
      <text:p text:style-name="P5"><text:span text:style-name="T293">class</text:span><text:span text:style-name="T294"><text:s/></text:span><text:span text:style-name="T295">"Recepcionista"</text:span><text:span text:style-name="T296">{</text:span></text:p>
      <text:p text:style-name="P5"><text:span text:style-name="T297">-</text:span><text:span text:style-name="T298">salario</text:span><text:span text:style-name="T299">:<text:s/></text:span><text:span text:style-name="T300">1350</text:span></text:p>
      <text:p text:style-name="P5"><text:span text:style-name="T301">-</text:span><text:span text:style-name="T302">Função: Direcionar os clientes</text:span></text:p>
      <text:p text:style-name="P5"><text:span text:style-name="T302">para o local reservado.</text:span></text:p>
      <text:p text:style-name="P5"><text:span text:style-name="T303">}</text:span></text:p>
      <text:p text:style-name="P5"><text:span text:style-name="T304">class</text:span><text:span text:style-name="T305"><text:s/></text:span><text:span text:style-name="T306">"Atendente de caixa"</text:span><text:span text:style-name="T307">{</text:span></text:p>
      <text:p text:style-name="P5"><text:span text:style-name="T308">-</text:span><text:span text:style-name="T309">salario</text:span><text:span text:style-name="T310">:<text:s/></text:span><text:span text:style-name="T311">1350</text:span></text:p>
      <text:p text:style-name="P5"><text:span text:style-name="T312">-</text:span><text:span text:style-name="T313">Função: Cobrar os clientes na saida</text:span></text:p>
      <text:p text:style-name="P5"><text:span text:style-name="T314">}</text:span></text:p>
      <text:p text:style-name="P5"><text:span text:style-name="T314">}</text:span></text:p>
      <text:p text:style-name="P5"><text:span text:style-name="T314">}</text:span></text:p>
      <text:p text:style-name="P5"><text:span text:style-name="T315">"Chefe De Cozinha"</text:span><text:span text:style-name="T316"><text:s/></text:span><text:span text:style-name="T317">--</text:span><text:span text:style-name="T318"><text:s/></text:span><text:span text:style-name="T319">Garçom</text:span></text:p>
      <text:p text:style-name="P5"><text:span text:style-name="T320">"Chefe De Cozinha"</text:span><text:span text:style-name="T321"><text:s/></text:span><text:span text:style-name="T322">--</text:span><text:span text:style-name="T323"><text:s/></text:span><text:span text:style-name="T324">Cozinheiros</text:span></text:p>
      <text:p text:style-name="P5"><text:span text:style-name="T325">"Chefe De Cozinha"</text:span><text:span text:style-name="T326"><text:s/></text:span><text:span text:style-name="T327">--</text:span><text:span text:style-name="T328"><text:s/></text:span><text:span text:style-name="T329">Nutricionista</text:span></text:p>
      <text:p text:style-name="P5"><text:span text:style-name="T329">Encarregado</text:span><text:span text:style-name="T330"><text:s/></text:span><text:span text:style-name="T331">--&gt;</text:span><text:span text:style-name="T332"><text:s/>"</text:span><text:span text:style-name="T333">Chefe</text:span><text:span text:style-name="T334"><text:s/></text:span><text:span text:style-name="T335">De</text:span><text:span text:style-name="T336"><text:s/></text:span><text:span text:style-name="T337">Cozinha</text:span><text:span text:style-name="T338">"</text:span></text:p>
      <text:p text:style-name="P5"><text:span text:style-name="T339">Encarregado</text:span><text:span text:style-name="T340"><text:s/></text:span><text:span text:style-name="T341">--&gt;</text:span><text:span text:style-name="T342"><text:s/></text:span><text:span text:style-name="T343">Atendentes</text:span></text:p>
      <text:p text:style-name="P5"><text:span text:style-name="T343">Restaurante</text:span><text:span text:style-name="T344"><text:s/></text:span><text:span text:style-name="T345">--</text:span><text:span text:style-name="T346"><text:s/></text:span><text:span text:style-name="T347">Gerente</text:span></text:p>
      <text:p text:style-name="P6"><text:span text:style-name="T347">Gerente</text:span><text:span text:style-name="T348"><text:s/></text:span><text:span text:style-name="T349">--&gt;</text:span><text:span text:style-name="T350"><text:s/></text:span><text:span text:style-name="T351">Encarregado</text:span></text:p>
      <text:p text:style-name="P6"><text:span text:style-name="T352">@enduml</text:span></text:p>
      <text:p text:style-name="P7"><text:span text:style-name="T353"/></text:p>
      <text:p text:style-name="P7"><text:span text:style-name="T353"/></text:p>
      <text:p text:style-name="P7"><text:span text:style-name="T353"/></text:p>
      <text:p text:style-name="P7"><text:span text:style-name="T353"/></text:p>
      <text:p text:style-name="P7"><text:span text:style-name="T353"/></text:p>
      <text:p text:style-name="P7"><text:span text:style-name="T353"/></text:p>
      <text:p text:style-name="P8"><text:span text:style-name="T354">Caso de uso 2.</text:span></text:p>
      <text:p text:style-name="P9"><draw:frame text:anchor-type="as-char" svg:width="169.97mm" svg:height="101.60mm" style:rel-width="scale" style:rel-height="scale"><draw:object-ole xlink:href="OleObj2"/><draw:image xlink:href="ObjectReplacements/OleObj2"/></draw:frame><text:span text:style-name="T355"/></text:p>
      <text:p text:style-name="P9"><text:span text:style-name="T356">@startuml</text:span></text:p>
      <text:p text:style-name="P9"><text:span text:style-name="T357">left to right direction</text:span></text:p>
      <text:p text:style-name="P9"><text:span text:style-name="T357">scale<text:s/></text:span><text:span text:style-name="T358">1.2</text:span></text:p>
      <text:p text:style-name="P9"><text:span text:style-name="T359">skinparam</text:span><text:span text:style-name="T360"><text:s/></text:span><text:span text:style-name="T361">ArrowColor</text:span><text:span text:style-name="T362"><text:s/></text:span><text:span text:style-name="T363">Black</text:span></text:p>
      <text:p text:style-name="P9"><text:span text:style-name="T364">skinparam</text:span><text:span text:style-name="T365"><text:s/></text:span><text:span text:style-name="T366">BackgroundColor</text:span><text:span text:style-name="T367"><text:s/></text:span><text:span text:style-name="T368">#White/LightGrey</text:span></text:p>
      <text:p text:style-name="P9"><text:span text:style-name="T369">skinparam</text:span><text:span text:style-name="T370"><text:s/></text:span><text:span text:style-name="T371">actor</text:span><text:span text:style-name="T372"><text:s/>{</text:span></text:p>
      <text:p text:style-name="P9"><text:span text:style-name="T373">BorderColor</text:span><text:span text:style-name="T374"><text:s/></text:span><text:span text:style-name="T375">Black</text:span></text:p>
      <text:p text:style-name="P9"><text:span text:style-name="T376">BackgroundColor</text:span><text:span text:style-name="T377">&lt;&lt;author&gt;&gt;</text:span><text:span text:style-name="T378"><text:s/></text:span><text:span text:style-name="T379">Tomato</text:span></text:p>
      <text:p text:style-name="P9"><text:span text:style-name="T380">BackgroundColor</text:span><text:span text:style-name="T381">&lt;&lt;assignee&gt;&gt;</text:span><text:span text:style-name="T382"><text:s/></text:span><text:span text:style-name="T383">DeepSkyBlue</text:span></text:p>
      <text:p text:style-name="P9"><text:span text:style-name="T384">}</text:span></text:p>
      <text:p text:style-name="P9"><text:span text:style-name="T385">skinparam</text:span><text:span text:style-name="T386"><text:s/></text:span><text:span text:style-name="T387">control</text:span><text:span text:style-name="T388"><text:s/>{</text:span></text:p>
      <text:p text:style-name="P9"><text:span text:style-name="T389">BackgroundColor</text:span><text:span text:style-name="T390"><text:s/></text:span><text:span text:style-name="T391">Tomato</text:span></text:p>
      <text:p text:style-name="P9"><text:span text:style-name="T392">BorderColor</text:span><text:span text:style-name="T393"><text:s/></text:span><text:span text:style-name="T394">Black</text:span></text:p>
      <text:p text:style-name="P9"><text:span text:style-name="T395">}</text:span></text:p>
      <text:p text:style-name="P9"><text:span text:style-name="T396">skinparam</text:span><text:span text:style-name="T397"><text:s/></text:span><text:span text:style-name="T398">rectangle</text:span><text:span text:style-name="T399"><text:s/>{</text:span></text:p>
      <text:p text:style-name="P9"><text:span text:style-name="T400">BackgroundColor</text:span><text:span text:style-name="T401"><text:s/></text:span><text:span text:style-name="T402">#MistyRose</text:span></text:p>
      <text:p text:style-name="P9"><text:span text:style-name="T403">BackgroundColor</text:span><text:span text:style-name="T404">&lt;&lt;project&gt;&gt;</text:span><text:span text:style-name="T405"><text:s/></text:span><text:span text:style-name="T406">PHYSICAL</text:span></text:p>
      <text:p text:style-name="P9"><text:span text:style-name="T407">BackgroundColor</text:span><text:span text:style-name="T408">&lt;&lt;subproject&gt;&gt;</text:span><text:span text:style-name="T409"><text:s/></text:span><text:span text:style-name="T410">PaleGreen</text:span></text:p>
      <text:p text:style-name="P9"><text:span text:style-name="T411">BackgroundColor</text:span><text:span text:style-name="T412">&lt;&lt;group&gt;&gt;</text:span><text:span text:style-name="T413"><text:s/></text:span><text:span text:style-name="T414">Thistle</text:span></text:p>
      <text:p text:style-name="P9"><text:span text:style-name="T415">BackgroundColor</text:span><text:span text:style-name="T416">&lt;&lt;property&gt;&gt;</text:span><text:span text:style-name="T417"><text:s/></text:span><text:span text:style-name="T418">LightBlue</text:span></text:p>
      <text:p text:style-name="P9"><text:span text:style-name="T419">}</text:span></text:p>
      <text:p text:style-name="P9"><text:span text:style-name="T420">skinparam</text:span><text:span text:style-name="T421"><text:s/></text:span><text:span text:style-name="T422">file</text:span><text:span text:style-name="T423"><text:s/>{</text:span></text:p>
      <text:p text:style-name="P9"><text:span text:style-name="T424">BackgroundColor</text:span><text:span text:style-name="T425">&lt;&lt;&gt;&gt;<text:s/></text:span><text:span text:style-name="T426">LightGreen</text:span></text:p>
      <text:p text:style-name="P9"><text:span text:style-name="T427">}</text:span></text:p>
      <text:p text:style-name="P9"><text:span text:style-name="T428">actor</text:span><text:span text:style-name="T429"><text:s/></text:span><text:span text:style-name="T430">"Gerente Geral"</text:span><text:span text:style-name="T431"><text:s/></text:span><text:span text:style-name="T432">as</text:span><text:span text:style-name="T433"><text:s/></text:span><text:span text:style-name="T434">pm</text:span></text:p>
      <text:p text:style-name="P9"><text:span text:style-name="T435">actor</text:span><text:span text:style-name="T436"><text:s/></text:span><text:span text:style-name="T437">"Gerente de caixa"</text:span><text:span text:style-name="T438"><text:s/></text:span><text:span text:style-name="T439">as</text:span><text:span text:style-name="T440"><text:s/></text:span><text:span text:style-name="T441">Developer</text:span></text:p>
      <text:p text:style-name="P9"><text:span text:style-name="T442">file</text:span><text:span text:style-name="T443"><text:s/></text:span><text:span text:style-name="T444">" DELICIAS GOURMET"</text:span><text:span text:style-name="T445"><text:s/>&lt;&lt;</text:span><text:span text:style-name="T446">Restaurante</text:span><text:span text:style-name="T447">&gt;&gt;<text:s/></text:span><text:span text:style-name="T448">as</text:span><text:span text:style-name="T449"><text:s/></text:span><text:span text:style-name="T450">todo</text:span></text:p>
      <text:p text:style-name="P9"><text:span text:style-name="T451">rectangle</text:span><text:span text:style-name="T452"><text:s/></text:span><text:span text:style-name="T453">"vendas"</text:span><text:span text:style-name="T454"><text:s/></text:span><text:span text:style-name="T455">as</text:span><text:span text:style-name="T456"><text:s/></text:span><text:span text:style-name="T457">tnt</text:span></text:p>
      <text:p text:style-name="P9"><text:span text:style-name="T458">rectangle</text:span><text:span text:style-name="T459"><text:s/></text:span><text:span text:style-name="T460">Analista</text:span></text:p>
      <text:p text:style-name="P9"><text:span text:style-name="T461">rectangle</text:span><text:span text:style-name="T462"><text:s/></text:span><text:span text:style-name="T463">Estocadora</text:span></text:p>
      <text:p text:style-name="P9"><text:span text:style-name="T464">rectangle</text:span><text:span text:style-name="T465"><text:s/></text:span><text:span text:style-name="T466">Encarregado</text:span></text:p>
      <text:p text:style-name="P9"><text:span text:style-name="T467">rectangle</text:span><text:span text:style-name="T468"><text:s/></text:span><text:span text:style-name="T469">Função1</text:span><text:span text:style-name="T470"><text:s/>&lt;&lt;</text:span><text:span text:style-name="T471">Supervisionar</text:span><text:span text:style-name="T472"><text:s/></text:span><text:span text:style-name="T473">equipe</text:span><text:span text:style-name="T474"><text:s/></text:span><text:span text:style-name="T475">responsável</text:span><text:span text:style-name="T476"><text:s/></text:span><text:span text:style-name="T477">pelo</text:span><text:span text:style-name="T478"><text:s/></text:span><text:span text:style-name="T479">estoque</text:span><text:span text:style-name="T480"><text:s/></text:span><text:span text:style-name="T481">e</text:span><text:span text:style-name="T482"><text:s/></text:span><text:span text:style-name="T483">organização</text:span><text:span text:style-name="T484">.&gt;&gt;</text:span></text:p>
      <text:p text:style-name="P9"><text:span text:style-name="T485">Rectangle</text:span><text:span text:style-name="T486"><text:s/></text:span><text:span text:style-name="T487">Função2</text:span><text:span text:style-name="T488"><text:s/>&lt;&lt;</text:span><text:span text:style-name="T489">nívelar</text:span><text:span text:style-name="T490"><text:s/></text:span><text:span text:style-name="T491">itens</text:span><text:span text:style-name="T492"><text:s/></text:span><text:span text:style-name="T493">do</text:span><text:span text:style-name="T494"><text:s/></text:span><text:span text:style-name="T495">estoque</text:span><text:span text:style-name="T496">&gt;&gt;</text:span></text:p>
      <text:p text:style-name="P9"><text:span text:style-name="T497">Rectangle</text:span><text:span text:style-name="T498"><text:s/></text:span><text:span text:style-name="T499">Função3</text:span><text:span text:style-name="T500"><text:s/>&lt;&lt;</text:span><text:span text:style-name="T501">Planejar</text:span><text:span text:style-name="T502"><text:s/></text:span><text:span text:style-name="T503">organização</text:span><text:span text:style-name="T504"><text:s/></text:span><text:span text:style-name="T505">da</text:span><text:span text:style-name="T506"><text:s/></text:span><text:span text:style-name="T507">produção</text:span><text:span text:style-name="T508">&gt;&gt;</text:span></text:p>
      <text:p text:style-name="P9"><text:span text:style-name="T509">Rectangle</text:span><text:span text:style-name="T510"><text:s/></text:span><text:span text:style-name="T511">Função4</text:span><text:span text:style-name="T512"><text:s/>&lt;&lt;</text:span><text:span text:style-name="T513">Supervisionar</text:span><text:span text:style-name="T514"><text:s/></text:span><text:span text:style-name="T515">a</text:span><text:span text:style-name="T516"><text:s/></text:span><text:span text:style-name="T517">equipe</text:span><text:span text:style-name="T518"><text:s/></text:span><text:span text:style-name="T519">de</text:span><text:span text:style-name="T520"><text:s/></text:span><text:span text:style-name="T521">produção</text:span><text:span text:style-name="T522">&gt;&gt;</text:span></text:p>
      <text:p text:style-name="P9"><text:span text:style-name="T523">Rectangle</text:span><text:span text:style-name="T524"><text:s/></text:span><text:span text:style-name="T525">Função5</text:span><text:span text:style-name="T526"><text:s/>&lt;&lt;</text:span><text:span text:style-name="T527">Gerenciar</text:span><text:span text:style-name="T528"><text:s/></text:span><text:span text:style-name="T529">processos</text:span><text:span text:style-name="T530"><text:s/></text:span><text:span text:style-name="T531">de</text:span><text:span text:style-name="T532"><text:s/></text:span><text:span text:style-name="T533">produção</text:span><text:span text:style-name="T534">&gt;&gt;</text:span></text:p>
      <text:p text:style-name="P9"><text:span text:style-name="T535">Rectangle</text:span><text:span text:style-name="T536"><text:s/></text:span><text:span text:style-name="T537">Função6</text:span><text:span text:style-name="T538"><text:s/>&lt;&lt;</text:span><text:span text:style-name="T539">Desenvolver</text:span><text:span text:style-name="T540"><text:s/></text:span><text:span text:style-name="T541">e</text:span><text:span text:style-name="T542"><text:s/></text:span><text:span text:style-name="T543">implementar</text:span><text:span text:style-name="T544"><text:s/></text:span><text:span text:style-name="T545">politicas</text:span><text:span text:style-name="T546"><text:s/></text:span><text:span text:style-name="T547">e</text:span><text:span text:style-name="T548"><text:s/></text:span><text:span text:style-name="T549">procedimentos</text:span><text:span text:style-name="T550"><text:s/></text:span><text:span text:style-name="T551">de</text:span><text:span text:style-name="T552"><text:s/></text:span><text:span text:style-name="T553">garantia</text:span><text:span text:style-name="T554"><text:s/></text:span><text:span text:style-name="T555">de</text:span><text:span text:style-name="T556"><text:s/></text:span><text:span text:style-name="T557">qualidade</text:span><text:span text:style-name="T558">&gt;&gt;</text:span></text:p>
      <text:p text:style-name="P9"><text:span text:style-name="T559">Rectangle</text:span><text:span text:style-name="T560"><text:s/></text:span><text:span text:style-name="T561">Função7</text:span><text:span text:style-name="T562"><text:s/>&lt;&lt;</text:span><text:span text:style-name="T563">Realizar</text:span><text:span text:style-name="T564"><text:s/></text:span><text:span text:style-name="T565">processos</text:span><text:span text:style-name="T566"><text:s/></text:span><text:span text:style-name="T567">avaliativos</text:span><text:span text:style-name="T568"><text:s/></text:span><text:span text:style-name="T569">de</text:span><text:span text:style-name="T570"><text:s/></text:span><text:span text:style-name="T571">garantia</text:span><text:span text:style-name="T572"><text:s/></text:span><text:span text:style-name="T573">de</text:span><text:span text:style-name="T574"><text:s/></text:span><text:span text:style-name="T575">qualidade</text:span><text:span text:style-name="T576">&gt;&gt;</text:span></text:p>
      <text:p text:style-name="P9"><text:span text:style-name="T577">Rectangle</text:span><text:span text:style-name="T578"><text:s/></text:span><text:span text:style-name="T579">Função8</text:span><text:span text:style-name="T580"><text:s/>&lt;&lt;</text:span><text:span text:style-name="T581">Desenvolver</text:span><text:span text:style-name="T582"><text:s/></text:span><text:span text:style-name="T583">estratégias</text:span><text:span text:style-name="T584"><text:s/></text:span><text:span text:style-name="T585">de</text:span><text:span text:style-name="T586"><text:s/></text:span><text:span text:style-name="T587">venda</text:span><text:span text:style-name="T588"><text:s/></text:span><text:span text:style-name="T589">e</text:span><text:span text:style-name="T590"><text:s/></text:span><text:span text:style-name="T591">distribuição</text:span><text:span text:style-name="T592">&gt;&gt;</text:span></text:p>
      <text:p text:style-name="P9"><text:span text:style-name="T593">Rectangle</text:span><text:span text:style-name="T594"><text:s/></text:span><text:span text:style-name="T595">Função9</text:span><text:span text:style-name="T596"><text:s/>&lt;&lt;</text:span><text:span text:style-name="T597">Gerenciar</text:span><text:span text:style-name="T598"><text:s/></text:span><text:span text:style-name="T599">recursos</text:span><text:span text:style-name="T600"><text:s/></text:span><text:span text:style-name="T601">para</text:span><text:span text:style-name="T602"><text:s/></text:span><text:span text:style-name="T603">alavancar</text:span><text:span text:style-name="T604"><text:s/></text:span><text:span text:style-name="T605">compras</text:span><text:span text:style-name="T606">&gt;&gt;</text:span></text:p>
      <text:p text:style-name="P9"><text:span text:style-name="T607">Rectangle</text:span><text:span text:style-name="T608"><text:s/></text:span><text:span text:style-name="T609">Função10</text:span><text:span text:style-name="T610"><text:s/>&lt;&lt;</text:span><text:span text:style-name="T611">Administrar</text:span><text:span text:style-name="T612"><text:s/></text:span><text:span text:style-name="T613">a</text:span><text:span text:style-name="T614"><text:s/></text:span><text:span text:style-name="T615">distribuição</text:span><text:span text:style-name="T616"><text:s/></text:span><text:span text:style-name="T617">de</text:span><text:span text:style-name="T618"><text:s/></text:span><text:span text:style-name="T619">produtos</text:span><text:span text:style-name="T620">&gt;&gt;</text:span></text:p>
      <text:p text:style-name="P9"><text:span text:style-name="T621">package</text:span><text:span text:style-name="T622"><text:s/></text:span><text:span text:style-name="T623">"Gerente geral"</text:span><text:span text:style-name="T624">{</text:span></text:p>
      <text:p text:style-name="P9"><text:span text:style-name="T625">usecase</text:span><text:span text:style-name="T626"><text:s/></text:span><text:span text:style-name="T627">"Mandar em todos"</text:span><text:span text:style-name="T628"><text:s/></text:span><text:span text:style-name="T629">as</text:span><text:span text:style-name="T630"><text:s/></text:span><text:span text:style-name="T631">MT</text:span></text:p>
      <text:p text:style-name="P9"><text:span text:style-name="T632">}</text:span></text:p>
      <text:p text:style-name="P9"><text:span text:style-name="T633">package</text:span><text:span text:style-name="T634"><text:s/></text:span><text:span text:style-name="T635">"Gerente de caixa"</text:span><text:span text:style-name="T636">{</text:span></text:p>
      <text:p text:style-name="P9"><text:span text:style-name="T637">usecase</text:span><text:span text:style-name="T638"><text:s/></text:span><text:span text:style-name="T639">"Cuidar dos funcionários em geral"</text:span><text:span text:style-name="T640"><text:s/></text:span><text:span text:style-name="T641">as</text:span><text:span text:style-name="T642"><text:s/></text:span><text:span text:style-name="T643">MQT</text:span></text:p>
      <text:p text:style-name="P9"><text:span text:style-name="T644">}</text:span></text:p>
      <text:p text:style-name="P9"><text:span text:style-name="T645">pm</text:span><text:span text:style-name="T646"><text:s/></text:span><text:span text:style-name="T647">--</text:span><text:span text:style-name="T648"><text:s/></text:span><text:span text:style-name="T649">MT</text:span></text:p>
      <text:p text:style-name="P9"><text:span text:style-name="T649">Developer</text:span><text:span text:style-name="T650"><text:s/></text:span><text:span text:style-name="T651">--</text:span><text:span text:style-name="T652"><text:s/></text:span><text:span text:style-name="T653">MQT</text:span></text:p>
      <text:p text:style-name="P9"><text:span text:style-name="T653">todo</text:span><text:span text:style-name="T654"><text:s/></text:span><text:span text:style-name="T655">--&gt;</text:span><text:span text:style-name="T656"><text:s/></text:span><text:span text:style-name="T657">pm</text:span></text:p>
      <text:p text:style-name="P9"><text:span text:style-name="T657">todo</text:span><text:span text:style-name="T658"><text:s/></text:span><text:span text:style-name="T659">--&gt;</text:span><text:span text:style-name="T660"><text:s/></text:span><text:span text:style-name="T661">Developer</text:span></text:p>
      <text:p text:style-name="P9"><text:span text:style-name="T661">todo</text:span><text:span text:style-name="T662"><text:s/></text:span><text:span text:style-name="T663">--&gt;</text:span><text:span text:style-name="T664"><text:s/></text:span><text:span text:style-name="T665">tnt</text:span></text:p>
      <text:p text:style-name="P9"><text:span text:style-name="T665">todo</text:span><text:span text:style-name="T666"><text:s/></text:span><text:span text:style-name="T667">--&gt;</text:span><text:span text:style-name="T668"><text:s/></text:span><text:span text:style-name="T669">Analista</text:span></text:p>
      <text:p text:style-name="P9"><text:span text:style-name="T669">todo</text:span><text:span text:style-name="T670"><text:s/></text:span><text:span text:style-name="T671">--&gt;</text:span><text:span text:style-name="T672"><text:s/></text:span><text:span text:style-name="T673">Estocadora</text:span></text:p>
      <text:p text:style-name="P9"><text:span text:style-name="T673">todo</text:span><text:span text:style-name="T674"><text:s/></text:span><text:span text:style-name="T675">--&gt;</text:span><text:span text:style-name="T676"><text:s/></text:span><text:span text:style-name="T677">Encarregado</text:span></text:p>
      <text:p text:style-name="P9"><text:span text:style-name="T677">Maria</text:span><text:span text:style-name="T678"><text:s/></text:span><text:span text:style-name="T679">--</text:span><text:span text:style-name="T680"><text:s/></text:span><text:span text:style-name="T681">Função2</text:span></text:p>
      <text:p text:style-name="P9"><text:span text:style-name="T681">Maria</text:span><text:span text:style-name="T682"><text:s/></text:span><text:span text:style-name="T683">--</text:span><text:span text:style-name="T684"><text:s/></text:span><text:span text:style-name="T685">Função1</text:span></text:p>
      <text:p text:style-name="P9"><text:span text:style-name="T685">Jose</text:span><text:span text:style-name="T686"><text:s/></text:span><text:span text:style-name="T687">--</text:span><text:span text:style-name="T688"><text:s/></text:span><text:span text:style-name="T689">Função3</text:span><text:span text:style-name="T690"><text:s/></text:span></text:p>
      <text:p text:style-name="P9"><text:span text:style-name="T691">Jose</text:span><text:span text:style-name="T692"><text:s/></text:span><text:span text:style-name="T693">--</text:span><text:span text:style-name="T694"><text:s/></text:span><text:span text:style-name="T695">Função4</text:span></text:p>
      <text:p text:style-name="P9"><text:span text:style-name="T695">Jose</text:span><text:span text:style-name="T696"><text:s/></text:span><text:span text:style-name="T697">--</text:span><text:span text:style-name="T698"><text:s/></text:span><text:span text:style-name="T699">Função5</text:span></text:p>
      <text:p text:style-name="P9"><text:span text:style-name="T699">João</text:span><text:span text:style-name="T700"><text:s/></text:span><text:span text:style-name="T701">--</text:span><text:span text:style-name="T702"><text:s/></text:span><text:span text:style-name="T703">Função6</text:span></text:p>
      <text:p text:style-name="P9"><text:span text:style-name="T703">João</text:span><text:span text:style-name="T704"><text:s/></text:span><text:span text:style-name="T705">--</text:span><text:span text:style-name="T706"><text:s/></text:span><text:span text:style-name="T707">Função7</text:span></text:p>
      <text:p text:style-name="P9"><text:span text:style-name="T707">Eduardo</text:span><text:span text:style-name="T708"><text:s/></text:span><text:span text:style-name="T709">--</text:span><text:span text:style-name="T710"><text:s/></text:span><text:span text:style-name="T711">Função8</text:span></text:p>
      <text:p text:style-name="P9"><text:span text:style-name="T711">Eduardo</text:span><text:span text:style-name="T712"><text:s/></text:span><text:span text:style-name="T713">--</text:span><text:span text:style-name="T714"><text:s/></text:span><text:span text:style-name="T715">Função9</text:span></text:p>
      <text:p text:style-name="P9"><text:span text:style-name="T715">Eduardo</text:span><text:span text:style-name="T716"><text:s/></text:span><text:span text:style-name="T717">--</text:span><text:span text:style-name="T718"><text:s/></text:span><text:span text:style-name="T719">Função10</text:span></text:p>
      <text:p text:style-name="P9"><text:span text:style-name="T719">tnt</text:span><text:span text:style-name="T720"><text:s/></text:span><text:span text:style-name="T721">--</text:span><text:span text:style-name="T722"><text:s/></text:span><text:span text:style-name="T723">Eduardo</text:span></text:p>
      <text:p text:style-name="P9"><text:span text:style-name="T723">Analista</text:span><text:span text:style-name="T724"><text:s/></text:span><text:span text:style-name="T725">--</text:span><text:span text:style-name="T726"><text:s/></text:span><text:span text:style-name="T727">João</text:span></text:p>
      <text:p text:style-name="P9"><text:span text:style-name="T727">Estocadora</text:span><text:span text:style-name="T728"><text:s/></text:span><text:span text:style-name="T729">--</text:span><text:span text:style-name="T730"><text:s/></text:span><text:span text:style-name="T731">Maria</text:span></text:p>
      <text:p text:style-name="P9"><text:span text:style-name="T731">Encarregado</text:span><text:span text:style-name="T732"><text:s/></text:span><text:span text:style-name="T733">--</text:span><text:span text:style-name="T734"><text:s/></text:span><text:span text:style-name="T735">Jose</text:span></text:p>
      <text:p text:style-name="P9"><text:span text:style-name="T735">MQT</text:span><text:span text:style-name="T736"><text:s/></text:span><text:span text:style-name="T737">--&gt;</text:span><text:span text:style-name="T738"><text:s/></text:span><text:span text:style-name="T739">Eduardo</text:span></text:p>
      <text:p text:style-name="P9"><text:span text:style-name="T739">MQT</text:span><text:span text:style-name="T740"><text:s/></text:span><text:span text:style-name="T741">--&gt;</text:span><text:span text:style-name="T742"><text:s/></text:span><text:span text:style-name="T743">João</text:span></text:p>
      <text:p text:style-name="P9"><text:span text:style-name="T743">MQT</text:span><text:span text:style-name="T744"><text:s/></text:span><text:span text:style-name="T745">--&gt;</text:span><text:span text:style-name="T746"><text:s/></text:span><text:span text:style-name="T747">Maria</text:span></text:p>
      <text:p text:style-name="P9"><text:span text:style-name="T747">MQT</text:span><text:span text:style-name="T748"><text:s/></text:span><text:span text:style-name="T749">--&gt;</text:span><text:span text:style-name="T750"><text:s/></text:span><text:span text:style-name="T751">Jose</text:span></text:p>
      <text:p text:style-name="P9"><text:span text:style-name="T752">@enduml</text:span></text:p>
      <text:p text:style-name="P9"><text:span text:style-name="T753"/></text:p>
      <text:p text:style-name="P10"><draw:frame text:anchor-type="as-char" svg:width="146.47mm" svg:height="86.57mm" style:rel-width="scale" style:rel-height="scale"><draw:object-ole xlink:href="OleObj3"/><draw:image xlink:href="ObjectReplacements/OleObj3"/></draw:frame><text:span text:style-name="T753"/></text:p>
      <text:p text:style-name="P11"><text:span text:style-name="T753"/></text:p>
      <text:p text:style-name="P11"><text:span text:style-name="T753"/></text:p>
      <text:p text:style-name="P11"><text:span text:style-name="T753"/></text:p>
      <text:p text:style-name="P11"><text:span text:style-name="T754">2.3 Requisitos não-funcionais</text:span></text:p>
      <text:p text:style-name="P11"><text:span text:style-name="T754">2.3.1 Requisitos de desempenho</text:span></text:p>
      <text:p text:style-name="P11"><text:span text:style-name="T755">O desempenho vai variar de como será feito o programa e da forma que irá ser executado, podendo variar o nivel de exigencia quando pensado em desnvolvimento web ou desktop</text:span></text:p>
      <text:p text:style-name="P11"><text:span text:style-name="T755"/></text:p>
      <text:p text:style-name="P11"><text:span text:style-name="T756">2.3.2 Requisitos de dados persistentes</text:span></text:p>
      <text:p text:style-name="P11"><text:span text:style-name="T757">Descrevem-se aqui estruturas lógicas de dados persistentes (que mantém seu valor após a</text:span></text:p>
      <text:p text:style-name="P11"><text:span text:style-name="T757">execução do programa) que sejam usadas pelo produto. Cada estrutura de dados pode ser, por exemplo,</text:span></text:p>
      <text:p text:style-name="P11"><text:span text:style-name="T757">um arquivo convencional ou uma tabela em um banco de dados.</text:span></text:p>
      <text:p text:style-name="P11"><text:span text:style-name="T757">INCLUIR AQUI O MODELO DE BANCO DE DADOS</text:span></text:p>
      <text:p text:style-name="P11"><text:span text:style-name="T758">2.3.3 Restrições ao desenho</text:span></text:p>
      <text:p text:style-name="P11"><text:span text:style-name="T759">Restrições de projeto impostas por padrões externos, com influência da legislação..</text:span></text:p>
      <text:p text:style-name="P11"><text:span text:style-name="T760">2.3.4 Atributos de Qualidade</text:span></text:p>
      <text:p text:style-name="P11"><text:span text:style-name="T761">Indica os atributos de qualidade, seguindo as características e subcaracterísticas recomendadas</text:span></text:p>
      <text:p text:style-name="P11"><text:span text:style-name="T761">pela norma ISO-9126.</text:span></text:p>
      <text:p text:style-name="P11"><text:span text:style-name="T762">3 Análise de UCP</text:span></text:p>
      <text:p text:style-name="P11"><text:span text:style-name="T763">As tabelas de escopo de valor do produto e tempo de desenvolvimento com Use Case Points - UCP.</text:span></text:p>
      <text:p text:style-name="P11"><text:span text:style-name="T764"/></text:p>
      <text:p text:style-name="P11"><text:span text:style-name="T765">Referências:</text:span></text:p>
      <text:p text:style-name="P11"><text:span text:style-name="T765">IEEE Std. 830<text:s/></text:span><text:span text:style-name="T766">– 1993. IEEE Recommended Practice for Software Requirements Specifications.</text:span></text:p>
      <text:p text:style-name="P11"><text:span text:style-name="T767">IEEE ISO/IEC/IEEE 29148<text:s/></text:span><text:span text:style-name="T768">– 2011. IEEE Systems and software engineering — Life cycle processes —</text:span></text:p>
      <text:p text:style-name="P11"><text:span text:style-name="T769">Requirements engineering</text:span></text:p>
      <text:p text:style-name="P11"><text:span text:style-name="T770"/></text:p>
      <text:p text:style-name="P11"><text:span text:style-name="T771">OBSERVAÇÃO: Os itens deste modelo de especificação, recomendado pela IEEE, poderão ser</text:span></text:p>
      <text:p text:style-name="P11"><text:span text:style-name="T772"/></text:p>
      <text:p text:style-name="P11"><text:span text:style-name="T773">complementados com novos itens caso sejam justificávei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